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369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478cm"/>
    </style:style>
    <style:style style:name="co20" style:family="table-column">
      <style:table-column-properties fo:break-before="auto" style:column-width="1.124cm"/>
    </style:style>
    <style:style style:name="co21" style:family="table-column">
      <style:table-column-properties fo:break-before="auto" style:column-width="2.323cm"/>
    </style:style>
    <style:style style:name="co22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fo:border="0.06pt solid #000000" style:rotation-align="none"/>
    </style:style>
    <style:style style:name="ce5" style:family="table-cell" style:parent-style-name="Default" style:data-style-name="N105">
      <style:table-cell-properties fo:border="0.06pt solid #000000"/>
    </style:style>
    <style:style style:name="ce6" style:family="table-cell" style:parent-style-name="Default" style:data-style-name="N2">
      <style:table-cell-properties fo:border="0.06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104">
      <style:table-cell-properties fo:border="0.06pt solid #000000" style:rotation-align="none"/>
    </style:style>
    <style:style style:name="ce9" style:family="table-cell" style:parent-style-name="Default" style:data-style-name="N104">
      <style:table-cell-properties fo:border="0.06pt solid #000000"/>
    </style:style>
    <style:style style:name="ce10" style:family="table-cell" style:parent-style-name="Default" style:data-style-name="N104"/>
    <style:style style:name="ce11" style:family="table-cell" style:parent-style-name="Default" style:data-style-name="N105">
      <style:table-cell-properties style:rotation-align="none"/>
    </style:style>
    <style:style style:name="ce12" style:family="table-cell" style:parent-style-name="Default" style:data-style-name="N105">
      <style:table-cell-properties fo:background-color="#ffff00"/>
    </style:style>
    <style:style style:name="ce13" style:family="table-cell" style:parent-style-name="Default" style:data-style-name="N2">
      <style:table-cell-properties style:rotation-align="none"/>
    </style:style>
    <style:style style:name="ce14" style:family="table-cell" style:parent-style-name="Default" style:data-style-name="N2">
      <style:table-cell-properties fo:background-color="#ffff00"/>
    </style:style>
    <style:style style:name="ce15" style:family="table-cell" style:parent-style-name="Default" style:data-style-name="N104">
      <style:table-cell-properties style:rotation-align="none"/>
    </style:style>
    <style:style style:name="ce16" style:family="table-cell" style:parent-style-name="Default" style:data-style-name="N104">
      <style:table-cell-properties fo:background-color="#ffff00"/>
    </style:style>
    <style:style style:name="ce17" style:family="table-cell" style:parent-style-name="Default" style:data-style-name="N61"/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ce19" style:family="table-cell" style:parent-style-name="Default" style:data-style-name="N105">
      <style:table-cell-properties style:rotation-align="none"/>
      <style:text-properties style:text-underline-style="solid" style:text-underline-width="auto" style:text-underline-color="font-color"/>
    </style:style>
    <style:style style:name="ce20" style:family="table-cell" style:parent-style-name="Default" style:data-style-name="N2">
      <style:table-cell-properties style:rotation-align="none"/>
      <style:text-properties style:text-underline-style="solid" style:text-underline-width="auto" style:text-underline-color="font-color"/>
    </style:style>
    <style:style style:name="ce21" style:family="table-cell" style:parent-style-name="Default" style:data-style-name="N104">
      <style:table-cell-properties style:rotation-align="none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6" table:default-cell-style-name="ce10"/>
        <table:table-column table:style-name="co7" table:default-cell-style-name="ce10"/>
        <table:table-column table:style-name="co9" table:default-cell-style-name="ce10"/>
        <table:table-column table:style-name="co10" table:default-cell-style-name="ce7"/>
        <table:table-column table:style-name="co9" table:default-cell-style-name="Default"/>
        <table:table-column table:style-name="co11" table:number-columns-repeated="3" table:default-cell-style-name="Default"/>
        <table:table-row table:style-name="ro1">
          <table:table-cell table:style-name="ce1" table:number-columns-repeated="2"/>
          <table:table-cell table:style-name="ce4" office:value-type="string" calcext:value-type="string">
            <text:p>Ejemplos</text:p>
          </table:table-cell>
          <table:table-cell table:style-name="ce4" office:value-type="string" calcext:value-type="string">
            <text:p>Patrones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TestNC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%NC</text:p>
          </table:table-cell>
          <table:table-cell table:style-name="ce8" office:value-type="string" calcext:value-type="string">
            <text:p>T_Train</text:p>
          </table:table-cell>
          <table:table-cell table:style-name="ce8" office:value-type="string" calcext:value-type="string">
            <text:p>T_Test</text:p>
          </table:table-cell>
          <table:table-cell table:style-name="ce8" office:value-type="string" calcext:value-type="string">
            <text:p>T_CPU_Test</text:p>
          </table:table-cell>
          <table:table-cell table:style-name="ce4" office:value-type="string" calcext:value-type="string">
            <text:p>Infer/Exampl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Grupo A</text:p>
          </table:table-cell>
          <table:table-cell table:style-name="ce1" office:value-type="string" calcext:value-type="string">
            <text:p>Peso 1</text:p>
          </table:table-cell>
          <table:table-cell table:style-name="ce5" table:formula="of:=[$Hoja2.E2]" office:value-type="float" office:value="6299.15384615385" calcext:value-type="float">
            <text:p>6299,2</text:p>
          </table:table-cell>
          <table:table-cell table:style-name="ce5" table:formula="of:=[$Hoja2.F2]" office:value-type="float" office:value="158.646153846154" calcext:value-type="float">
            <text:p>158,6</text:p>
          </table:table-cell>
          <table:table-cell table:style-name="ce6" table:formula="of:=[$Hoja2.G2]" office:value-type="float" office:value="84.5633769230769" calcext:value-type="float">
            <text:p>84,56</text:p>
          </table:table-cell>
          <table:table-cell table:style-name="ce6" table:formula="of:=[$Hoja2.H2]" office:value-type="float" office:value="15.4366292307692" calcext:value-type="float">
            <text:p>15,44</text:p>
          </table:table-cell>
          <table:table-cell table:style-name="ce6" table:formula="of:=[$Hoja2.I2]" office:value-type="float" office:value="49.0464615384615" calcext:value-type="float">
            <text:p>49,05</text:p>
          </table:table-cell>
          <table:table-cell table:style-name="ce6" table:formula="of:=[$Hoja2.J2]" office:value-type="float" office:value="49.1044823076923" calcext:value-type="float">
            <text:p>49,10</text:p>
          </table:table-cell>
          <table:table-cell table:style-name="ce6" table:formula="of:=[$Hoja2.K2]" office:value-type="float" office:value="50.8955153846154" calcext:value-type="float">
            <text:p>50,90</text:p>
          </table:table-cell>
          <table:table-cell table:style-name="ce6" table:formula="of:=[$Hoja2.L2]" office:value-type="float" office:value="0.707051" calcext:value-type="float">
            <text:p>0,71</text:p>
          </table:table-cell>
          <table:table-cell table:style-name="ce9" table:formula="of:=[$Hoja2.M2]" office:value-type="float" office:value="0.0506402230769231" calcext:value-type="float">
            <text:p>0,05064</text:p>
          </table:table-cell>
          <table:table-cell table:style-name="ce9" table:formula="of:=[$Hoja2.N2]" office:value-type="float" office:value="0" calcext:value-type="float">
            <text:p>0,00000</text:p>
          </table:table-cell>
          <table:table-cell table:style-name="ce9" table:formula="of:=[$Hoja2.O2]" office:value-type="float" office:value="0.00717773076923077" calcext:value-type="float">
            <text:p>0,00718</text:p>
          </table:table-cell>
          <table:table-cell table:style-name="ce6" table:formula="of:=[$Hoja2.P2]" office:value-type="float" office:value="1.13947538741467" calcext:value-type="float">
            <text:p>1,14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5" table:formula="of:=[$Hoja3.E2]" office:value-type="float" office:value="6299.15384615385" calcext:value-type="float">
            <text:p>6299,2</text:p>
          </table:table-cell>
          <table:table-cell table:style-name="ce5" table:formula="of:=[$Hoja3.F2]" office:value-type="float" office:value="166.253846153846" calcext:value-type="float">
            <text:p>166,3</text:p>
          </table:table-cell>
          <table:table-cell table:style-name="ce6" table:formula="of:=[$Hoja3.G2]" office:value-type="float" office:value="84.5633769230769" calcext:value-type="float">
            <text:p>84,56</text:p>
          </table:table-cell>
          <table:table-cell table:style-name="ce6" table:formula="of:=[$Hoja3.H2]" office:value-type="float" office:value="15.4366292307692" calcext:value-type="float">
            <text:p>15,44</text:p>
          </table:table-cell>
          <table:table-cell table:style-name="ce6" table:formula="of:=[$Hoja3.I2]" office:value-type="float" office:value="49.0965538461538" calcext:value-type="float">
            <text:p>49,10</text:p>
          </table:table-cell>
          <table:table-cell table:style-name="ce6" table:formula="of:=[$Hoja3.J2]" office:value-type="float" office:value="49.0965538461538" calcext:value-type="float">
            <text:p>49,10</text:p>
          </table:table-cell>
          <table:table-cell table:style-name="ce6" table:formula="of:=[$Hoja3.K2]" office:value-type="float" office:value="50.9034461538462" calcext:value-type="float">
            <text:p>50,90</text:p>
          </table:table-cell>
          <table:table-cell table:style-name="ce6" table:formula="of:=[$Hoja3.L2]" office:value-type="float" office:value="0" calcext:value-type="float">
            <text:p>0,00</text:p>
          </table:table-cell>
          <table:table-cell table:style-name="ce9" table:formula="of:=[$Hoja3.M2]" office:value-type="float" office:value="0.0499914153846154" calcext:value-type="float">
            <text:p>0,04999</text:p>
          </table:table-cell>
          <table:table-cell table:style-name="ce9" table:formula="of:=[$Hoja3.N2]" office:value-type="float" office:value="0" calcext:value-type="float">
            <text:p>0,00000</text:p>
          </table:table-cell>
          <table:table-cell table:style-name="ce9" table:formula="of:=[$Hoja3.O2]" office:value-type="float" office:value="0.00724166923076923" calcext:value-type="float">
            <text:p>0,00724</text:p>
          </table:table-cell>
          <table:table-cell table:style-name="ce6" table:formula="of:=[$Hoja3.P2]" office:value-type="float" office:value="1.14962571285521" calcext:value-type="float">
            <text:p>1,15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5" table:formula="of:=[$Hoja4.E2]" office:value-type="float" office:value="6299.15384615385" calcext:value-type="float">
            <text:p>6299,2</text:p>
          </table:table-cell>
          <table:table-cell table:style-name="ce5" table:formula="of:=[$Hoja4.F2]" office:value-type="float" office:value="166.253846153846" calcext:value-type="float">
            <text:p>166,3</text:p>
          </table:table-cell>
          <table:table-cell table:style-name="ce6" table:formula="of:=[$Hoja4.G2]" office:value-type="float" office:value="84.5633769230769" calcext:value-type="float">
            <text:p>84,56</text:p>
          </table:table-cell>
          <table:table-cell table:style-name="ce6" table:formula="of:=[$Hoja4.H2]" office:value-type="float" office:value="15.4366292307692" calcext:value-type="float">
            <text:p>15,44</text:p>
          </table:table-cell>
          <table:table-cell table:style-name="ce6" table:formula="of:=[$Hoja4.I2]" office:value-type="float" office:value="49.3656846153846" calcext:value-type="float">
            <text:p>49,37</text:p>
          </table:table-cell>
          <table:table-cell table:style-name="ce6" table:formula="of:=[$Hoja4.J2]" office:value-type="float" office:value="49.3656846153846" calcext:value-type="float">
            <text:p>49,37</text:p>
          </table:table-cell>
          <table:table-cell table:style-name="ce6" table:formula="of:=[$Hoja4.K2]" office:value-type="float" office:value="50.6343153846154" calcext:value-type="float">
            <text:p>50,63</text:p>
          </table:table-cell>
          <table:table-cell table:style-name="ce6" table:formula="of:=[$Hoja4.L2]" office:value-type="float" office:value="0" calcext:value-type="float">
            <text:p>0,00</text:p>
          </table:table-cell>
          <table:table-cell table:style-name="ce9" table:formula="of:=[$Hoja4.M2]" office:value-type="float" office:value="0.0506113461538462" calcext:value-type="float">
            <text:p>0,05061</text:p>
          </table:table-cell>
          <table:table-cell table:style-name="ce9" table:formula="of:=[$Hoja4.N2]" office:value-type="float" office:value="0" calcext:value-type="float">
            <text:p>0,00000</text:p>
          </table:table-cell>
          <table:table-cell table:style-name="ce9" table:formula="of:=[$Hoja4.O2]" office:value-type="float" office:value="0.00751326923076923" calcext:value-type="float">
            <text:p>0,00751</text:p>
          </table:table-cell>
          <table:table-cell table:style-name="ce6" table:formula="of:=[$Hoja4.P2]" office:value-type="float" office:value="1.19274261500324" calcext:value-type="float">
            <text:p>1,19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5" table:number-columns-repeated="2"/>
          <table:table-cell table:style-name="ce6" table:number-columns-repeated="6"/>
          <table:table-cell table:style-name="ce9" table:number-columns-repeated="3"/>
          <table:table-cell table:style-name="ce6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Grupo B</text:p>
          </table:table-cell>
          <table:table-cell table:style-name="ce1" office:value-type="string" calcext:value-type="string">
            <text:p>Peso 1</text:p>
          </table:table-cell>
          <table:table-cell table:style-name="ce5" table:formula="of:=[$Hoja2.E16]" office:value-type="float" office:value="78339.2" calcext:value-type="float">
            <text:p>78339,2</text:p>
          </table:table-cell>
          <table:table-cell table:style-name="ce5" table:formula="of:=[$Hoja2.F16]" office:value-type="float" office:value="17631.49" calcext:value-type="float">
            <text:p>17631,5</text:p>
          </table:table-cell>
          <table:table-cell table:style-name="ce6" table:formula="of:=[$Hoja2.G16]" office:value-type="float" office:value="94.7497" calcext:value-type="float">
            <text:p>94,75</text:p>
          </table:table-cell>
          <table:table-cell table:style-name="ce6" table:formula="of:=[$Hoja2.H16]" office:value-type="float" office:value="5.2503023" calcext:value-type="float">
            <text:p>5,25</text:p>
          </table:table-cell>
          <table:table-cell table:style-name="ce6" table:formula="of:=[$Hoja2.I16]" office:value-type="float" office:value="66.03379" calcext:value-type="float">
            <text:p>66,03</text:p>
          </table:table-cell>
          <table:table-cell table:style-name="ce6" table:formula="of:=[$Hoja2.J16]" office:value-type="float" office:value="66.17083" calcext:value-type="float">
            <text:p>66,17</text:p>
          </table:table-cell>
          <table:table-cell table:style-name="ce6" table:formula="of:=[$Hoja2.K16]" office:value-type="float" office:value="33.829166" calcext:value-type="float">
            <text:p>33,83</text:p>
          </table:table-cell>
          <table:table-cell table:style-name="ce6" table:formula="of:=[$Hoja2.L16]" office:value-type="float" office:value="0.152718" calcext:value-type="float">
            <text:p>0,15</text:p>
          </table:table-cell>
          <table:table-cell table:style-name="ce9" table:formula="of:=[$Hoja2.M16]" office:value-type="float" office:value="2.73829883" calcext:value-type="float">
            <text:p>2,73830</text:p>
          </table:table-cell>
          <table:table-cell table:style-name="ce9" table:formula="of:=[$Hoja2.N16]" office:value-type="float" office:value="0" calcext:value-type="float">
            <text:p>0,00000</text:p>
          </table:table-cell>
          <table:table-cell table:style-name="ce9" table:formula="of:=[$Hoja2.O16]" office:value-type="float" office:value="0.37846147" calcext:value-type="float">
            <text:p>0,37846</text:p>
          </table:table-cell>
          <table:table-cell table:style-name="ce6" table:formula="of:=[$Hoja2.P16]" office:value-type="float" office:value="4.83106120562886" calcext:value-type="float">
            <text:p>4,83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5" table:formula="of:=[$Hoja3.E16]" office:value-type="float" office:value="78339.2" calcext:value-type="float">
            <text:p>78339,2</text:p>
          </table:table-cell>
          <table:table-cell table:style-name="ce5" table:formula="of:=[$Hoja3.F16]" office:value-type="float" office:value="17638.3" calcext:value-type="float">
            <text:p>17638,3</text:p>
          </table:table-cell>
          <table:table-cell table:style-name="ce6" table:formula="of:=[$Hoja3.G16]" office:value-type="float" office:value="94.7497" calcext:value-type="float">
            <text:p>94,75</text:p>
          </table:table-cell>
          <table:table-cell table:style-name="ce6" table:formula="of:=[$Hoja3.H16]" office:value-type="float" office:value="5.2503023" calcext:value-type="float">
            <text:p>5,25</text:p>
          </table:table-cell>
          <table:table-cell table:style-name="ce6" table:formula="of:=[$Hoja3.I16]" office:value-type="float" office:value="66.2553" calcext:value-type="float">
            <text:p>66,26</text:p>
          </table:table-cell>
          <table:table-cell table:style-name="ce6" table:formula="of:=[$Hoja3.J16]" office:value-type="float" office:value="66.2553" calcext:value-type="float">
            <text:p>66,26</text:p>
          </table:table-cell>
          <table:table-cell table:style-name="ce6" table:formula="of:=[$Hoja3.K16]" office:value-type="float" office:value="33.744698" calcext:value-type="float">
            <text:p>33,74</text:p>
          </table:table-cell>
          <table:table-cell table:style-name="ce6" table:formula="of:=[$Hoja3.L16]" office:value-type="float" office:value="0" calcext:value-type="float">
            <text:p>0,00</text:p>
          </table:table-cell>
          <table:table-cell table:style-name="ce9" table:formula="of:=[$Hoja3.M16]" office:value-type="float" office:value="2.74318329" calcext:value-type="float">
            <text:p>2,74318</text:p>
          </table:table-cell>
          <table:table-cell table:style-name="ce9" table:formula="of:=[$Hoja3.N16]" office:value-type="float" office:value="0" calcext:value-type="float">
            <text:p>0,00000</text:p>
          </table:table-cell>
          <table:table-cell table:style-name="ce9" table:formula="of:=[$Hoja3.O16]" office:value-type="float" office:value="0.37309372" calcext:value-type="float">
            <text:p>0,37309</text:p>
          </table:table-cell>
          <table:table-cell table:style-name="ce6" table:formula="of:=[$Hoja3.P16]" office:value-type="float" office:value="4.76254186920469" calcext:value-type="float">
            <text:p>4,76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5" table:formula="of:=[$Hoja4.E16]" office:value-type="float" office:value="78339.2" calcext:value-type="float">
            <text:p>78339,2</text:p>
          </table:table-cell>
          <table:table-cell table:style-name="ce5" table:formula="of:=[$Hoja4.F16]" office:value-type="float" office:value="17638.3" calcext:value-type="float">
            <text:p>17638,3</text:p>
          </table:table-cell>
          <table:table-cell table:style-name="ce6" table:formula="of:=[$Hoja4.G16]" office:value-type="float" office:value="94.7497" calcext:value-type="float">
            <text:p>94,75</text:p>
          </table:table-cell>
          <table:table-cell table:style-name="ce6" table:formula="of:=[$Hoja4.H16]" office:value-type="float" office:value="5.2503023" calcext:value-type="float">
            <text:p>5,25</text:p>
          </table:table-cell>
          <table:table-cell table:style-name="ce6" table:formula="of:=[$Hoja4.I16]" office:value-type="float" office:value="66.2626" calcext:value-type="float">
            <text:p>66,26</text:p>
          </table:table-cell>
          <table:table-cell table:style-name="ce6" table:formula="of:=[$Hoja4.J16]" office:value-type="float" office:value="66.2626" calcext:value-type="float">
            <text:p>66,26</text:p>
          </table:table-cell>
          <table:table-cell table:style-name="ce6" table:formula="of:=[$Hoja4.K16]" office:value-type="float" office:value="33.737398" calcext:value-type="float">
            <text:p>33,74</text:p>
          </table:table-cell>
          <table:table-cell table:style-name="ce6" table:formula="of:=[$Hoja4.L16]" office:value-type="float" office:value="0" calcext:value-type="float">
            <text:p>0,00</text:p>
          </table:table-cell>
          <table:table-cell table:style-name="ce9" table:formula="of:=[$Hoja4.M16]" office:value-type="float" office:value="2.78380835" calcext:value-type="float">
            <text:p>2,78381</text:p>
          </table:table-cell>
          <table:table-cell table:style-name="ce9" table:formula="of:=[$Hoja4.N16]" office:value-type="float" office:value="0" calcext:value-type="float">
            <text:p>0,00000</text:p>
          </table:table-cell>
          <table:table-cell table:style-name="ce9" table:formula="of:=[$Hoja4.O16]" office:value-type="float" office:value="0.38136264" calcext:value-type="float">
            <text:p>0,38136</text:p>
          </table:table-cell>
          <table:table-cell table:style-name="ce6" table:formula="of:=[$Hoja4.P16]" office:value-type="float" office:value="4.8680946448266" calcext:value-type="float">
            <text:p>4,87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5" table:number-columns-repeated="2"/>
          <table:table-cell table:style-name="ce6" table:number-columns-repeated="6"/>
          <table:table-cell table:style-name="ce9" table:number-columns-repeated="3"/>
          <table:table-cell table:style-name="ce6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Grupo C</text:p>
          </table:table-cell>
          <table:table-cell table:style-name="ce1" office:value-type="string" calcext:value-type="string">
            <text:p>Peso 1</text:p>
          </table:table-cell>
          <table:table-cell table:style-name="ce5" table:formula="of:=[$Hoja2.E27]" office:value-type="float" office:value="260.714285714286" calcext:value-type="float">
            <text:p>260,7</text:p>
          </table:table-cell>
          <table:table-cell table:style-name="ce5" table:formula="of:=[$Hoja2.F27]" office:value-type="float" office:value="224.1" calcext:value-type="float">
            <text:p>224,1</text:p>
          </table:table-cell>
          <table:table-cell table:style-name="ce6" table:formula="of:=[$Hoja2.G27]" office:value-type="float" office:value="99.8717285714286" calcext:value-type="float">
            <text:p>99,87</text:p>
          </table:table-cell>
          <table:table-cell table:style-name="ce6" table:formula="of:=[$Hoja2.H27]" office:value-type="float" office:value="0.128266857142857" calcext:value-type="float">
            <text:p>0,13</text:p>
          </table:table-cell>
          <table:table-cell table:style-name="ce6" table:formula="of:=[$Hoja2.I27]" office:value-type="float" office:value="47.0858571428571" calcext:value-type="float">
            <text:p>47,09</text:p>
          </table:table-cell>
          <table:table-cell table:style-name="ce6" table:formula="of:=[$Hoja2.J27]" office:value-type="float" office:value="47.0858571428571" calcext:value-type="float">
            <text:p>47,09</text:p>
          </table:table-cell>
          <table:table-cell table:style-name="ce6" table:formula="of:=[$Hoja2.K27]" office:value-type="float" office:value="52.9141428571429" calcext:value-type="float">
            <text:p>52,91</text:p>
          </table:table-cell>
          <table:table-cell table:style-name="ce6" table:formula="of:=[$Hoja2.L27]" office:value-type="float" office:value="0" calcext:value-type="float">
            <text:p>0,00</text:p>
          </table:table-cell>
          <table:table-cell table:style-name="ce9" table:formula="of:=[$Hoja2.M27]" office:value-type="float" office:value="0.00699762857142857" calcext:value-type="float">
            <text:p>0,00700</text:p>
          </table:table-cell>
          <table:table-cell table:style-name="ce9" table:formula="of:=[$Hoja2.N27]" office:value-type="float" office:value="0" calcext:value-type="float">
            <text:p>0,00000</text:p>
          </table:table-cell>
          <table:table-cell table:style-name="ce9" table:formula="of:=[$Hoja2.O27]" office:value-type="float" office:value="0.00518338571428571" calcext:value-type="float">
            <text:p>0,00518</text:p>
          </table:table-cell>
          <table:table-cell table:style-name="ce6" table:formula="of:=[$Hoja2.P27]" office:value-type="float" office:value="19.8814794520548" calcext:value-type="float">
            <text:p>19,88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5" table:formula="of:=[$Hoja3.E27]" office:value-type="float" office:value="260.714285714286" calcext:value-type="float">
            <text:p>260,7</text:p>
          </table:table-cell>
          <table:table-cell table:style-name="ce5" table:formula="of:=[$Hoja3.F27]" office:value-type="float" office:value="224.1" calcext:value-type="float">
            <text:p>224,1</text:p>
          </table:table-cell>
          <table:table-cell table:style-name="ce6" table:formula="of:=[$Hoja3.G27]" office:value-type="float" office:value="99.8717285714286" calcext:value-type="float">
            <text:p>99,87</text:p>
          </table:table-cell>
          <table:table-cell table:style-name="ce6" table:formula="of:=[$Hoja3.H27]" office:value-type="float" office:value="0.128266857142857" calcext:value-type="float">
            <text:p>0,13</text:p>
          </table:table-cell>
          <table:table-cell table:style-name="ce6" table:formula="of:=[$Hoja3.I27]" office:value-type="float" office:value="47.0858571428571" calcext:value-type="float">
            <text:p>47,09</text:p>
          </table:table-cell>
          <table:table-cell table:style-name="ce6" table:formula="of:=[$Hoja3.J27]" office:value-type="float" office:value="47.0858571428571" calcext:value-type="float">
            <text:p>47,09</text:p>
          </table:table-cell>
          <table:table-cell table:style-name="ce6" table:formula="of:=[$Hoja3.K27]" office:value-type="float" office:value="52.9141428571429" calcext:value-type="float">
            <text:p>52,91</text:p>
          </table:table-cell>
          <table:table-cell table:style-name="ce6" table:formula="of:=[$Hoja3.L27]" office:value-type="float" office:value="0" calcext:value-type="float">
            <text:p>0,00</text:p>
          </table:table-cell>
          <table:table-cell table:style-name="ce9" table:formula="of:=[$Hoja3.M27]" office:value-type="float" office:value="0.00653548571428571" calcext:value-type="float">
            <text:p>0,00654</text:p>
          </table:table-cell>
          <table:table-cell table:style-name="ce9" table:formula="of:=[$Hoja3.N27]" office:value-type="float" office:value="0" calcext:value-type="float">
            <text:p>0,00000</text:p>
          </table:table-cell>
          <table:table-cell table:style-name="ce9" table:formula="of:=[$Hoja3.O27]" office:value-type="float" office:value="0.00491865714285714" calcext:value-type="float">
            <text:p>0,00492</text:p>
          </table:table-cell>
          <table:table-cell table:style-name="ce6" table:formula="of:=[$Hoja3.P27]" office:value-type="float" office:value="18.8660821917808" calcext:value-type="float">
            <text:p>18,87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5" table:formula="of:=[$Hoja4.E27]" office:value-type="float" office:value="260.714285714286" calcext:value-type="float">
            <text:p>260,7</text:p>
          </table:table-cell>
          <table:table-cell table:style-name="ce5" table:formula="of:=[$Hoja4.F27]" office:value-type="float" office:value="224.1" calcext:value-type="float">
            <text:p>224,1</text:p>
          </table:table-cell>
          <table:table-cell table:style-name="ce6" table:formula="of:=[$Hoja4.G27]" office:value-type="float" office:value="99.8717285714286" calcext:value-type="float">
            <text:p>99,87</text:p>
          </table:table-cell>
          <table:table-cell table:style-name="ce6" table:formula="of:=[$Hoja4.H27]" office:value-type="float" office:value="0.128266857142857" calcext:value-type="float">
            <text:p>0,13</text:p>
          </table:table-cell>
          <table:table-cell table:style-name="ce6" table:formula="of:=[$Hoja4.I27]" office:value-type="float" office:value="47.0858571428571" calcext:value-type="float">
            <text:p>47,09</text:p>
          </table:table-cell>
          <table:table-cell table:style-name="ce6" table:formula="of:=[$Hoja4.J27]" office:value-type="float" office:value="47.0858571428571" calcext:value-type="float">
            <text:p>47,09</text:p>
          </table:table-cell>
          <table:table-cell table:style-name="ce6" table:formula="of:=[$Hoja4.K27]" office:value-type="float" office:value="52.9141428571429" calcext:value-type="float">
            <text:p>52,91</text:p>
          </table:table-cell>
          <table:table-cell table:style-name="ce6" table:formula="of:=[$Hoja4.L27]" office:value-type="float" office:value="0" calcext:value-type="float">
            <text:p>0,00</text:p>
          </table:table-cell>
          <table:table-cell table:style-name="ce9" table:formula="of:=[$Hoja4.M27]" office:value-type="float" office:value="0.00672531428571429" calcext:value-type="float">
            <text:p>0,00673</text:p>
          </table:table-cell>
          <table:table-cell table:style-name="ce9" table:formula="of:=[$Hoja4.N27]" office:value-type="float" office:value="0" calcext:value-type="float">
            <text:p>0,00000</text:p>
          </table:table-cell>
          <table:table-cell table:style-name="ce9" table:formula="of:=[$Hoja4.O27]" office:value-type="float" office:value="0.00512575714285714" calcext:value-type="float">
            <text:p>0,00513</text:p>
          </table:table-cell>
          <table:table-cell table:style-name="ce6" table:formula="of:=[$Hoja4.P27]" office:value-type="float" office:value="19.6604383561644" calcext:value-type="float">
            <text:p>19,66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5" table:number-columns-repeated="2"/>
          <table:table-cell table:style-name="ce6" table:number-columns-repeated="6"/>
          <table:table-cell table:style-name="ce9" table:number-columns-repeated="3"/>
          <table:table-cell table:style-name="ce6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1" table:number-rows-spanned="4">
            <text:p>Grupo D</text:p>
          </table:table-cell>
          <table:table-cell table:style-name="ce1" office:value-type="string" calcext:value-type="string">
            <text:p>Peso 1</text:p>
          </table:table-cell>
          <table:table-cell table:style-name="ce5" table:formula="of:=[$Hoja2.E35]" office:value-type="float" office:value="6080.58333333333" calcext:value-type="float">
            <text:p>6080,6</text:p>
          </table:table-cell>
          <table:table-cell table:style-name="ce5" table:formula="of:=[$Hoja2.F35]" office:value-type="float" office:value="3183.525" calcext:value-type="float">
            <text:p>3183,5</text:p>
          </table:table-cell>
          <table:table-cell table:style-name="ce6" table:formula="of:=[$Hoja2.G35]" office:value-type="float" office:value="91.301775" calcext:value-type="float">
            <text:p>91,30</text:p>
          </table:table-cell>
          <table:table-cell table:style-name="ce6" table:formula="of:=[$Hoja2.H35]" office:value-type="float" office:value="8.69821866666667" calcext:value-type="float">
            <text:p>8,70</text:p>
          </table:table-cell>
          <table:table-cell table:style-name="ce6" table:formula="of:=[$Hoja2.I35]" office:value-type="float" office:value="26.4273266666667" calcext:value-type="float">
            <text:p>26,43</text:p>
          </table:table-cell>
          <table:table-cell table:style-name="ce6" table:formula="of:=[$Hoja2.J35]" office:value-type="float" office:value="26.4273266666667" calcext:value-type="float">
            <text:p>26,43</text:p>
          </table:table-cell>
          <table:table-cell table:style-name="ce6" table:formula="of:=[$Hoja2.K35]" office:value-type="float" office:value="73.572675" calcext:value-type="float">
            <text:p>73,57</text:p>
          </table:table-cell>
          <table:table-cell table:style-name="ce6" table:formula="of:=[$Hoja2.L35]" office:value-type="float" office:value="0" calcext:value-type="float">
            <text:p>0,00</text:p>
          </table:table-cell>
          <table:table-cell table:style-name="ce9" table:formula="of:=[$Hoja2.M35]" office:value-type="float" office:value="0.118793758333333" calcext:value-type="float">
            <text:p>0,11879</text:p>
          </table:table-cell>
          <table:table-cell table:style-name="ce9" table:formula="of:=[$Hoja2.N35]" office:value-type="float" office:value="0" calcext:value-type="float">
            <text:p>0,00000</text:p>
          </table:table-cell>
          <table:table-cell table:style-name="ce9" table:formula="of:=[$Hoja2.O35]" office:value-type="float" office:value="0.0797573333333333" calcext:value-type="float">
            <text:p>0,07976</text:p>
          </table:table-cell>
          <table:table-cell table:style-name="ce6" table:formula="of:=[$Hoja2.P35]" office:value-type="float" office:value="13.1167239985199" calcext:value-type="float">
            <text:p>13,12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2</text:p>
          </table:table-cell>
          <table:table-cell table:style-name="ce5" table:formula="of:=[$Hoja3.E35]" office:value-type="float" office:value="6080.58333333333" calcext:value-type="float">
            <text:p>6080,6</text:p>
          </table:table-cell>
          <table:table-cell table:style-name="ce5" table:formula="of:=[$Hoja3.F35]" office:value-type="float" office:value="3197.93333333333" calcext:value-type="float">
            <text:p>3197,9</text:p>
          </table:table-cell>
          <table:table-cell table:style-name="ce6" table:formula="of:=[$Hoja3.G35]" office:value-type="float" office:value="91.301775" calcext:value-type="float">
            <text:p>91,30</text:p>
          </table:table-cell>
          <table:table-cell table:style-name="ce6" table:formula="of:=[$Hoja3.H35]" office:value-type="float" office:value="8.69821866666667" calcext:value-type="float">
            <text:p>8,70</text:p>
          </table:table-cell>
          <table:table-cell table:style-name="ce6" table:formula="of:=[$Hoja3.I35]" office:value-type="float" office:value="26.5233075" calcext:value-type="float">
            <text:p>26,52</text:p>
          </table:table-cell>
          <table:table-cell table:style-name="ce6" table:formula="of:=[$Hoja3.J35]" office:value-type="float" office:value="26.5233075" calcext:value-type="float">
            <text:p>26,52</text:p>
          </table:table-cell>
          <table:table-cell table:style-name="ce6" table:formula="of:=[$Hoja3.K35]" office:value-type="float" office:value="73.4766916666667" calcext:value-type="float">
            <text:p>73,48</text:p>
          </table:table-cell>
          <table:table-cell table:style-name="ce6" table:formula="of:=[$Hoja3.L35]" office:value-type="float" office:value="0" calcext:value-type="float">
            <text:p>0,00</text:p>
          </table:table-cell>
          <table:table-cell table:style-name="ce9" table:formula="of:=[$Hoja3.M35]" office:value-type="float" office:value="0.124027508333333" calcext:value-type="float">
            <text:p>0,12403</text:p>
          </table:table-cell>
          <table:table-cell table:style-name="ce9" table:formula="of:=[$Hoja3.N35]" office:value-type="float" office:value="0" calcext:value-type="float">
            <text:p>0,00000</text:p>
          </table:table-cell>
          <table:table-cell table:style-name="ce9" table:formula="of:=[$Hoja3.O35]" office:value-type="float" office:value="0.0804007666666667" calcext:value-type="float">
            <text:p>0,08040</text:p>
          </table:table-cell>
          <table:table-cell table:style-name="ce6" table:formula="of:=[$Hoja3.P35]" office:value-type="float" office:value="13.2225416969315" calcext:value-type="float">
            <text:p>13,22</text:p>
          </table:table-cell>
          <table:table-cell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Peso 3</text:p>
          </table:table-cell>
          <table:table-cell table:style-name="ce5" table:formula="of:=[$Hoja4.E35]" office:value-type="float" office:value="6080.58333333333" calcext:value-type="float">
            <text:p>6080,6</text:p>
          </table:table-cell>
          <table:table-cell table:style-name="ce5" table:formula="of:=[$Hoja4.F35]" office:value-type="float" office:value="3197.93333333333" calcext:value-type="float">
            <text:p>3197,9</text:p>
          </table:table-cell>
          <table:table-cell table:style-name="ce6" table:formula="of:=[$Hoja4.G35]" office:value-type="float" office:value="91.301775" calcext:value-type="float">
            <text:p>91,30</text:p>
          </table:table-cell>
          <table:table-cell table:style-name="ce6" table:formula="of:=[$Hoja4.H35]" office:value-type="float" office:value="8.69821866666667" calcext:value-type="float">
            <text:p>8,70</text:p>
          </table:table-cell>
          <table:table-cell table:style-name="ce6" table:formula="of:=[$Hoja4.I35]" office:value-type="float" office:value="26.4631425" calcext:value-type="float">
            <text:p>26,46</text:p>
          </table:table-cell>
          <table:table-cell table:style-name="ce6" table:formula="of:=[$Hoja4.J35]" office:value-type="float" office:value="26.4631425" calcext:value-type="float">
            <text:p>26,46</text:p>
          </table:table-cell>
          <table:table-cell table:style-name="ce6" table:formula="of:=[$Hoja4.K35]" office:value-type="float" office:value="73.5368583333333" calcext:value-type="float">
            <text:p>73,54</text:p>
          </table:table-cell>
          <table:table-cell table:style-name="ce6" table:formula="of:=[$Hoja4.L35]" office:value-type="float" office:value="0" calcext:value-type="float">
            <text:p>0,00</text:p>
          </table:table-cell>
          <table:table-cell table:style-name="ce9" table:formula="of:=[$Hoja4.M35]" office:value-type="float" office:value="0.123273791666667" calcext:value-type="float">
            <text:p>0,12327</text:p>
          </table:table-cell>
          <table:table-cell table:style-name="ce9" table:formula="of:=[$Hoja4.N35]" office:value-type="float" office:value="0" calcext:value-type="float">
            <text:p>0,00000</text:p>
          </table:table-cell>
          <table:table-cell table:style-name="ce9" table:formula="of:=[$Hoja4.O35]" office:value-type="float" office:value="0.0805096083333333" calcext:value-type="float">
            <text:p>0,08051</text:p>
          </table:table-cell>
          <table:table-cell table:style-name="ce6" table:formula="of:=[$Hoja4.P35]" office:value-type="float" office:value="13.2404415694766" calcext:value-type="float">
            <text:p>13,24</text:p>
          </table:table-cell>
          <table:table-cell table:number-columns-repeated="4"/>
        </table:table-row>
        <table:table-row table:style-name="ro1">
          <table:covered-table-cell table:style-name="ce1"/>
          <table:table-cell/>
          <table:table-cell table:style-name="ce5" table:number-columns-repeated="2"/>
          <table:table-cell table:style-name="ce6" table:number-columns-repeated="6"/>
          <table:table-cell table:style-name="ce9" table:number-columns-repeated="3"/>
          <table:table-cell table:style-name="ce6"/>
          <table:table-cell table:number-columns-repeated="4"/>
        </table:table-row>
        <table:table-row table:style-name="ro1" table:number-rows-repeated="104855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1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18" table:default-cell-style-name="ce7"/>
        <table:table-column table:style-name="co20" table:default-cell-style-name="ce7"/>
        <table:table-column table:style-name="co9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number-columns-repeated="4"/>
          <table:table-cell table:style-name="ce11" office:value-type="string" calcext:value-type="string">
            <text:p>Ejemplos</text:p>
          </table:table-cell>
          <table:table-cell table:style-name="ce11" office:value-type="string" calcext:value-type="string">
            <text:p>Patrones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Error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estNC</text:p>
          </table:table-cell>
          <table:table-cell table:style-name="ce13" office:value-type="string" calcext:value-type="string">
            <text:p>Error</text:p>
          </table:table-cell>
          <table:table-cell table:style-name="ce13" office:value-type="string" calcext:value-type="string">
            <text:p>%NC</text:p>
          </table:table-cell>
          <table:table-cell table:style-name="ce15" office:value-type="string" calcext:value-type="string">
            <text:p>T_Train</text:p>
          </table:table-cell>
          <table:table-cell table:style-name="ce15" office:value-type="string" calcext:value-type="string">
            <text:p>T_Test</text:p>
          </table:table-cell>
          <table:table-cell table:style-name="ce15" office:value-type="string" calcext:value-type="string">
            <text:p>T_CPU_Test</text:p>
          </table:table-cell>
          <table:table-cell table:style-name="ce13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58.646153846154" calcext:value-type="float">
            <text:p>158,6</text:p>
          </table:table-cell>
          <table:table-cell table:style-name="ce14" table:formula="of:=AVERAGE([.G3:.G15])" office:value-type="float" office:value="84.5633769230769" calcext:value-type="float">
            <text:p>84,56</text:p>
          </table:table-cell>
          <table:table-cell table:style-name="ce14" table:formula="of:=AVERAGE([.H3:.H15])" office:value-type="float" office:value="15.4366292307692" calcext:value-type="float">
            <text:p>15,44</text:p>
          </table:table-cell>
          <table:table-cell table:style-name="ce14" table:formula="of:=AVERAGE([.I3:.I15])" office:value-type="float" office:value="49.0464615384615" calcext:value-type="float">
            <text:p>49,05</text:p>
          </table:table-cell>
          <table:table-cell table:style-name="ce14" table:formula="of:=AVERAGE([.J3:.J15])" office:value-type="float" office:value="49.1044823076923" calcext:value-type="float">
            <text:p>49,10</text:p>
          </table:table-cell>
          <table:table-cell table:style-name="ce14" table:formula="of:=AVERAGE([.K3:.K15])" office:value-type="float" office:value="50.8955153846154" calcext:value-type="float">
            <text:p>50,90</text:p>
          </table:table-cell>
          <table:table-cell table:style-name="ce14" table:formula="of:=AVERAGE([.L3:.L15])" office:value-type="float" office:value="0.707051" calcext:value-type="float">
            <text:p>0,71</text:p>
          </table:table-cell>
          <table:table-cell table:style-name="ce12" table:formula="of:=AVERAGE([.M3:.M15])" office:value-type="float" office:value="0.0506402230769231" calcext:value-type="float">
            <text:p>0,1</text:p>
          </table:table-cell>
          <table:table-cell table:style-name="ce12" table:formula="of:=AVERAGE([.N3:.N15])" office:value-type="float" office:value="0" calcext:value-type="float">
            <text:p>0,0</text:p>
          </table:table-cell>
          <table:table-cell table:style-name="ce12" table:formula="of:=AVERAGE([.O3:.O15])" office:value-type="float" office:value="0.00717773076923077" calcext:value-type="float">
            <text:p>0,0</text:p>
          </table:table-cell>
          <table:table-cell table:style-name="ce14" table:formula="of:=([.O2]/[.E2])*1000000" office:value-type="float" office:value="1.13947538741467" calcext:value-type="float">
            <text:p>1,14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3.2" calcext:value-type="float">
            <text:p>123,2</text:p>
          </table:table-cell>
          <table:table-cell office:value-type="float" office:value="31.454" calcext:value-type="float">
            <text:p>31,45</text:p>
          </table:table-cell>
          <table:table-cell office:value-type="float" office:value="68.546" calcext:value-type="float">
            <text:p>68,55</text:p>
          </table:table-cell>
          <table:table-cell office:value-type="float" office:value="11.6435" calcext:value-type="float">
            <text:p>11,64</text:p>
          </table:table-cell>
          <table:table-cell office:value-type="float" office:value="11.6659" calcext:value-type="float">
            <text:p>11,67</text:p>
          </table:table-cell>
          <table:table-cell office:value-type="float" office:value="88.3341" calcext:value-type="float">
            <text:p>88,33</text:p>
          </table:table-cell>
          <table:table-cell office:value-type="float" office:value="0.191663" calcext:value-type="float">
            <text:p>0,19</text:p>
          </table:table-cell>
          <table:table-cell office:value-type="float" office:value="0.0343689" calcext:value-type="float">
            <text:p>0,0343689</text:p>
          </table:table-cell>
          <table:table-cell office:value-type="float" office:value="0" calcext:value-type="float">
            <text:p>0</text:p>
          </table:table-cell>
          <table:table-cell office:value-type="float" office:value="0.0060318" calcext:value-type="float">
            <text:p>0,0060318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8</text:p>
          </table:table-cell>
          <table:table-cell office:value-type="float" office:value="22.9245" calcext:value-type="float">
            <text:p>22,92</text:p>
          </table:table-cell>
          <table:table-cell table:number-columns-repeated="2" office:value-type="float" office:value="51.3585" calcext:value-type="float">
            <text:p>51,36</text:p>
          </table:table-cell>
          <table:table-cell office:value-type="float" office:value="48.6415" calcext:value-type="float">
            <text:p>48,64</text:p>
          </table:table-cell>
          <table:table-cell office:value-type="float" office:value="0" calcext:value-type="float">
            <text:p>0,00</text:p>
          </table:table-cell>
          <table:table-cell office:value-type="float" office:value="0.0206637" calcext:value-type="float">
            <text:p>0,0206637</text:p>
          </table:table-cell>
          <table:table-cell office:value-type="float" office:value="0" calcext:value-type="float">
            <text:p>0</text:p>
          </table:table-cell>
          <table:table-cell office:value-type="float" office:value="0.001051" calcext:value-type="float">
            <text:p>0,001051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8</text:p>
          </table:table-cell>
          <table:table-cell office:value-type="float" office:value="23.124" calcext:value-type="float">
            <text:p>23,12</text:p>
          </table:table-cell>
          <table:table-cell table:number-columns-repeated="2" office:value-type="float" office:value="49.8551" calcext:value-type="float">
            <text:p>49,86</text:p>
          </table:table-cell>
          <table:table-cell office:value-type="float" office:value="50.1449" calcext:value-type="float">
            <text:p>50,14</text:p>
          </table:table-cell>
          <table:table-cell office:value-type="float" office:value="0" calcext:value-type="float">
            <text:p>0,00</text:p>
          </table:table-cell>
          <table:table-cell office:value-type="float" office:value="0.0020568" calcext:value-type="float">
            <text:p>0,0020568</text:p>
          </table:table-cell>
          <table:table-cell office:value-type="float" office:value="0" calcext:value-type="float">
            <text:p>0</text:p>
          </table:table-cell>
          <table:table-cell office:value-type="float" office:value="0.0002102" calcext:value-type="float">
            <text:p>0,0002102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48.5185" calcext:value-type="float">
            <text:p>48,52</text:p>
          </table:table-cell>
          <table:table-cell office:value-type="float" office:value="51.4815" calcext:value-type="float">
            <text:p>51,48</text:p>
          </table:table-cell>
          <table:table-cell office:value-type="float" office:value="0" calcext:value-type="float">
            <text:p>0,00</text:p>
          </table:table-cell>
          <table:table-cell office:value-type="float" office:value="0.0022975" calcext:value-type="float">
            <text:p>0,0022975</text:p>
          </table:table-cell>
          <table:table-cell office:value-type="float" office:value="0" calcext:value-type="float">
            <text:p>0</text:p>
          </table:table-cell>
          <table:table-cell office:value-type="float" office:value="0.0002059" calcext:value-type="float">
            <text:p>0,0002059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6</text:p>
          </table:table-cell>
          <table:table-cell office:value-type="float" office:value="4.44444" calcext:value-type="float">
            <text:p>4,44</text:p>
          </table:table-cell>
          <table:table-cell table:number-columns-repeated="2" office:value-type="float" office:value="36" calcext:value-type="float">
            <text:p>36,00</text:p>
          </table:table-cell>
          <table:table-cell office:value-type="float" office:value="64" calcext:value-type="float">
            <text:p>64,00</text:p>
          </table:table-cell>
          <table:table-cell office:value-type="float" office:value="0" calcext:value-type="float">
            <text:p>0,00</text:p>
          </table:table-cell>
          <table:table-cell office:value-type="float" office:value="0.0008888" calcext:value-type="float">
            <text:p>0,0008888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641" calcext:value-type="float">
            <text:p>6,41E-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67.9" calcext:value-type="float">
            <text:p>67,9</text:p>
          </table:table-cell>
          <table:table-cell office:value-type="float" office:value="79.8444" calcext:value-type="float">
            <text:p>79,84</text:p>
          </table:table-cell>
          <table:table-cell office:value-type="float" office:value="20.1556" calcext:value-type="float">
            <text:p>20,16</text:p>
          </table:table-cell>
          <table:table-cell office:value-type="float" office:value="7.4" calcext:value-type="float">
            <text:p>7,40</text:p>
          </table:table-cell>
          <table:table-cell office:value-type="float" office:value="8.13187" calcext:value-type="float">
            <text:p>8,13</text:p>
          </table:table-cell>
          <table:table-cell office:value-type="float" office:value="91.8681" calcext:value-type="float">
            <text:p>91,87</text:p>
          </table:table-cell>
          <table:table-cell office:value-type="float" office:value="9" calcext:value-type="float">
            <text:p>9,00</text:p>
          </table:table-cell>
          <table:table-cell office:value-type="float" office:value="0.0030818" calcext:value-type="float">
            <text:p>0,0030818</text:p>
          </table:table-cell>
          <table:table-cell office:value-type="float" office:value="0" calcext:value-type="float">
            <text:p>0</text:p>
          </table:table-cell>
          <table:table-cell office:value-type="float" office:value="0.0002307" calcext:value-type="float">
            <text:p>0,0002307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</text:p>
          </table:table-cell>
          <table:table-cell office:value-type="float" office:value="12.4364" calcext:value-type="float">
            <text:p>12,44</text:p>
          </table:table-cell>
          <table:table-cell table:number-columns-repeated="2" office:value-type="float" office:value="49.3976" calcext:value-type="float">
            <text:p>49,40</text:p>
          </table:table-cell>
          <table:table-cell office:value-type="float" office:value="50.6024" calcext:value-type="float">
            <text:p>50,60</text:p>
          </table:table-cell>
          <table:table-cell office:value-type="float" office:value="0" calcext:value-type="float">
            <text:p>0,00</text:p>
          </table:table-cell>
          <table:table-cell office:value-type="float" office:value="0.0049332" calcext:value-type="float">
            <text:p>0,0049332</text:p>
          </table:table-cell>
          <table:table-cell office:value-type="float" office:value="0" calcext:value-type="float">
            <text:p>0</text:p>
          </table:table-cell>
          <table:table-cell office:value-type="float" office:value="0.0003682" calcext:value-type="float">
            <text:p>0,0003682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5.3488" calcext:value-type="float">
            <text:p>95,35</text:p>
          </table:table-cell>
          <table:table-cell office:value-type="float" office:value="4.65116" calcext:value-type="float">
            <text:p>4,65</text:p>
          </table:table-cell>
          <table:table-cell table:number-columns-repeated="2" office:value-type="float" office:value="57.2093" calcext:value-type="float">
            <text:p>57,21</text:p>
          </table:table-cell>
          <table:table-cell office:value-type="float" office:value="42.7907" calcext:value-type="float">
            <text:p>42,79</text:p>
          </table:table-cell>
          <table:table-cell office:value-type="float" office:value="0" calcext:value-type="float">
            <text:p>0,00</text:p>
          </table:table-cell>
          <table:table-cell office:value-type="float" office:value="0.0011822" calcext:value-type="float">
            <text:p>0,0011822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956" calcext:value-type="float">
            <text:p>9,56E-05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3" calcext:value-type="float">
            <text:p>163,3</text:p>
          </table:table-cell>
          <table:table-cell office:value-type="float" office:value="93.8475" calcext:value-type="float">
            <text:p>93,85</text:p>
          </table:table-cell>
          <table:table-cell office:value-type="float" office:value="6.15253" calcext:value-type="float">
            <text:p>6,15</text:p>
          </table:table-cell>
          <table:table-cell table:number-columns-repeated="2" office:value-type="float" office:value="83.845" calcext:value-type="float">
            <text:p>83,85</text:p>
          </table:table-cell>
          <table:table-cell office:value-type="float" office:value="16.155" calcext:value-type="float">
            <text:p>16,16</text:p>
          </table:table-cell>
          <table:table-cell office:value-type="float" office:value="0" calcext:value-type="float">
            <text:p>0,00</text:p>
          </table:table-cell>
          <table:table-cell office:value-type="float" office:value="0.0493568" calcext:value-type="float">
            <text:p>0,0493568</text:p>
          </table:table-cell>
          <table:table-cell office:value-type="float" office:value="0" calcext:value-type="float">
            <text:p>0</text:p>
          </table:table-cell>
          <table:table-cell office:value-type="float" office:value="0.0047275" calcext:value-type="float">
            <text:p>0,0047275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1</text:p>
          </table:table-cell>
          <table:table-cell office:value-type="float" office:value="17.6947" calcext:value-type="float">
            <text:p>17,69</text:p>
          </table:table-cell>
          <table:table-cell table:number-columns-repeated="2" office:value-type="float" office:value="62.0096" calcext:value-type="float">
            <text:p>62,01</text:p>
          </table:table-cell>
          <table:table-cell office:value-type="float" office:value="37.9904" calcext:value-type="float">
            <text:p>37,99</text:p>
          </table:table-cell>
          <table:table-cell office:value-type="float" office:value="0" calcext:value-type="float">
            <text:p>0,00</text:p>
          </table:table-cell>
          <table:table-cell office:value-type="float" office:value="0.0352937" calcext:value-type="float">
            <text:p>0,0352937</text:p>
          </table:table-cell>
          <table:table-cell office:value-type="float" office:value="0" calcext:value-type="float">
            <text:p>0</text:p>
          </table:table-cell>
          <table:table-cell office:value-type="float" office:value="0.0031399" calcext:value-type="float">
            <text:p>0,0031399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</text:p>
          </table:table-cell>
          <table:table-cell office:value-type="float" office:value="9.08565" calcext:value-type="float">
            <text:p>9,09</text:p>
          </table:table-cell>
          <table:table-cell table:number-columns-repeated="2" office:value-type="float" office:value="52.474" calcext:value-type="float">
            <text:p>52,47</text:p>
          </table:table-cell>
          <table:table-cell office:value-type="float" office:value="47.526" calcext:value-type="float">
            <text:p>47,53</text:p>
          </table:table-cell>
          <table:table-cell office:value-type="float" office:value="0" calcext:value-type="float">
            <text:p>0,00</text:p>
          </table:table-cell>
          <table:table-cell office:value-type="float" office:value="0.0066867" calcext:value-type="float">
            <text:p>0,0066867</text:p>
          </table:table-cell>
          <table:table-cell office:value-type="float" office:value="0" calcext:value-type="float">
            <text:p>0</text:p>
          </table:table-cell>
          <table:table-cell office:value-type="float" office:value="0.0007442" calcext:value-type="float">
            <text:p>0,0007442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5</text:p>
          </table:table-cell>
          <table:table-cell office:value-type="float" office:value="3.05435" calcext:value-type="float">
            <text:p>3,05</text:p>
          </table:table-cell>
          <table:table-cell table:number-columns-repeated="2" office:value-type="float" office:value="58.8745" calcext:value-type="float">
            <text:p>58,87</text:p>
          </table:table-cell>
          <table:table-cell office:value-type="float" office:value="41.1255" calcext:value-type="float">
            <text:p>41,13</text:p>
          </table:table-cell>
          <table:table-cell office:value-type="float" office:value="0" calcext:value-type="float">
            <text:p>0,00</text:p>
          </table:table-cell>
          <table:table-cell office:value-type="float" office:value="0.0038208" calcext:value-type="float">
            <text:p>0,0038208</text:p>
          </table:table-cell>
          <table:table-cell office:value-type="float" office:value="0" calcext:value-type="float">
            <text:p>0</text:p>
          </table:table-cell>
          <table:table-cell office:value-type="float" office:value="0.0004222" calcext:value-type="float">
            <text:p>0,0004222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</text:p>
          </table:table-cell>
          <table:table-cell office:value-type="float" office:value="8.40685" calcext:value-type="float">
            <text:p>8,41</text:p>
          </table:table-cell>
          <table:table-cell table:number-columns-repeated="2" office:value-type="float" office:value="69.0184" calcext:value-type="float">
            <text:p>69,02</text:p>
          </table:table-cell>
          <table:table-cell office:value-type="float" office:value="30.9816" calcext:value-type="float">
            <text:p>30,98</text:p>
          </table:table-cell>
          <table:table-cell office:value-type="float" office:value="0" calcext:value-type="float">
            <text:p>0,00</text:p>
          </table:table-cell>
          <table:table-cell office:value-type="float" office:value="0.493692" calcext:value-type="float">
            <text:p>0,493692</text:p>
          </table:table-cell>
          <table:table-cell office:value-type="float" office:value="0" calcext:value-type="float">
            <text:p>0</text:p>
          </table:table-cell>
          <table:table-cell office:value-type="float" office:value="0.0760192" calcext:value-type="float">
            <text:p>0,0760192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1.49" calcext:value-type="float">
            <text:p>17631,5</text:p>
          </table:table-cell>
          <table:table-cell table:style-name="ce14" table:formula="of:=AVERAGE([.G17:.G26])" office:value-type="float" office:value="94.7497" calcext:value-type="float">
            <text:p>94,75</text:p>
          </table:table-cell>
          <table:table-cell table:style-name="ce14" table:formula="of:=AVERAGE([.H17:.H26])" office:value-type="float" office:value="5.2503023" calcext:value-type="float">
            <text:p>5,25</text:p>
          </table:table-cell>
          <table:table-cell table:style-name="ce14" table:formula="of:=AVERAGE([.I17:.I26])" office:value-type="float" office:value="66.03379" calcext:value-type="float">
            <text:p>66,03</text:p>
          </table:table-cell>
          <table:table-cell table:style-name="ce14" table:formula="of:=AVERAGE([.J17:.J26])" office:value-type="float" office:value="66.17083" calcext:value-type="float">
            <text:p>66,17</text:p>
          </table:table-cell>
          <table:table-cell table:style-name="ce14" table:formula="of:=AVERAGE([.K17:.K26])" office:value-type="float" office:value="33.829166" calcext:value-type="float">
            <text:p>33,83</text:p>
          </table:table-cell>
          <table:table-cell table:style-name="ce14" table:formula="of:=AVERAGE([.L17:.L26])" office:value-type="float" office:value="0.152718" calcext:value-type="float">
            <text:p>0,15</text:p>
          </table:table-cell>
          <table:table-cell table:style-name="ce16" table:formula="of:=AVERAGE([.M17:.M26])" office:value-type="float" office:value="2.73829883" calcext:value-type="float">
            <text:p>2,73830</text:p>
          </table:table-cell>
          <table:table-cell table:style-name="ce16" table:formula="of:=AVERAGE([.N17:.N26])" office:value-type="float" office:value="0" calcext:value-type="float">
            <text:p>0,00000</text:p>
          </table:table-cell>
          <table:table-cell table:style-name="ce16" table:formula="of:=AVERAGE([.O17:.O26])" office:value-type="float" office:value="0.37846147" calcext:value-type="float">
            <text:p>0,37846</text:p>
          </table:table-cell>
          <table:table-cell table:style-name="ce14" table:formula="of:=([.O16]/[.E16])*1000000" office:value-type="float" office:value="4.83106120562886" calcext:value-type="float">
            <text:p>4,83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5</text:p>
          </table:table-cell>
          <table:table-cell office:value-type="float" office:value="9.85484" calcext:value-type="float">
            <text:p>9,85</text:p>
          </table:table-cell>
          <table:table-cell table:number-columns-repeated="2" office:value-type="float" office:value="64.5969" calcext:value-type="float">
            <text:p>64,60</text:p>
          </table:table-cell>
          <table:table-cell office:value-type="float" office:value="35.4031" calcext:value-type="float">
            <text:p>35,40</text:p>
          </table:table-cell>
          <table:table-cell office:value-type="float" office:value="0" calcext:value-type="float">
            <text:p>0,00</text:p>
          </table:table-cell>
          <table:table-cell office:value-type="float" office:value="0.598464" calcext:value-type="float">
            <text:p>0,598464</text:p>
          </table:table-cell>
          <table:table-cell office:value-type="float" office:value="0" calcext:value-type="float">
            <text:p>0</text:p>
          </table:table-cell>
          <table:table-cell office:value-type="float" office:value="0.0639838" calcext:value-type="float">
            <text:p>0,0639838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7</text:p>
          </table:table-cell>
          <table:table-cell office:value-type="float" office:value="2.93076" calcext:value-type="float">
            <text:p>2,93</text:p>
          </table:table-cell>
          <table:table-cell table:number-columns-repeated="2" office:value-type="float" office:value="52.029" calcext:value-type="float">
            <text:p>52,03</text:p>
          </table:table-cell>
          <table:table-cell office:value-type="float" office:value="47.971" calcext:value-type="float">
            <text:p>47,97</text:p>
          </table:table-cell>
          <table:table-cell office:value-type="float" office:value="0" calcext:value-type="float">
            <text:p>0,00</text:p>
          </table:table-cell>
          <table:table-cell office:value-type="float" office:value="0.0073624" calcext:value-type="float">
            <text:p>0,0073624</text:p>
          </table:table-cell>
          <table:table-cell office:value-type="float" office:value="0" calcext:value-type="float">
            <text:p>0</text:p>
          </table:table-cell>
          <table:table-cell office:value-type="float" office:value="0.0007063" calcext:value-type="float">
            <text:p>0,0007063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9</text:p>
          </table:table-cell>
          <table:table-cell office:value-type="float" office:value="1.41229" calcext:value-type="float">
            <text:p>1,41</text:p>
          </table:table-cell>
          <table:table-cell table:number-columns-repeated="2" office:value-type="float" office:value="50.2297" calcext:value-type="float">
            <text:p>50,23</text:p>
          </table:table-cell>
          <table:table-cell office:value-type="float" office:value="49.7703" calcext:value-type="float">
            <text:p>49,77</text:p>
          </table:table-cell>
          <table:table-cell office:value-type="float" office:value="0" calcext:value-type="float">
            <text:p>0,00</text:p>
          </table:table-cell>
          <table:table-cell office:value-type="float" office:value="0.007816" calcext:value-type="float">
            <text:p>0,007816</text:p>
          </table:table-cell>
          <table:table-cell office:value-type="float" office:value="0" calcext:value-type="float">
            <text:p>0</text:p>
          </table:table-cell>
          <table:table-cell office:value-type="float" office:value="0.0007336" calcext:value-type="float">
            <text:p>0,0007336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</text:p>
          </table:table-cell>
          <table:table-cell office:value-type="float" office:value="0.705393" calcext:value-type="float">
            <text:p>0,71</text:p>
          </table:table-cell>
          <table:table-cell table:number-columns-repeated="2" office:value-type="float" office:value="89.4696" calcext:value-type="float">
            <text:p>89,47</text:p>
          </table:table-cell>
          <table:table-cell office:value-type="float" office:value="10.5304" calcext:value-type="float">
            <text:p>10,53</text:p>
          </table:table-cell>
          <table:table-cell office:value-type="float" office:value="0" calcext:value-type="float">
            <text:p>0,00</text:p>
          </table:table-cell>
          <table:table-cell office:value-type="float" office:value="5.23248" calcext:value-type="float">
            <text:p>5,23248</text:p>
          </table:table-cell>
          <table:table-cell office:value-type="float" office:value="0" calcext:value-type="float">
            <text:p>0</text:p>
          </table:table-cell>
          <table:table-cell office:value-type="float" office:value="0.561473" calcext:value-type="float">
            <text:p>0,561473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69.3" calcext:value-type="float">
            <text:p>7469,3</text:p>
          </table:table-cell>
          <table:table-cell office:value-type="float" office:value="98.8224" calcext:value-type="float">
            <text:p>98,82</text:p>
          </table:table-cell>
          <table:table-cell office:value-type="float" office:value="1.17763" calcext:value-type="float">
            <text:p>1,18</text:p>
          </table:table-cell>
          <table:table-cell office:value-type="float" office:value="88.3629" calcext:value-type="float">
            <text:p>88,36</text:p>
          </table:table-cell>
          <table:table-cell office:value-type="float" office:value="89.7333" calcext:value-type="float">
            <text:p>89,73</text:p>
          </table:table-cell>
          <table:table-cell office:value-type="float" office:value="10.2667" calcext:value-type="float">
            <text:p>10,27</text:p>
          </table:table-cell>
          <table:table-cell office:value-type="float" office:value="1.52718" calcext:value-type="float">
            <text:p>1,53</text:p>
          </table:table-cell>
          <table:table-cell office:value-type="float" office:value="0.843623" calcext:value-type="float">
            <text:p>0,843623</text:p>
          </table:table-cell>
          <table:table-cell office:value-type="float" office:value="0" calcext:value-type="float">
            <text:p>0</text:p>
          </table:table-cell>
          <table:table-cell office:value-type="float" office:value="0.0979028" calcext:value-type="float">
            <text:p>0,0979028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5</text:p>
          </table:table-cell>
          <table:table-cell office:value-type="float" office:value="14.7542" calcext:value-type="float">
            <text:p>14,75</text:p>
          </table:table-cell>
          <table:table-cell table:number-columns-repeated="2" office:value-type="float" office:value="51.3555" calcext:value-type="float">
            <text:p>51,36</text:p>
          </table:table-cell>
          <table:table-cell office:value-type="float" office:value="48.6445" calcext:value-type="float">
            <text:p>48,64</text:p>
          </table:table-cell>
          <table:table-cell office:value-type="float" office:value="0" calcext:value-type="float">
            <text:p>0,00</text:p>
          </table:table-cell>
          <table:table-cell office:value-type="float" office:value="18.5803" calcext:value-type="float">
            <text:p>18,5803</text:p>
          </table:table-cell>
          <table:table-cell office:value-type="float" office:value="0" calcext:value-type="float">
            <text:p>0</text:p>
          </table:table-cell>
          <table:table-cell office:value-type="float" office:value="2.82165" calcext:value-type="float">
            <text:p>2,82165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57.6534" calcext:value-type="float">
            <text:p>57,65</text:p>
          </table:table-cell>
          <table:table-cell office:value-type="float" office:value="42.3466" calcext:value-type="float">
            <text:p>42,35</text:p>
          </table:table-cell>
          <table:table-cell office:value-type="float" office:value="0" calcext:value-type="float">
            <text:p>0,00</text:p>
          </table:table-cell>
          <table:table-cell office:value-type="float" office:value="1.81715" calcext:value-type="float">
            <text:p>1,81715</text:p>
          </table:table-cell>
          <table:table-cell office:value-type="float" office:value="0" calcext:value-type="float">
            <text:p>0</text:p>
          </table:table-cell>
          <table:table-cell office:value-type="float" office:value="0.190466" calcext:value-type="float">
            <text:p>0,190466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59.6" calcext:value-type="float">
            <text:p>59,60</text:p>
          </table:table-cell>
          <table:table-cell office:value-type="float" office:value="40.4" calcext:value-type="float">
            <text:p>40,40</text:p>
          </table:table-cell>
          <table:table-cell office:value-type="float" office:value="0" calcext:value-type="float">
            <text:p>0,00</text:p>
          </table:table-cell>
          <table:table-cell office:value-type="float" office:value="0.0150839" calcext:value-type="float">
            <text:p>0,0150839</text:p>
          </table:table-cell>
          <table:table-cell office:value-type="float" office:value="0" calcext:value-type="float">
            <text:p>0</text:p>
          </table:table-cell>
          <table:table-cell office:value-type="float" office:value="0.0016903" calcext:value-type="float">
            <text:p>0,0016903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7</text:p>
          </table:table-cell>
          <table:table-cell office:value-type="float" office:value="15.9318" calcext:value-type="float">
            <text:p>15,93</text:p>
          </table:table-cell>
          <table:table-cell table:number-columns-repeated="2" office:value-type="float" office:value="55.8465" calcext:value-type="float">
            <text:p>55,85</text:p>
          </table:table-cell>
          <table:table-cell office:value-type="float" office:value="44.1535" calcext:value-type="float">
            <text:p>44,15</text:p>
          </table:table-cell>
          <table:table-cell office:value-type="float" office:value="0" calcext:value-type="float">
            <text:p>0,00</text:p>
          </table:table-cell>
          <table:table-cell office:value-type="float" office:value="0.174478" calcext:value-type="float">
            <text:p>0,174478</text:p>
          </table:table-cell>
          <table:table-cell office:value-type="float" office:value="0" calcext:value-type="float">
            <text:p>0</text:p>
          </table:table-cell>
          <table:table-cell office:value-type="float" office:value="0.0346637" calcext:value-type="float">
            <text:p>0,0346637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0.5" calcext:value-type="float">
            <text:p>940,5</text:p>
          </table:table-cell>
          <table:table-cell office:value-type="float" office:value="94.2639" calcext:value-type="float">
            <text:p>94,26</text:p>
          </table:table-cell>
          <table:table-cell office:value-type="float" office:value="5.73611" calcext:value-type="float">
            <text:p>5,74</text:p>
          </table:table-cell>
          <table:table-cell table:number-columns-repeated="2" office:value-type="float" office:value="91.1944" calcext:value-type="float">
            <text:p>91,19</text:p>
          </table:table-cell>
          <table:table-cell office:value-type="float" office:value="8.80556" calcext:value-type="float">
            <text:p>8,81</text:p>
          </table:table-cell>
          <table:table-cell office:value-type="float" office:value="0" calcext:value-type="float">
            <text:p>0,00</text:p>
          </table:table-cell>
          <table:table-cell office:value-type="float" office:value="0.106231" calcext:value-type="float">
            <text:p>0,106231</text:p>
          </table:table-cell>
          <table:table-cell office:value-type="float" office:value="0" calcext:value-type="float">
            <text:p>0</text:p>
          </table:table-cell>
          <table:table-cell office:value-type="float" office:value="0.0113452" calcext:value-type="float">
            <text:p>0,0113452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4" table:formula="of:=AVERAGE([.G28:.G34])" office:value-type="float" office:value="99.8717285714286" calcext:value-type="float">
            <text:p>99,87</text:p>
          </table:table-cell>
          <table:table-cell table:style-name="ce14" table:formula="of:=AVERAGE([.H28:.H34])" office:value-type="float" office:value="0.128266857142857" calcext:value-type="float">
            <text:p>0,13</text:p>
          </table:table-cell>
          <table:table-cell table:style-name="ce14" table:formula="of:=AVERAGE([.I28:.I34])" office:value-type="float" office:value="47.0858571428571" calcext:value-type="float">
            <text:p>47,09</text:p>
          </table:table-cell>
          <table:table-cell table:style-name="ce14" table:formula="of:=AVERAGE([.J28:.J34])" office:value-type="float" office:value="47.0858571428571" calcext:value-type="float">
            <text:p>47,09</text:p>
          </table:table-cell>
          <table:table-cell table:style-name="ce14" table:formula="of:=AVERAGE([.K28:.K34])" office:value-type="float" office:value="52.9141428571429" calcext:value-type="float">
            <text:p>52,91</text:p>
          </table:table-cell>
          <table:table-cell table:style-name="ce14" table:formula="of:=AVERAGE([.L28:.L34])" office:value-type="float" office:value="0" calcext:value-type="float">
            <text:p>0,00</text:p>
          </table:table-cell>
          <table:table-cell table:style-name="ce16" table:formula="of:=AVERAGE([.M28:.M34])" office:value-type="float" office:value="0.00699762857142857" calcext:value-type="float">
            <text:p>0,00700</text:p>
          </table:table-cell>
          <table:table-cell table:style-name="ce16" table:formula="of:=AVERAGE([.N28:.N34])" office:value-type="float" office:value="0" calcext:value-type="float">
            <text:p>0,00000</text:p>
          </table:table-cell>
          <table:table-cell table:style-name="ce16" table:formula="of:=AVERAGE([.O28:.O34])" office:value-type="float" office:value="0.00518338571428571" calcext:value-type="float">
            <text:p>0,00518</text:p>
          </table:table-cell>
          <table:table-cell table:style-name="ce14" table:formula="of:=([.O27]/[.E27])*1000000" office:value-type="float" office:value="19.8814794520548" calcext:value-type="float">
            <text:p>19,88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23.8994" calcext:value-type="float">
            <text:p>23,90</text:p>
          </table:table-cell>
          <table:table-cell office:value-type="float" office:value="76.1006" calcext:value-type="float">
            <text:p>76,10</text:p>
          </table:table-cell>
          <table:table-cell office:value-type="float" office:value="0" calcext:value-type="float">
            <text:p>0,00</text:p>
          </table:table-cell>
          <table:table-cell office:value-type="float" office:value="0.003554" calcext:value-type="float">
            <text:p>0,003554</text:p>
          </table:table-cell>
          <table:table-cell office:value-type="float" office:value="0" calcext:value-type="float">
            <text:p>0</text:p>
          </table:table-cell>
          <table:table-cell office:value-type="float" office:value="0.0017942" calcext:value-type="float">
            <text:p>0,0017942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53.1507" calcext:value-type="float">
            <text:p>53,15</text:p>
          </table:table-cell>
          <table:table-cell office:value-type="float" office:value="46.8493" calcext:value-type="float">
            <text:p>46,85</text:p>
          </table:table-cell>
          <table:table-cell office:value-type="float" office:value="0" calcext:value-type="float">
            <text:p>0,00</text:p>
          </table:table-cell>
          <table:table-cell office:value-type="float" office:value="0.0058432" calcext:value-type="float">
            <text:p>0,0058432</text:p>
          </table:table-cell>
          <table:table-cell office:value-type="float" office:value="0" calcext:value-type="float">
            <text:p>0</text:p>
          </table:table-cell>
          <table:table-cell office:value-type="float" office:value="0.0032771" calcext:value-type="float">
            <text:p>0,0032771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</text:p>
          </table:table-cell>
          <table:table-cell office:value-type="float" office:value="0.897868" calcext:value-type="float">
            <text:p>0,90</text:p>
          </table:table-cell>
          <table:table-cell table:number-columns-repeated="2" office:value-type="float" office:value="39.7306" calcext:value-type="float">
            <text:p>39,73</text:p>
          </table:table-cell>
          <table:table-cell office:value-type="float" office:value="60.2694" calcext:value-type="float">
            <text:p>60,27</text:p>
          </table:table-cell>
          <table:table-cell office:value-type="float" office:value="0" calcext:value-type="float">
            <text:p>0,00</text:p>
          </table:table-cell>
          <table:table-cell office:value-type="float" office:value="0.003276" calcext:value-type="float">
            <text:p>0,003276</text:p>
          </table:table-cell>
          <table:table-cell office:value-type="float" office:value="0" calcext:value-type="float">
            <text:p>0</text:p>
          </table:table-cell>
          <table:table-cell office:value-type="float" office:value="0.0003377" calcext:value-type="float">
            <text:p>0,0003377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54.9858" calcext:value-type="float">
            <text:p>54,99</text:p>
          </table:table-cell>
          <table:table-cell office:value-type="float" office:value="45.0142" calcext:value-type="float">
            <text:p>45,01</text:p>
          </table:table-cell>
          <table:table-cell office:value-type="float" office:value="0" calcext:value-type="float">
            <text:p>0,00</text:p>
          </table:table-cell>
          <table:table-cell office:value-type="float" office:value="0.0099721" calcext:value-type="float">
            <text:p>0,0099721</text:p>
          </table:table-cell>
          <table:table-cell office:value-type="float" office:value="0" calcext:value-type="float">
            <text:p>0</text:p>
          </table:table-cell>
          <table:table-cell office:value-type="float" office:value="0.0087582" calcext:value-type="float">
            <text:p>0,0087582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52.4038" calcext:value-type="float">
            <text:p>52,40</text:p>
          </table:table-cell>
          <table:table-cell office:value-type="float" office:value="47.5962" calcext:value-type="float">
            <text:p>47,60</text:p>
          </table:table-cell>
          <table:table-cell office:value-type="float" office:value="0" calcext:value-type="float">
            <text:p>0,00</text:p>
          </table:table-cell>
          <table:table-cell office:value-type="float" office:value="0.0128931" calcext:value-type="float">
            <text:p>0,0128931</text:p>
          </table:table-cell>
          <table:table-cell office:value-type="float" office:value="0" calcext:value-type="float">
            <text:p>0</text:p>
          </table:table-cell>
          <table:table-cell office:value-type="float" office:value="0.0102024" calcext:value-type="float">
            <text:p>0,0102024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67.7903" calcext:value-type="float">
            <text:p>67,79</text:p>
          </table:table-cell>
          <table:table-cell office:value-type="float" office:value="32.2097" calcext:value-type="float">
            <text:p>32,21</text:p>
          </table:table-cell>
          <table:table-cell office:value-type="float" office:value="0" calcext:value-type="float">
            <text:p>0,00</text:p>
          </table:table-cell>
          <table:table-cell office:value-type="float" office:value="0.0111729" calcext:value-type="float">
            <text:p>0,0111729</text:p>
          </table:table-cell>
          <table:table-cell office:value-type="float" office:value="0" calcext:value-type="float">
            <text:p>0</text:p>
          </table:table-cell>
          <table:table-cell office:value-type="float" office:value="0.0111721" calcext:value-type="float">
            <text:p>0,011172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number-columns-repeated="2" office:value-type="float" office:value="37.6404" calcext:value-type="float">
            <text:p>37,64</text:p>
          </table:table-cell>
          <table:table-cell office:value-type="float" office:value="62.3596" calcext:value-type="float">
            <text:p>62,36</text:p>
          </table:table-cell>
          <table:table-cell office:value-type="float" office:value="0" calcext:value-type="float">
            <text:p>0,00</text:p>
          </table:table-cell>
          <table:table-cell office:value-type="float" office:value="0.0022721" calcext:value-type="float">
            <text:p>0,0022721</text:p>
          </table:table-cell>
          <table:table-cell office:value-type="float" office:value="0" calcext:value-type="float">
            <text:p>0</text:p>
          </table:table-cell>
          <table:table-cell office:value-type="float" office:value="0.000742" calcext:value-type="float">
            <text:p>0,000742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83.525" calcext:value-type="float">
            <text:p>3183,5</text:p>
          </table:table-cell>
          <table:table-cell table:style-name="ce14" table:formula="of:=AVERAGE([.G36:.G47])" office:value-type="float" office:value="91.301775" calcext:value-type="float">
            <text:p>91,30</text:p>
          </table:table-cell>
          <table:table-cell table:style-name="ce14" table:formula="of:=AVERAGE([.H36:.H47])" office:value-type="float" office:value="8.69821866666667" calcext:value-type="float">
            <text:p>8,70</text:p>
          </table:table-cell>
          <table:table-cell table:style-name="ce14" table:formula="of:=AVERAGE([.I36:.I47])" office:value-type="float" office:value="26.4273266666667" calcext:value-type="float">
            <text:p>26,43</text:p>
          </table:table-cell>
          <table:table-cell table:style-name="ce14" table:formula="of:=AVERAGE([.J36:.J47])" office:value-type="float" office:value="26.4273266666667" calcext:value-type="float">
            <text:p>26,43</text:p>
          </table:table-cell>
          <table:table-cell table:style-name="ce14" table:formula="of:=AVERAGE([.K36:.K47])" office:value-type="float" office:value="73.572675" calcext:value-type="float">
            <text:p>73,57</text:p>
          </table:table-cell>
          <table:table-cell table:style-name="ce14" table:formula="of:=AVERAGE([.L36:.L47])" office:value-type="float" office:value="0" calcext:value-type="float">
            <text:p>0,00</text:p>
          </table:table-cell>
          <table:table-cell table:style-name="ce16" table:formula="of:=AVERAGE([.M36:.M47])" office:value-type="float" office:value="0.118793758333333" calcext:value-type="float">
            <text:p>0,11879</text:p>
          </table:table-cell>
          <table:table-cell table:style-name="ce16" table:formula="of:=AVERAGE([.N36:.N47])" office:value-type="float" office:value="0" calcext:value-type="float">
            <text:p>0,00000</text:p>
          </table:table-cell>
          <table:table-cell table:style-name="ce16" table:formula="of:=AVERAGE([.O36:.O47])" office:value-type="float" office:value="0.0797573333333333" calcext:value-type="float">
            <text:p>0,07976</text:p>
          </table:table-cell>
          <table:table-cell table:style-name="ce14" table:formula="of:=([.O35]/[.E35])*1000000" office:value-type="float" office:value="13.1167239985199" calcext:value-type="float">
            <text:p>13,1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9</text:p>
          </table:table-cell>
          <table:table-cell office:value-type="float" office:value="1.31337" calcext:value-type="float">
            <text:p>1,31</text:p>
          </table:table-cell>
          <table:table-cell table:number-columns-repeated="2" office:value-type="float" office:value="24.1135" calcext:value-type="float">
            <text:p>24,11</text:p>
          </table:table-cell>
          <table:table-cell office:value-type="float" office:value="75.8865" calcext:value-type="float">
            <text:p>75,89</text:p>
          </table:table-cell>
          <table:table-cell office:value-type="float" office:value="0" calcext:value-type="float">
            <text:p>0,00</text:p>
          </table:table-cell>
          <table:table-cell office:value-type="float" office:value="0.0145227" calcext:value-type="float">
            <text:p>0,0145227</text:p>
          </table:table-cell>
          <table:table-cell office:value-type="float" office:value="0" calcext:value-type="float">
            <text:p>0</text:p>
          </table:table-cell>
          <table:table-cell office:value-type="float" office:value="0.0135963" calcext:value-type="float">
            <text:p>0,0135963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7</text:p>
          </table:table-cell>
          <table:table-cell office:value-type="float" office:value="1.23457" calcext:value-type="float">
            <text:p>1,23</text:p>
          </table:table-cell>
          <table:table-cell table:number-columns-repeated="2" office:value-type="float" office:value="10.303" calcext:value-type="float">
            <text:p>10,30</text:p>
          </table:table-cell>
          <table:table-cell office:value-type="float" office:value="89.697" calcext:value-type="float">
            <text:p>89,70</text:p>
          </table:table-cell>
          <table:table-cell office:value-type="float" office:value="0" calcext:value-type="float">
            <text:p>0,00</text:p>
          </table:table-cell>
          <table:table-cell office:value-type="float" office:value="0.0102281" calcext:value-type="float">
            <text:p>0,0102281</text:p>
          </table:table-cell>
          <table:table-cell office:value-type="float" office:value="0" calcext:value-type="float">
            <text:p>0</text:p>
          </table:table-cell>
          <table:table-cell office:value-type="float" office:value="0.0018501" calcext:value-type="float">
            <text:p>0,0018501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.9" calcext:value-type="float">
            <text:p>884,9</text:p>
          </table:table-cell>
          <table:table-cell office:value-type="float" office:value="95.8297" calcext:value-type="float">
            <text:p>95,83</text:p>
          </table:table-cell>
          <table:table-cell office:value-type="float" office:value="4.17027" calcext:value-type="float">
            <text:p>4,17</text:p>
          </table:table-cell>
          <table:table-cell table:number-columns-repeated="2" office:value-type="float" office:value="15.2814" calcext:value-type="float">
            <text:p>15,28</text:p>
          </table:table-cell>
          <table:table-cell office:value-type="float" office:value="84.7186" calcext:value-type="float">
            <text:p>84,72</text:p>
          </table:table-cell>
          <table:table-cell office:value-type="float" office:value="0" calcext:value-type="float">
            <text:p>0,00</text:p>
          </table:table-cell>
          <table:table-cell office:value-type="float" office:value="0.0364525" calcext:value-type="float">
            <text:p>0,0364525</text:p>
          </table:table-cell>
          <table:table-cell office:value-type="float" office:value="0" calcext:value-type="float">
            <text:p>0</text:p>
          </table:table-cell>
          <table:table-cell office:value-type="float" office:value="0.0148732" calcext:value-type="float">
            <text:p>0,0148732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63.9" calcext:value-type="float">
            <text:p>763,9</text:p>
          </table:table-cell>
          <table:table-cell office:value-type="float" office:value="84.4625" calcext:value-type="float">
            <text:p>84,46</text:p>
          </table:table-cell>
          <table:table-cell office:value-type="float" office:value="15.5375" calcext:value-type="float">
            <text:p>15,54</text:p>
          </table:table-cell>
          <table:table-cell table:number-columns-repeated="2" office:value-type="float" office:value="35.5222" calcext:value-type="float">
            <text:p>35,52</text:p>
          </table:table-cell>
          <table:table-cell office:value-type="float" office:value="64.4778" calcext:value-type="float">
            <text:p>64,48</text:p>
          </table:table-cell>
          <table:table-cell office:value-type="float" office:value="0" calcext:value-type="float">
            <text:p>0,00</text:p>
          </table:table-cell>
          <table:table-cell office:value-type="float" office:value="0.014724" calcext:value-type="float">
            <text:p>0,014724</text:p>
          </table:table-cell>
          <table:table-cell office:value-type="float" office:value="0" calcext:value-type="float">
            <text:p>0</text:p>
          </table:table-cell>
          <table:table-cell office:value-type="float" office:value="0.0041188" calcext:value-type="float">
            <text:p>0,0041188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36.3" calcext:value-type="float">
            <text:p>1036,3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table:number-columns-repeated="2" office:value-type="float" office:value="34.0343" calcext:value-type="float">
            <text:p>34,03</text:p>
          </table:table-cell>
          <table:table-cell office:value-type="float" office:value="65.9657" calcext:value-type="float">
            <text:p>65,97</text:p>
          </table:table-cell>
          <table:table-cell office:value-type="float" office:value="0" calcext:value-type="float">
            <text:p>0,00</text:p>
          </table:table-cell>
          <table:table-cell office:value-type="float" office:value="0.0502648" calcext:value-type="float">
            <text:p>0,0502648</text:p>
          </table:table-cell>
          <table:table-cell office:value-type="float" office:value="0" calcext:value-type="float">
            <text:p>0</text:p>
          </table:table-cell>
          <table:table-cell office:value-type="float" office:value="0.0145118" calcext:value-type="float">
            <text:p>0,0145118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0.3" calcext:value-type="float">
            <text:p>1380,3</text:p>
          </table:table-cell>
          <table:table-cell office:value-type="float" office:value="87.0785" calcext:value-type="float">
            <text:p>87,08</text:p>
          </table:table-cell>
          <table:table-cell office:value-type="float" office:value="12.9215" calcext:value-type="float">
            <text:p>12,92</text:p>
          </table:table-cell>
          <table:table-cell table:number-columns-repeated="2" office:value-type="float" office:value="53.3609" calcext:value-type="float">
            <text:p>53,36</text:p>
          </table:table-cell>
          <table:table-cell office:value-type="float" office:value="46.6391" calcext:value-type="float">
            <text:p>46,64</text:p>
          </table:table-cell>
          <table:table-cell office:value-type="float" office:value="0" calcext:value-type="float">
            <text:p>0,00</text:p>
          </table:table-cell>
          <table:table-cell office:value-type="float" office:value="0.216906" calcext:value-type="float">
            <text:p>0,216906</text:p>
          </table:table-cell>
          <table:table-cell office:value-type="float" office:value="0" calcext:value-type="float">
            <text:p>0</text:p>
          </table:table-cell>
          <table:table-cell office:value-type="float" office:value="0.0425557" calcext:value-type="float">
            <text:p>0,0425557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8</text:p>
          </table:table-cell>
          <table:table-cell office:value-type="float" office:value="0.12029" calcext:value-type="float">
            <text:p>0,12</text:p>
          </table:table-cell>
          <table:table-cell table:number-columns-repeated="2" office:value-type="float" office:value="10.2074" calcext:value-type="float">
            <text:p>10,21</text:p>
          </table:table-cell>
          <table:table-cell office:value-type="float" office:value="89.7926" calcext:value-type="float">
            <text:p>89,79</text:p>
          </table:table-cell>
          <table:table-cell office:value-type="float" office:value="0" calcext:value-type="float">
            <text:p>0,00</text:p>
          </table:table-cell>
          <table:table-cell office:value-type="float" office:value="0.154395" calcext:value-type="float">
            <text:p>0,154395</text:p>
          </table:table-cell>
          <table:table-cell office:value-type="float" office:value="0" calcext:value-type="float">
            <text:p>0</text:p>
          </table:table-cell>
          <table:table-cell office:value-type="float" office:value="0.0295491" calcext:value-type="float">
            <text:p>0,029549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7</text:p>
          </table:table-cell>
          <table:table-cell office:value-type="float" office:value="0.632132" calcext:value-type="float">
            <text:p>0,63</text:p>
          </table:table-cell>
          <table:table-cell table:number-columns-repeated="2" office:value-type="float" office:value="51.1081" calcext:value-type="float">
            <text:p>51,11</text:p>
          </table:table-cell>
          <table:table-cell office:value-type="float" office:value="48.8919" calcext:value-type="float">
            <text:p>48,89</text:p>
          </table:table-cell>
          <table:table-cell office:value-type="float" office:value="0" calcext:value-type="float">
            <text:p>0,00</text:p>
          </table:table-cell>
          <table:table-cell office:value-type="float" office:value="0.117898" calcext:value-type="float">
            <text:p>0,117898</text:p>
          </table:table-cell>
          <table:table-cell office:value-type="float" office:value="0" calcext:value-type="float">
            <text:p>0</text:p>
          </table:table-cell>
          <table:table-cell office:value-type="float" office:value="0.108743" calcext:value-type="float">
            <text:p>0,108743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9</text:p>
          </table:table-cell>
          <table:table-cell office:value-type="float" office:value="0.012012" calcext:value-type="float">
            <text:p>0,01</text:p>
          </table:table-cell>
          <table:table-cell table:number-columns-repeated="2" office:value-type="float" office:value="50.7027" calcext:value-type="float">
            <text:p>50,70</text:p>
          </table:table-cell>
          <table:table-cell office:value-type="float" office:value="49.2973" calcext:value-type="float">
            <text:p>49,30</text:p>
          </table:table-cell>
          <table:table-cell office:value-type="float" office:value="0" calcext:value-type="float">
            <text:p>0,00</text:p>
          </table:table-cell>
          <table:table-cell office:value-type="float" office:value="0.126477" calcext:value-type="float">
            <text:p>0,126477</text:p>
          </table:table-cell>
          <table:table-cell office:value-type="float" office:value="0" calcext:value-type="float">
            <text:p>0</text:p>
          </table:table-cell>
          <table:table-cell office:value-type="float" office:value="0.145897" calcext:value-type="float">
            <text:p>0,145897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36.1" calcext:value-type="float">
            <text:p>2136,1</text:p>
          </table:table-cell>
          <table:table-cell office:value-type="float" office:value="78.6895" calcext:value-type="float">
            <text:p>78,69</text:p>
          </table:table-cell>
          <table:table-cell office:value-type="float" office:value="21.3105" calcext:value-type="float">
            <text:p>21,31</text:p>
          </table:table-cell>
          <table:table-cell table:number-columns-repeated="2" office:value-type="float" office:value="19.6426" calcext:value-type="float">
            <text:p>19,64</text:p>
          </table:table-cell>
          <table:table-cell office:value-type="float" office:value="80.3574" calcext:value-type="float">
            <text:p>80,36</text:p>
          </table:table-cell>
          <table:table-cell office:value-type="float" office:value="0" calcext:value-type="float">
            <text:p>0,00</text:p>
          </table:table-cell>
          <table:table-cell office:value-type="float" office:value="0.201737" calcext:value-type="float">
            <text:p>0,201737</text:p>
          </table:table-cell>
          <table:table-cell office:value-type="float" office:value="0" calcext:value-type="float">
            <text:p>0</text:p>
          </table:table-cell>
          <table:table-cell office:value-type="float" office:value="0.227787" calcext:value-type="float">
            <text:p>0,227787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4.9" calcext:value-type="float">
            <text:p>3694,9</text:p>
          </table:table-cell>
          <table:table-cell office:value-type="float" office:value="97.6424" calcext:value-type="float">
            <text:p>97,64</text:p>
          </table:table-cell>
          <table:table-cell office:value-type="float" office:value="2.35758" calcext:value-type="float">
            <text:p>2,36</text:p>
          </table:table-cell>
          <table:table-cell table:number-columns-repeated="2" office:value-type="float" office:value="8.98182" calcext:value-type="float">
            <text:p>8,98</text:p>
          </table:table-cell>
          <table:table-cell office:value-type="float" office:value="91.0182" calcext:value-type="float">
            <text:p>91,02</text:p>
          </table:table-cell>
          <table:table-cell office:value-type="float" office:value="0" calcext:value-type="float">
            <text:p>0,00</text:p>
          </table:table-cell>
          <table:table-cell office:value-type="float" office:value="0.197652" calcext:value-type="float">
            <text:p>0,197652</text:p>
          </table:table-cell>
          <table:table-cell office:value-type="float" office:value="0" calcext:value-type="float">
            <text:p>0</text:p>
          </table:table-cell>
          <table:table-cell office:value-type="float" office:value="0.206337" calcext:value-type="float">
            <text:p>0,206337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490.4" calcext:value-type="float">
            <text:p>7490,4</text:p>
          </table:table-cell>
          <table:table-cell office:value-type="float" office:value="88.4011" calcext:value-type="float">
            <text:p>88,40</text:p>
          </table:table-cell>
          <table:table-cell office:value-type="float" office:value="11.5989" calcext:value-type="float">
            <text:p>11,60</text:p>
          </table:table-cell>
          <table:table-cell table:number-columns-repeated="2" office:value-type="float" office:value="3.87" calcext:value-type="float">
            <text:p>3,87</text:p>
          </table:table-cell>
          <table:table-cell office:value-type="float" office:value="96.13" calcext:value-type="float">
            <text:p>96,13</text:p>
          </table:table-cell>
          <table:table-cell office:value-type="float" office:value="0" calcext:value-type="float">
            <text:p>0,00</text:p>
          </table:table-cell>
          <table:table-cell office:value-type="float" office:value="0.284268" calcext:value-type="float">
            <text:p>0,284268</text:p>
          </table:table-cell>
          <table:table-cell office:value-type="float" office:value="0" calcext:value-type="float">
            <text:p>0</text:p>
          </table:table-cell>
          <table:table-cell office:value-type="float" office:value="0.147269" calcext:value-type="float">
            <text:p>0,147269</text:p>
          </table:table-cell>
          <table:table-cell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oja3" table:style-name="ta1">
        <table:table-column table:style-name="co12" table:number-columns-repeated="16" table:default-cell-style-name="Default"/>
        <table:table-row table:style-name="ro1">
          <table:table-cell table:number-columns-repeated="4"/>
          <table:table-cell table:style-name="ce11" office:value-type="string" calcext:value-type="string">
            <text:p>Ejemplos</text:p>
          </table:table-cell>
          <table:table-cell table:style-name="ce11" office:value-type="string" calcext:value-type="string">
            <text:p>Patrones</text:p>
          </table:table-cell>
          <table:table-cell table:style-name="ce13" office:value-type="string" calcext:value-type="string">
            <text:p>Train</text:p>
          </table:table-cell>
          <table:table-cell table:style-name="ce13" office:value-type="string" calcext:value-type="string">
            <text:p>Error</text:p>
          </table:table-cell>
          <table:table-cell table:style-name="ce13" office:value-type="string" calcext:value-type="string">
            <text:p>Test</text:p>
          </table:table-cell>
          <table:table-cell table:style-name="ce13" office:value-type="string" calcext:value-type="string">
            <text:p>TestNC</text:p>
          </table:table-cell>
          <table:table-cell table:style-name="ce13" office:value-type="string" calcext:value-type="string">
            <text:p>Error</text:p>
          </table:table-cell>
          <table:table-cell table:style-name="ce13" office:value-type="string" calcext:value-type="string">
            <text:p>%NC</text:p>
          </table:table-cell>
          <table:table-cell table:style-name="ce15" office:value-type="string" calcext:value-type="string">
            <text:p>T_Train</text:p>
          </table:table-cell>
          <table:table-cell table:style-name="ce15" office:value-type="string" calcext:value-type="string">
            <text:p>T_Test</text:p>
          </table:table-cell>
          <table:table-cell table:style-name="ce15" office:value-type="string" calcext:value-type="string">
            <text:p>T_CPU_Test</text:p>
          </table:table-cell>
          <table:table-cell table:style-name="ce13" office:value-type="string" calcext:value-type="string">
            <text:p>Infer/Example</text:p>
          </table:table-cell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66.253846153846" calcext:value-type="float">
            <text:p>166,3</text:p>
          </table:table-cell>
          <table:table-cell table:style-name="ce12" table:formula="of:=AVERAGE([.G3:.G15])" office:value-type="float" office:value="84.5633769230769" calcext:value-type="float">
            <text:p>84,6</text:p>
          </table:table-cell>
          <table:table-cell table:style-name="ce12" table:formula="of:=AVERAGE([.H3:.H15])" office:value-type="float" office:value="15.4366292307692" calcext:value-type="float">
            <text:p>15,4</text:p>
          </table:table-cell>
          <table:table-cell table:style-name="ce12" table:formula="of:=AVERAGE([.I3:.I15])" office:value-type="float" office:value="49.0965538461538" calcext:value-type="float">
            <text:p>49,1</text:p>
          </table:table-cell>
          <table:table-cell table:style-name="ce12" table:formula="of:=AVERAGE([.J3:.J15])" office:value-type="float" office:value="49.0965538461538" calcext:value-type="float">
            <text:p>49,1</text:p>
          </table:table-cell>
          <table:table-cell table:style-name="ce12" table:formula="of:=AVERAGE([.K3:.K15])" office:value-type="float" office:value="50.9034461538462" calcext:value-type="float">
            <text:p>50,9</text:p>
          </table:table-cell>
          <table:table-cell table:style-name="ce12" table:formula="of:=AVERAGE([.L3:.L15])" office:value-type="float" office:value="0" calcext:value-type="float">
            <text:p>0,0</text:p>
          </table:table-cell>
          <table:table-cell table:style-name="ce12" table:formula="of:=AVERAGE([.M3:.M15])" office:value-type="float" office:value="0.0499914153846154" calcext:value-type="float">
            <text:p>0,0</text:p>
          </table:table-cell>
          <table:table-cell table:style-name="ce12" table:formula="of:=AVERAGE([.N3:.N15])" office:value-type="float" office:value="0" calcext:value-type="float">
            <text:p>0,0</text:p>
          </table:table-cell>
          <table:table-cell table:style-name="ce12" table:formula="of:=AVERAGE([.O3:.O15])" office:value-type="float" office:value="0.00724166923076923" calcext:value-type="float">
            <text:p>0,0</text:p>
          </table:table-cell>
          <table:table-cell table:style-name="ce14" table:formula="of:=([.O2]/[.E2])*1000000" office:value-type="float" office:value="1.14962571285521" calcext:value-type="float">
            <text:p>1,15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4</text:p>
          </table:table-cell>
          <table:table-cell office:value-type="float" office:value="68.546" calcext:value-type="float">
            <text:p>68,546</text:p>
          </table:table-cell>
          <table:table-cell table:number-columns-repeated="2" office:value-type="float" office:value="12.482" calcext:value-type="float">
            <text:p>12,482</text:p>
          </table:table-cell>
          <table:table-cell office:value-type="float" office:value="87.518" calcext:value-type="float">
            <text:p>87,518</text:p>
          </table:table-cell>
          <table:table-cell office:value-type="float" office:value="0" calcext:value-type="float">
            <text:p>0</text:p>
          </table:table-cell>
          <table:table-cell office:value-type="float" office:value="0.0313895" calcext:value-type="float">
            <text:p>0,0313895</text:p>
          </table:table-cell>
          <table:table-cell office:value-type="float" office:value="0" calcext:value-type="float">
            <text:p>0</text:p>
          </table:table-cell>
          <table:table-cell office:value-type="float" office:value="0.0052923" calcext:value-type="float">
            <text:p>0,0052923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755</text:p>
          </table:table-cell>
          <table:table-cell office:value-type="float" office:value="22.9245" calcext:value-type="float">
            <text:p>22,9245</text:p>
          </table:table-cell>
          <table:table-cell table:number-columns-repeated="2" office:value-type="float" office:value="51.0755" calcext:value-type="float">
            <text:p>51,0755</text:p>
          </table:table-cell>
          <table:table-cell office:value-type="float" office:value="48.9245" calcext:value-type="float">
            <text:p>48,9245</text:p>
          </table:table-cell>
          <table:table-cell office:value-type="float" office:value="0" calcext:value-type="float">
            <text:p>0</text:p>
          </table:table-cell>
          <table:table-cell office:value-type="float" office:value="0.0216086" calcext:value-type="float">
            <text:p>0,0216086</text:p>
          </table:table-cell>
          <table:table-cell office:value-type="float" office:value="0" calcext:value-type="float">
            <text:p>0</text:p>
          </table:table-cell>
          <table:table-cell office:value-type="float" office:value="0.0011249" calcext:value-type="float">
            <text:p>0,0011249</text:p>
          </table:table-cell>
          <table:table-cell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76</text:p>
          </table:table-cell>
          <table:table-cell office:value-type="float" office:value="23.124" calcext:value-type="float">
            <text:p>23,124</text:p>
          </table:table-cell>
          <table:table-cell table:number-columns-repeated="2" office:value-type="float" office:value="49.8551" calcext:value-type="float">
            <text:p>49,8551</text:p>
          </table:table-cell>
          <table:table-cell office:value-type="float" office:value="50.1449" calcext:value-type="float">
            <text:p>50,1449</text:p>
          </table:table-cell>
          <table:table-cell office:value-type="float" office:value="0" calcext:value-type="float">
            <text:p>0</text:p>
          </table:table-cell>
          <table:table-cell office:value-type="float" office:value="0.0020174" calcext:value-type="float">
            <text:p>0,0020174</text:p>
          </table:table-cell>
          <table:table-cell office:value-type="float" office:value="0" calcext:value-type="float">
            <text:p>0</text:p>
          </table:table-cell>
          <table:table-cell office:value-type="float" office:value="0.0002017" calcext:value-type="float">
            <text:p>0,0002017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5185" calcext:value-type="float">
            <text:p>48,5185</text:p>
          </table:table-cell>
          <table:table-cell office:value-type="float" office:value="51.4815" calcext:value-type="float">
            <text:p>51,4815</text:p>
          </table:table-cell>
          <table:table-cell office:value-type="float" office:value="0" calcext:value-type="float">
            <text:p>0</text:p>
          </table:table-cell>
          <table:table-cell office:value-type="float" office:value="0.0024967" calcext:value-type="float">
            <text:p>0,0024967</text:p>
          </table:table-cell>
          <table:table-cell office:value-type="float" office:value="0" calcext:value-type="float">
            <text:p>0</text:p>
          </table:table-cell>
          <table:table-cell office:value-type="float" office:value="0.0002148" calcext:value-type="float">
            <text:p>0,0002148</text:p>
          </table:table-cell>
          <table:table-cell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556</text:p>
          </table:table-cell>
          <table:table-cell office:value-type="float" office:value="4.44444" calcext:value-type="float">
            <text:p>4,444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007059" calcext:value-type="float">
            <text:p>0,0007059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522" calcext:value-type="float">
            <text:p>5,22E-05</text:p>
          </table:table-cell>
          <table:table-cell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table:number-columns-repeated="2" office:value-type="float" office:value="8.6" calcext:value-type="float">
            <text:p>8,6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0.0032085" calcext:value-type="float">
            <text:p>0,0032085</text:p>
          </table:table-cell>
          <table:table-cell office:value-type="float" office:value="0" calcext:value-type="float">
            <text:p>0</text:p>
          </table:table-cell>
          <table:table-cell office:value-type="float" office:value="0.0002393" calcext:value-type="float">
            <text:p>0,0002393</text:p>
          </table:table-cell>
          <table:table-cell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36</text:p>
          </table:table-cell>
          <table:table-cell office:value-type="float" office:value="12.4364" calcext:value-type="float">
            <text:p>12,4364</text:p>
          </table:table-cell>
          <table:table-cell table:number-columns-repeated="2" office:value-type="float" office:value="49.8795" calcext:value-type="float">
            <text:p>49,8795</text:p>
          </table:table-cell>
          <table:table-cell office:value-type="float" office:value="50.1205" calcext:value-type="float">
            <text:p>50,1205</text:p>
          </table:table-cell>
          <table:table-cell office:value-type="float" office:value="0" calcext:value-type="float">
            <text:p>0</text:p>
          </table:table-cell>
          <table:table-cell office:value-type="float" office:value="0.0048028" calcext:value-type="float">
            <text:p>0,0048028</text:p>
          </table:table-cell>
          <table:table-cell office:value-type="float" office:value="0" calcext:value-type="float">
            <text:p>0</text:p>
          </table:table-cell>
          <table:table-cell office:value-type="float" office:value="0.000311" calcext:value-type="float">
            <text:p>0,000311</text:p>
          </table:table-cell>
          <table:table-cell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5.3488" calcext:value-type="float">
            <text:p>95,3488</text:p>
          </table:table-cell>
          <table:table-cell office:value-type="float" office:value="4.65116" calcext:value-type="float">
            <text:p>4,65116</text:p>
          </table:table-cell>
          <table:table-cell table:number-columns-repeated="2" office:value-type="float" office:value="60.4651" calcext:value-type="float">
            <text:p>60,4651</text:p>
          </table:table-cell>
          <table:table-cell office:value-type="float" office:value="39.5349" calcext:value-type="float">
            <text:p>39,5349</text:p>
          </table:table-cell>
          <table:table-cell office:value-type="float" office:value="0" calcext:value-type="float">
            <text:p>0</text:p>
          </table:table-cell>
          <table:table-cell office:value-type="float" office:value="0.0011573" calcext:value-type="float">
            <text:p>0,0011573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909" calcext:value-type="float">
            <text:p>9,09E-05</text:p>
          </table:table-cell>
          <table:table-cell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475</text:p>
          </table:table-cell>
          <table:table-cell office:value-type="float" office:value="6.15253" calcext:value-type="float">
            <text:p>6,15253</text:p>
          </table:table-cell>
          <table:table-cell table:number-columns-repeated="2" office:value-type="float" office:value="82.6754" calcext:value-type="float">
            <text:p>82,6754</text:p>
          </table:table-cell>
          <table:table-cell office:value-type="float" office:value="17.3246" calcext:value-type="float">
            <text:p>17,3246</text:p>
          </table:table-cell>
          <table:table-cell office:value-type="float" office:value="0" calcext:value-type="float">
            <text:p>0</text:p>
          </table:table-cell>
          <table:table-cell office:value-type="float" office:value="0.048139" calcext:value-type="float">
            <text:p>0,048139</text:p>
          </table:table-cell>
          <table:table-cell office:value-type="float" office:value="0" calcext:value-type="float">
            <text:p>0</text:p>
          </table:table-cell>
          <table:table-cell office:value-type="float" office:value="0.005011" calcext:value-type="float">
            <text:p>0,005011</text:p>
          </table:table-cell>
          <table:table-cell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053</text:p>
          </table:table-cell>
          <table:table-cell office:value-type="float" office:value="17.6947" calcext:value-type="float">
            <text:p>17,6947</text:p>
          </table:table-cell>
          <table:table-cell table:number-columns-repeated="2" office:value-type="float" office:value="60.2887" calcext:value-type="float">
            <text:p>60,2887</text:p>
          </table:table-cell>
          <table:table-cell office:value-type="float" office:value="39.7113" calcext:value-type="float">
            <text:p>39,7113</text:p>
          </table:table-cell>
          <table:table-cell office:value-type="float" office:value="0" calcext:value-type="float">
            <text:p>0</text:p>
          </table:table-cell>
          <table:table-cell office:value-type="float" office:value="0.0356137" calcext:value-type="float">
            <text:p>0,0356137</text:p>
          </table:table-cell>
          <table:table-cell office:value-type="float" office:value="0" calcext:value-type="float">
            <text:p>0</text:p>
          </table:table-cell>
          <table:table-cell office:value-type="float" office:value="0.0030237" calcext:value-type="float">
            <text:p>0,0030237</text:p>
          </table:table-cell>
          <table:table-cell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44</text:p>
          </table:table-cell>
          <table:table-cell office:value-type="float" office:value="9.08565" calcext:value-type="float">
            <text:p>9,08565</text:p>
          </table:table-cell>
          <table:table-cell table:number-columns-repeated="2" office:value-type="float" office:value="51.8229" calcext:value-type="float">
            <text:p>51,8229</text:p>
          </table:table-cell>
          <table:table-cell office:value-type="float" office:value="48.1771" calcext:value-type="float">
            <text:p>48,1771</text:p>
          </table:table-cell>
          <table:table-cell office:value-type="float" office:value="0" calcext:value-type="float">
            <text:p>0</text:p>
          </table:table-cell>
          <table:table-cell office:value-type="float" office:value="0.0064042" calcext:value-type="float">
            <text:p>0,0064042</text:p>
          </table:table-cell>
          <table:table-cell office:value-type="float" office:value="0" calcext:value-type="float">
            <text:p>0</text:p>
          </table:table-cell>
          <table:table-cell office:value-type="float" office:value="0.0007523" calcext:value-type="float">
            <text:p>0,0007523</text:p>
          </table:table-cell>
          <table:table-cell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456</text:p>
          </table:table-cell>
          <table:table-cell office:value-type="float" office:value="3.05435" calcext:value-type="float">
            <text:p>3,05435</text:p>
          </table:table-cell>
          <table:table-cell table:number-columns-repeated="2" office:value-type="float" office:value="57.5758" calcext:value-type="float">
            <text:p>57,5758</text:p>
          </table:table-cell>
          <table:table-cell office:value-type="float" office:value="42.4242" calcext:value-type="float">
            <text:p>42,4242</text:p>
          </table:table-cell>
          <table:table-cell office:value-type="float" office:value="0" calcext:value-type="float">
            <text:p>0</text:p>
          </table:table-cell>
          <table:table-cell office:value-type="float" office:value="0.0037418" calcext:value-type="float">
            <text:p>0,0037418</text:p>
          </table:table-cell>
          <table:table-cell office:value-type="float" office:value="0" calcext:value-type="float">
            <text:p>0</text:p>
          </table:table-cell>
          <table:table-cell office:value-type="float" office:value="0.0004228" calcext:value-type="float">
            <text:p>0,0004228</text:p>
          </table:table-cell>
          <table:table-cell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32</text:p>
          </table:table-cell>
          <table:table-cell office:value-type="float" office:value="8.40685" calcext:value-type="float">
            <text:p>8,40685</text:p>
          </table:table-cell>
          <table:table-cell table:number-columns-repeated="2" office:value-type="float" office:value="69.0167" calcext:value-type="float">
            <text:p>69,0167</text:p>
          </table:table-cell>
          <table:table-cell office:value-type="float" office:value="30.9833" calcext:value-type="float">
            <text:p>30,9833</text:p>
          </table:table-cell>
          <table:table-cell office:value-type="float" office:value="0" calcext:value-type="float">
            <text:p>0</text:p>
          </table:table-cell>
          <table:table-cell office:value-type="float" office:value="0.488603" calcext:value-type="float">
            <text:p>0,488603</text:p>
          </table:table-cell>
          <table:table-cell office:value-type="float" office:value="0" calcext:value-type="float">
            <text:p>0</text:p>
          </table:table-cell>
          <table:table-cell office:value-type="float" office:value="0.0774048" calcext:value-type="float">
            <text:p>0,0774048</text:p>
          </table:table-cell>
          <table:table-cell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8.3" calcext:value-type="float">
            <text:p>17638,3</text:p>
          </table:table-cell>
          <table:table-cell table:style-name="ce14" table:formula="of:=AVERAGE([.G17:.G26])" office:value-type="float" office:value="94.7497" calcext:value-type="float">
            <text:p>94,75</text:p>
          </table:table-cell>
          <table:table-cell table:style-name="ce14" table:formula="of:=AVERAGE([.H17:.H26])" office:value-type="float" office:value="5.2503023" calcext:value-type="float">
            <text:p>5,25</text:p>
          </table:table-cell>
          <table:table-cell table:style-name="ce14" table:formula="of:=AVERAGE([.I17:.I26])" office:value-type="float" office:value="66.2553" calcext:value-type="float">
            <text:p>66,26</text:p>
          </table:table-cell>
          <table:table-cell table:style-name="ce14" table:formula="of:=AVERAGE([.J17:.J26])" office:value-type="float" office:value="66.2553" calcext:value-type="float">
            <text:p>66,26</text:p>
          </table:table-cell>
          <table:table-cell table:style-name="ce14" table:formula="of:=AVERAGE([.K17:.K26])" office:value-type="float" office:value="33.744698" calcext:value-type="float">
            <text:p>33,74</text:p>
          </table:table-cell>
          <table:table-cell table:style-name="ce14" table:formula="of:=AVERAGE([.L17:.L26])" office:value-type="float" office:value="0" calcext:value-type="float">
            <text:p>0,00</text:p>
          </table:table-cell>
          <table:table-cell table:style-name="ce16" table:formula="of:=AVERAGE([.M17:.M26])" office:value-type="float" office:value="2.74318329" calcext:value-type="float">
            <text:p>2,74318</text:p>
          </table:table-cell>
          <table:table-cell table:style-name="ce16" table:formula="of:=AVERAGE([.N17:.N26])" office:value-type="float" office:value="0" calcext:value-type="float">
            <text:p>0,00000</text:p>
          </table:table-cell>
          <table:table-cell table:style-name="ce16" table:formula="of:=AVERAGE([.O17:.O26])" office:value-type="float" office:value="0.37309372" calcext:value-type="float">
            <text:p>0,37309</text:p>
          </table:table-cell>
          <table:table-cell table:style-name="ce14" table:formula="of:=([.O16]/[.E16])*1000000" office:value-type="float" office:value="4.76254186920469" calcext:value-type="float">
            <text:p>4,76</text:p>
          </table:table-cell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452</text:p>
          </table:table-cell>
          <table:table-cell office:value-type="float" office:value="9.85484" calcext:value-type="float">
            <text:p>9,85484</text:p>
          </table:table-cell>
          <table:table-cell table:number-columns-repeated="2" office:value-type="float" office:value="64.3558" calcext:value-type="float">
            <text:p>64,3558</text:p>
          </table:table-cell>
          <table:table-cell office:value-type="float" office:value="35.6442" calcext:value-type="float">
            <text:p>35,6442</text:p>
          </table:table-cell>
          <table:table-cell office:value-type="float" office:value="0" calcext:value-type="float">
            <text:p>0</text:p>
          </table:table-cell>
          <table:table-cell office:value-type="float" office:value="0.598286" calcext:value-type="float">
            <text:p>0,598286</text:p>
          </table:table-cell>
          <table:table-cell office:value-type="float" office:value="0" calcext:value-type="float">
            <text:p>0</text:p>
          </table:table-cell>
          <table:table-cell office:value-type="float" office:value="0.0597511" calcext:value-type="float">
            <text:p>0,0597511</text:p>
          </table:table-cell>
          <table:table-cell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692</text:p>
          </table:table-cell>
          <table:table-cell office:value-type="float" office:value="2.93076" calcext:value-type="float">
            <text:p>2,93076</text:p>
          </table:table-cell>
          <table:table-cell table:number-columns-repeated="2" office:value-type="float" office:value="51.7391" calcext:value-type="float">
            <text:p>51,7391</text:p>
          </table:table-cell>
          <table:table-cell office:value-type="float" office:value="48.2609" calcext:value-type="float">
            <text:p>48,2609</text:p>
          </table:table-cell>
          <table:table-cell office:value-type="float" office:value="0" calcext:value-type="float">
            <text:p>0</text:p>
          </table:table-cell>
          <table:table-cell office:value-type="float" office:value="0.0072968" calcext:value-type="float">
            <text:p>0,0072968</text:p>
          </table:table-cell>
          <table:table-cell office:value-type="float" office:value="0" calcext:value-type="float">
            <text:p>0</text:p>
          </table:table-cell>
          <table:table-cell office:value-type="float" office:value="0.0006888" calcext:value-type="float">
            <text:p>0,0006888</text:p>
          </table:table-cell>
          <table:table-cell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877</text:p>
          </table:table-cell>
          <table:table-cell office:value-type="float" office:value="1.41229" calcext:value-type="float">
            <text:p>1,41229</text:p>
          </table:table-cell>
          <table:table-cell table:number-columns-repeated="2" office:value-type="float" office:value="50.2297" calcext:value-type="float">
            <text:p>50,2297</text:p>
          </table:table-cell>
          <table:table-cell office:value-type="float" office:value="49.7703" calcext:value-type="float">
            <text:p>49,7703</text:p>
          </table:table-cell>
          <table:table-cell office:value-type="float" office:value="0" calcext:value-type="float">
            <text:p>0</text:p>
          </table:table-cell>
          <table:table-cell office:value-type="float" office:value="0.0061145" calcext:value-type="float">
            <text:p>0,0061145</text:p>
          </table:table-cell>
          <table:table-cell office:value-type="float" office:value="0" calcext:value-type="float">
            <text:p>0</text:p>
          </table:table-cell>
          <table:table-cell office:value-type="float" office:value="0.000529" calcext:value-type="float">
            <text:p>0,000529</text:p>
          </table:table-cell>
          <table:table-cell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46</text:p>
          </table:table-cell>
          <table:table-cell office:value-type="float" office:value="0.705393" calcext:value-type="float">
            <text:p>0,705393</text:p>
          </table:table-cell>
          <table:table-cell table:number-columns-repeated="2" office:value-type="float" office:value="89.4584" calcext:value-type="float">
            <text:p>89,4584</text:p>
          </table:table-cell>
          <table:table-cell office:value-type="float" office:value="10.5416" calcext:value-type="float">
            <text:p>10,5416</text:p>
          </table:table-cell>
          <table:table-cell office:value-type="float" office:value="0" calcext:value-type="float">
            <text:p>0</text:p>
          </table:table-cell>
          <table:table-cell office:value-type="float" office:value="5.22372" calcext:value-type="float">
            <text:p>5,22372</text:p>
          </table:table-cell>
          <table:table-cell office:value-type="float" office:value="0" calcext:value-type="float">
            <text:p>0</text:p>
          </table:table-cell>
          <table:table-cell office:value-type="float" office:value="0.558058" calcext:value-type="float">
            <text:p>0,558058</text:p>
          </table:table-cell>
          <table:table-cell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24</text:p>
          </table:table-cell>
          <table:table-cell office:value-type="float" office:value="1.17763" calcext:value-type="float">
            <text:p>1,17763</text:p>
          </table:table-cell>
          <table:table-cell table:number-columns-repeated="2" office:value-type="float" office:value="89.8188" calcext:value-type="float">
            <text:p>89,8188</text:p>
          </table:table-cell>
          <table:table-cell office:value-type="float" office:value="10.1812" calcext:value-type="float">
            <text:p>10,1812</text:p>
          </table:table-cell>
          <table:table-cell office:value-type="float" office:value="0" calcext:value-type="float">
            <text:p>0</text:p>
          </table:table-cell>
          <table:table-cell office:value-type="float" office:value="0.857784" calcext:value-type="float">
            <text:p>0,857784</text:p>
          </table:table-cell>
          <table:table-cell office:value-type="float" office:value="0" calcext:value-type="float">
            <text:p>0</text:p>
          </table:table-cell>
          <table:table-cell office:value-type="float" office:value="0.0936239" calcext:value-type="float">
            <text:p>0,0936239</text:p>
          </table:table-cell>
          <table:table-cell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458</text:p>
          </table:table-cell>
          <table:table-cell office:value-type="float" office:value="14.7542" calcext:value-type="float">
            <text:p>14,7542</text:p>
          </table:table-cell>
          <table:table-cell table:number-columns-repeated="2" office:value-type="float" office:value="51.4736" calcext:value-type="float">
            <text:p>51,4736</text:p>
          </table:table-cell>
          <table:table-cell office:value-type="float" office:value="48.5264" calcext:value-type="float">
            <text:p>48,5264</text:p>
          </table:table-cell>
          <table:table-cell office:value-type="float" office:value="0" calcext:value-type="float">
            <text:p>0</text:p>
          </table:table-cell>
          <table:table-cell office:value-type="float" office:value="18.6773" calcext:value-type="float">
            <text:p>18,6773</text:p>
          </table:table-cell>
          <table:table-cell office:value-type="float" office:value="0" calcext:value-type="float">
            <text:p>0</text:p>
          </table:table-cell>
          <table:table-cell office:value-type="float" office:value="2.78428" calcext:value-type="float">
            <text:p>2,78428</text:p>
          </table:table-cell>
          <table:table-cell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.6534" calcext:value-type="float">
            <text:p>57,6534</text:p>
          </table:table-cell>
          <table:table-cell office:value-type="float" office:value="42.3466" calcext:value-type="float">
            <text:p>42,3466</text:p>
          </table:table-cell>
          <table:table-cell office:value-type="float" office:value="0" calcext:value-type="float">
            <text:p>0</text:p>
          </table:table-cell>
          <table:table-cell office:value-type="float" office:value="1.77588" calcext:value-type="float">
            <text:p>1,77588</text:p>
          </table:table-cell>
          <table:table-cell office:value-type="float" office:value="0" calcext:value-type="float">
            <text:p>0</text:p>
          </table:table-cell>
          <table:table-cell office:value-type="float" office:value="0.188299" calcext:value-type="float">
            <text:p>0,188299</text:p>
          </table:table-cell>
          <table:table-cell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.6" calcext:value-type="float">
            <text:p>59,6</text:p>
          </table:table-cell>
          <table:table-cell office:value-type="float" office:value="40.4" calcext:value-type="float">
            <text:p>40,4</text:p>
          </table:table-cell>
          <table:table-cell office:value-type="float" office:value="0" calcext:value-type="float">
            <text:p>0</text:p>
          </table:table-cell>
          <table:table-cell office:value-type="float" office:value="0.0154359" calcext:value-type="float">
            <text:p>0,0154359</text:p>
          </table:table-cell>
          <table:table-cell office:value-type="float" office:value="0" calcext:value-type="float">
            <text:p>0</text:p>
          </table:table-cell>
          <table:table-cell office:value-type="float" office:value="0.0014878" calcext:value-type="float">
            <text:p>0,0014878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682</text:p>
          </table:table-cell>
          <table:table-cell office:value-type="float" office:value="15.9318" calcext:value-type="float">
            <text:p>15,9318</text:p>
          </table:table-cell>
          <table:table-cell table:number-columns-repeated="2" office:value-type="float" office:value="56.877" calcext:value-type="float">
            <text:p>56,877</text:p>
          </table:table-cell>
          <table:table-cell office:value-type="float" office:value="43.123" calcext:value-type="float">
            <text:p>43,123</text:p>
          </table:table-cell>
          <table:table-cell office:value-type="float" office:value="0" calcext:value-type="float">
            <text:p>0</text:p>
          </table:table-cell>
          <table:table-cell office:value-type="float" office:value="0.176259" calcext:value-type="float">
            <text:p>0,176259</text:p>
          </table:table-cell>
          <table:table-cell office:value-type="float" office:value="0" calcext:value-type="float">
            <text:p>0</text:p>
          </table:table-cell>
          <table:table-cell office:value-type="float" office:value="0.0336711" calcext:value-type="float">
            <text:p>0,0336711</text:p>
          </table:table-cell>
          <table:table-cell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39</text:p>
          </table:table-cell>
          <table:table-cell office:value-type="float" office:value="5.73611" calcext:value-type="float">
            <text:p>5,73611</text:p>
          </table:table-cell>
          <table:table-cell table:number-columns-repeated="2" office:value-type="float" office:value="91.3472" calcext:value-type="float">
            <text:p>91,3472</text:p>
          </table:table-cell>
          <table:table-cell office:value-type="float" office:value="8.65278" calcext:value-type="float">
            <text:p>8,65278</text:p>
          </table:table-cell>
          <table:table-cell office:value-type="float" office:value="0" calcext:value-type="float">
            <text:p>0</text:p>
          </table:table-cell>
          <table:table-cell office:value-type="float" office:value="0.0937567" calcext:value-type="float">
            <text:p>0,0937567</text:p>
          </table:table-cell>
          <table:table-cell office:value-type="float" office:value="0" calcext:value-type="float">
            <text:p>0</text:p>
          </table:table-cell>
          <table:table-cell office:value-type="float" office:value="0.0105485" calcext:value-type="float">
            <text:p>0,0105485</text:p>
          </table:table-cell>
          <table:table-cell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4" table:formula="of:=AVERAGE([.G28:.G34])" office:value-type="float" office:value="99.8717285714286" calcext:value-type="float">
            <text:p>99,87</text:p>
          </table:table-cell>
          <table:table-cell table:style-name="ce14" table:formula="of:=AVERAGE([.H28:.H34])" office:value-type="float" office:value="0.128266857142857" calcext:value-type="float">
            <text:p>0,13</text:p>
          </table:table-cell>
          <table:table-cell table:style-name="ce14" table:formula="of:=AVERAGE([.I28:.I34])" office:value-type="float" office:value="47.0858571428571" calcext:value-type="float">
            <text:p>47,09</text:p>
          </table:table-cell>
          <table:table-cell table:style-name="ce14" table:formula="of:=AVERAGE([.J28:.J34])" office:value-type="float" office:value="47.0858571428571" calcext:value-type="float">
            <text:p>47,09</text:p>
          </table:table-cell>
          <table:table-cell table:style-name="ce14" table:formula="of:=AVERAGE([.K28:.K34])" office:value-type="float" office:value="52.9141428571429" calcext:value-type="float">
            <text:p>52,91</text:p>
          </table:table-cell>
          <table:table-cell table:style-name="ce14" table:formula="of:=AVERAGE([.L28:.L34])" office:value-type="float" office:value="0" calcext:value-type="float">
            <text:p>0,00</text:p>
          </table:table-cell>
          <table:table-cell table:style-name="ce16" table:formula="of:=AVERAGE([.M28:.M34])" office:value-type="float" office:value="0.00653548571428571" calcext:value-type="float">
            <text:p>0,00654</text:p>
          </table:table-cell>
          <table:table-cell table:style-name="ce16" table:formula="of:=AVERAGE([.N28:.N34])" office:value-type="float" office:value="0" calcext:value-type="float">
            <text:p>0,00000</text:p>
          </table:table-cell>
          <table:table-cell table:style-name="ce16" table:formula="of:=AVERAGE([.O28:.O34])" office:value-type="float" office:value="0.00491865714285714" calcext:value-type="float">
            <text:p>0,00492</text:p>
          </table:table-cell>
          <table:table-cell table:style-name="ce14" table:formula="of:=([.O27]/[.E27])*1000000" office:value-type="float" office:value="18.8660821917808" calcext:value-type="float">
            <text:p>18,87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8994" calcext:value-type="float">
            <text:p>23,8994</text:p>
          </table:table-cell>
          <table:table-cell office:value-type="float" office:value="76.1006" calcext:value-type="float">
            <text:p>76,1006</text:p>
          </table:table-cell>
          <table:table-cell office:value-type="float" office:value="0" calcext:value-type="float">
            <text:p>0</text:p>
          </table:table-cell>
          <table:table-cell office:value-type="float" office:value="0.003029" calcext:value-type="float">
            <text:p>0,003029</text:p>
          </table:table-cell>
          <table:table-cell office:value-type="float" office:value="0" calcext:value-type="float">
            <text:p>0</text:p>
          </table:table-cell>
          <table:table-cell office:value-type="float" office:value="0.001585" calcext:value-type="float">
            <text:p>0,001585</text:p>
          </table:table-cell>
          <table:table-cell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.1507" calcext:value-type="float">
            <text:p>53,1507</text:p>
          </table:table-cell>
          <table:table-cell office:value-type="float" office:value="46.8493" calcext:value-type="float">
            <text:p>46,8493</text:p>
          </table:table-cell>
          <table:table-cell office:value-type="float" office:value="0" calcext:value-type="float">
            <text:p>0</text:p>
          </table:table-cell>
          <table:table-cell office:value-type="float" office:value="0.0052574" calcext:value-type="float">
            <text:p>0,0052574</text:p>
          </table:table-cell>
          <table:table-cell office:value-type="float" office:value="0" calcext:value-type="float">
            <text:p>0</text:p>
          </table:table-cell>
          <table:table-cell office:value-type="float" office:value="0.003188" calcext:value-type="float">
            <text:p>0,003188</text:p>
          </table:table-cell>
          <table:table-cell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21</text:p>
          </table:table-cell>
          <table:table-cell office:value-type="float" office:value="0.897868" calcext:value-type="float">
            <text:p>0,897868</text:p>
          </table:table-cell>
          <table:table-cell table:number-columns-repeated="2" office:value-type="float" office:value="39.7306" calcext:value-type="float">
            <text:p>39,7306</text:p>
          </table:table-cell>
          <table:table-cell office:value-type="float" office:value="60.2694" calcext:value-type="float">
            <text:p>60,2694</text:p>
          </table:table-cell>
          <table:table-cell office:value-type="float" office:value="0" calcext:value-type="float">
            <text:p>0</text:p>
          </table:table-cell>
          <table:table-cell office:value-type="float" office:value="0.0031408" calcext:value-type="float">
            <text:p>0,0031408</text:p>
          </table:table-cell>
          <table:table-cell office:value-type="float" office:value="0" calcext:value-type="float">
            <text:p>0</text:p>
          </table:table-cell>
          <table:table-cell office:value-type="float" office:value="0.0003077" calcext:value-type="float">
            <text:p>0,0003077</text:p>
          </table:table-cell>
          <table:table-cell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9858" calcext:value-type="float">
            <text:p>54,9858</text:p>
          </table:table-cell>
          <table:table-cell office:value-type="float" office:value="45.0142" calcext:value-type="float">
            <text:p>45,0142</text:p>
          </table:table-cell>
          <table:table-cell office:value-type="float" office:value="0" calcext:value-type="float">
            <text:p>0</text:p>
          </table:table-cell>
          <table:table-cell office:value-type="float" office:value="0.0096964" calcext:value-type="float">
            <text:p>0,0096964</text:p>
          </table:table-cell>
          <table:table-cell office:value-type="float" office:value="0" calcext:value-type="float">
            <text:p>0</text:p>
          </table:table-cell>
          <table:table-cell office:value-type="float" office:value="0.0082764" calcext:value-type="float">
            <text:p>0,0082764</text:p>
          </table:table-cell>
          <table:table-cell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.4038" calcext:value-type="float">
            <text:p>52,4038</text:p>
          </table:table-cell>
          <table:table-cell office:value-type="float" office:value="47.5962" calcext:value-type="float">
            <text:p>47,5962</text:p>
          </table:table-cell>
          <table:table-cell office:value-type="float" office:value="0" calcext:value-type="float">
            <text:p>0</text:p>
          </table:table-cell>
          <table:table-cell office:value-type="float" office:value="0.0114731" calcext:value-type="float">
            <text:p>0,0114731</text:p>
          </table:table-cell>
          <table:table-cell office:value-type="float" office:value="0" calcext:value-type="float">
            <text:p>0</text:p>
          </table:table-cell>
          <table:table-cell office:value-type="float" office:value="0.0100897" calcext:value-type="float">
            <text:p>0,0100897</text:p>
          </table:table-cell>
          <table:table-cell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.7903" calcext:value-type="float">
            <text:p>67,7903</text:p>
          </table:table-cell>
          <table:table-cell office:value-type="float" office:value="32.2097" calcext:value-type="float">
            <text:p>32,2097</text:p>
          </table:table-cell>
          <table:table-cell office:value-type="float" office:value="0" calcext:value-type="float">
            <text:p>0</text:p>
          </table:table-cell>
          <table:table-cell office:value-type="float" office:value="0.0107915" calcext:value-type="float">
            <text:p>0,0107915</text:p>
          </table:table-cell>
          <table:table-cell office:value-type="float" office:value="0" calcext:value-type="float">
            <text:p>0</text:p>
          </table:table-cell>
          <table:table-cell office:value-type="float" office:value="0.010291" calcext:value-type="float">
            <text:p>0,01029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6404" calcext:value-type="float">
            <text:p>37,6404</text:p>
          </table:table-cell>
          <table:table-cell office:value-type="float" office:value="62.3596" calcext:value-type="float">
            <text:p>62,3596</text:p>
          </table:table-cell>
          <table:table-cell office:value-type="float" office:value="0" calcext:value-type="float">
            <text:p>0</text:p>
          </table:table-cell>
          <table:table-cell office:value-type="float" office:value="0.0023602" calcext:value-type="float">
            <text:p>0,0023602</text:p>
          </table:table-cell>
          <table:table-cell office:value-type="float" office:value="0" calcext:value-type="float">
            <text:p>0</text:p>
          </table:table-cell>
          <table:table-cell office:value-type="float" office:value="0.0006928" calcext:value-type="float">
            <text:p>0,0006928</text:p>
          </table:table-cell>
          <table:table-cell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97.93333333333" calcext:value-type="float">
            <text:p>3197,9</text:p>
          </table:table-cell>
          <table:table-cell table:style-name="ce14" table:formula="of:=AVERAGE([.G36:.G47])" office:value-type="float" office:value="91.301775" calcext:value-type="float">
            <text:p>91,30</text:p>
          </table:table-cell>
          <table:table-cell table:style-name="ce14" table:formula="of:=AVERAGE([.H36:.H47])" office:value-type="float" office:value="8.69821866666667" calcext:value-type="float">
            <text:p>8,70</text:p>
          </table:table-cell>
          <table:table-cell table:style-name="ce14" table:formula="of:=AVERAGE([.I36:.I47])" office:value-type="float" office:value="26.5233075" calcext:value-type="float">
            <text:p>26,52</text:p>
          </table:table-cell>
          <table:table-cell table:style-name="ce14" table:formula="of:=AVERAGE([.J36:.J47])" office:value-type="float" office:value="26.5233075" calcext:value-type="float">
            <text:p>26,52</text:p>
          </table:table-cell>
          <table:table-cell table:style-name="ce14" table:formula="of:=AVERAGE([.K36:.K47])" office:value-type="float" office:value="73.4766916666667" calcext:value-type="float">
            <text:p>73,48</text:p>
          </table:table-cell>
          <table:table-cell table:style-name="ce14" table:formula="of:=AVERAGE([.L36:.L47])" office:value-type="float" office:value="0" calcext:value-type="float">
            <text:p>0,00</text:p>
          </table:table-cell>
          <table:table-cell table:style-name="ce16" table:formula="of:=AVERAGE([.M36:.M47])" office:value-type="float" office:value="0.124027508333333" calcext:value-type="float">
            <text:p>0,12403</text:p>
          </table:table-cell>
          <table:table-cell table:style-name="ce16" table:formula="of:=AVERAGE([.N36:.N47])" office:value-type="float" office:value="0" calcext:value-type="float">
            <text:p>0,00000</text:p>
          </table:table-cell>
          <table:table-cell table:style-name="ce16" table:formula="of:=AVERAGE([.O36:.O47])" office:value-type="float" office:value="0.0804007666666667" calcext:value-type="float">
            <text:p>0,08040</text:p>
          </table:table-cell>
          <table:table-cell table:style-name="ce14" table:formula="of:=([.O35]/[.E35])*1000000" office:value-type="float" office:value="13.2225416969315" calcext:value-type="float">
            <text:p>13,22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table:number-columns-repeated="2" office:value-type="float" office:value="24.1135" calcext:value-type="float">
            <text:p>24,1135</text:p>
          </table:table-cell>
          <table:table-cell office:value-type="float" office:value="75.8865" calcext:value-type="float">
            <text:p>75,8865</text:p>
          </table:table-cell>
          <table:table-cell office:value-type="float" office:value="0" calcext:value-type="float">
            <text:p>0</text:p>
          </table:table-cell>
          <table:table-cell office:value-type="float" office:value="0.012142" calcext:value-type="float">
            <text:p>0,012142</text:p>
          </table:table-cell>
          <table:table-cell office:value-type="float" office:value="0" calcext:value-type="float">
            <text:p>0</text:p>
          </table:table-cell>
          <table:table-cell office:value-type="float" office:value="0.0130819" calcext:value-type="float">
            <text:p>0,0130819</text:p>
          </table:table-cell>
          <table:table-cell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table:number-columns-repeated="2" office:value-type="float" office:value="10.303" calcext:value-type="float">
            <text:p>10,303</text:p>
          </table:table-cell>
          <table:table-cell office:value-type="float" office:value="89.697" calcext:value-type="float">
            <text:p>89,697</text:p>
          </table:table-cell>
          <table:table-cell office:value-type="float" office:value="0" calcext:value-type="float">
            <text:p>0</text:p>
          </table:table-cell>
          <table:table-cell office:value-type="float" office:value="0.0132844" calcext:value-type="float">
            <text:p>0,0132844</text:p>
          </table:table-cell>
          <table:table-cell office:value-type="float" office:value="0" calcext:value-type="float">
            <text:p>0</text:p>
          </table:table-cell>
          <table:table-cell office:value-type="float" office:value="0.0022683" calcext:value-type="float">
            <text:p>0,0022683</text:p>
          </table:table-cell>
          <table:table-cell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table:number-columns-repeated="2" office:value-type="float" office:value="15.2381" calcext:value-type="float">
            <text:p>15,2381</text:p>
          </table:table-cell>
          <table:table-cell office:value-type="float" office:value="84.7619" calcext:value-type="float">
            <text:p>84,7619</text:p>
          </table:table-cell>
          <table:table-cell office:value-type="float" office:value="0" calcext:value-type="float">
            <text:p>0</text:p>
          </table:table-cell>
          <table:table-cell office:value-type="float" office:value="0.0370392" calcext:value-type="float">
            <text:p>0,0370392</text:p>
          </table:table-cell>
          <table:table-cell office:value-type="float" office:value="0" calcext:value-type="float">
            <text:p>0</text:p>
          </table:table-cell>
          <table:table-cell office:value-type="float" office:value="0.0147106" calcext:value-type="float">
            <text:p>0,0147106</text:p>
          </table:table-cell>
          <table:table-cell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table:number-columns-repeated="2" office:value-type="float" office:value="35.8349" calcext:value-type="float">
            <text:p>35,8349</text:p>
          </table:table-cell>
          <table:table-cell office:value-type="float" office:value="64.1651" calcext:value-type="float">
            <text:p>64,1651</text:p>
          </table:table-cell>
          <table:table-cell office:value-type="float" office:value="0" calcext:value-type="float">
            <text:p>0</text:p>
          </table:table-cell>
          <table:table-cell office:value-type="float" office:value="0.018303" calcext:value-type="float">
            <text:p>0,018303</text:p>
          </table:table-cell>
          <table:table-cell office:value-type="float" office:value="0" calcext:value-type="float">
            <text:p>0</text:p>
          </table:table-cell>
          <table:table-cell office:value-type="float" office:value="0.0045966" calcext:value-type="float">
            <text:p>0,0045966</text:p>
          </table:table-cell>
          <table:table-cell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table:number-columns-repeated="2" office:value-type="float" office:value="34.7489" calcext:value-type="float">
            <text:p>34,7489</text:p>
          </table:table-cell>
          <table:table-cell office:value-type="float" office:value="65.2511" calcext:value-type="float">
            <text:p>65,2511</text:p>
          </table:table-cell>
          <table:table-cell office:value-type="float" office:value="0" calcext:value-type="float">
            <text:p>0</text:p>
          </table:table-cell>
          <table:table-cell office:value-type="float" office:value="0.0522185" calcext:value-type="float">
            <text:p>0,0522185</text:p>
          </table:table-cell>
          <table:table-cell office:value-type="float" office:value="0" calcext:value-type="float">
            <text:p>0</text:p>
          </table:table-cell>
          <table:table-cell office:value-type="float" office:value="0.014087" calcext:value-type="float">
            <text:p>0,014087</text:p>
          </table:table-cell>
          <table:table-cell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table:number-columns-repeated="2" office:value-type="float" office:value="53.5132" calcext:value-type="float">
            <text:p>53,5132</text:p>
          </table:table-cell>
          <table:table-cell office:value-type="float" office:value="46.4868" calcext:value-type="float">
            <text:p>46,4868</text:p>
          </table:table-cell>
          <table:table-cell office:value-type="float" office:value="0" calcext:value-type="float">
            <text:p>0</text:p>
          </table:table-cell>
          <table:table-cell office:value-type="float" office:value="0.209156" calcext:value-type="float">
            <text:p>0,209156</text:p>
          </table:table-cell>
          <table:table-cell office:value-type="float" office:value="0" calcext:value-type="float">
            <text:p>0</text:p>
          </table:table-cell>
          <table:table-cell office:value-type="float" office:value="0.0421852" calcext:value-type="float">
            <text:p>0,0421852</text:p>
          </table:table-cell>
          <table:table-cell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table:number-columns-repeated="2" office:value-type="float" office:value="10.2074" calcext:value-type="float">
            <text:p>10,2074</text:p>
          </table:table-cell>
          <table:table-cell office:value-type="float" office:value="89.7926" calcext:value-type="float">
            <text:p>89,7926</text:p>
          </table:table-cell>
          <table:table-cell office:value-type="float" office:value="0" calcext:value-type="float">
            <text:p>0</text:p>
          </table:table-cell>
          <table:table-cell office:value-type="float" office:value="0.159759" calcext:value-type="float">
            <text:p>0,159759</text:p>
          </table:table-cell>
          <table:table-cell office:value-type="float" office:value="0" calcext:value-type="float">
            <text:p>0</text:p>
          </table:table-cell>
          <table:table-cell office:value-type="float" office:value="0.0308946" calcext:value-type="float">
            <text:p>0,0308946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table:number-columns-repeated="2" office:value-type="float" office:value="51.1486" calcext:value-type="float">
            <text:p>51,1486</text:p>
          </table:table-cell>
          <table:table-cell office:value-type="float" office:value="48.8514" calcext:value-type="float">
            <text:p>48,8514</text:p>
          </table:table-cell>
          <table:table-cell office:value-type="float" office:value="0" calcext:value-type="float">
            <text:p>0</text:p>
          </table:table-cell>
          <table:table-cell office:value-type="float" office:value="0.131356" calcext:value-type="float">
            <text:p>0,131356</text:p>
          </table:table-cell>
          <table:table-cell office:value-type="float" office:value="0" calcext:value-type="float">
            <text:p>0</text:p>
          </table:table-cell>
          <table:table-cell office:value-type="float" office:value="0.112846" calcext:value-type="float">
            <text:p>0,112846</text:p>
          </table:table-cell>
          <table:table-cell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table:number-columns-repeated="2" office:value-type="float" office:value="50.7027" calcext:value-type="float">
            <text:p>50,7027</text:p>
          </table:table-cell>
          <table:table-cell office:value-type="float" office:value="49.2973" calcext:value-type="float">
            <text:p>49,2973</text:p>
          </table:table-cell>
          <table:table-cell office:value-type="float" office:value="0" calcext:value-type="float">
            <text:p>0</text:p>
          </table:table-cell>
          <table:table-cell office:value-type="float" office:value="0.142313" calcext:value-type="float">
            <text:p>0,142313</text:p>
          </table:table-cell>
          <table:table-cell office:value-type="float" office:value="0" calcext:value-type="float">
            <text:p>0</text:p>
          </table:table-cell>
          <table:table-cell office:value-type="float" office:value="0.147838" calcext:value-type="float">
            <text:p>0,147838</text:p>
          </table:table-cell>
          <table:table-cell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19.7203" calcext:value-type="float">
            <text:p>19,7203</text:p>
          </table:table-cell>
          <table:table-cell office:value-type="float" office:value="80.2797" calcext:value-type="float">
            <text:p>80,2797</text:p>
          </table:table-cell>
          <table:table-cell office:value-type="float" office:value="0" calcext:value-type="float">
            <text:p>0</text:p>
          </table:table-cell>
          <table:table-cell office:value-type="float" office:value="0.210762" calcext:value-type="float">
            <text:p>0,210762</text:p>
          </table:table-cell>
          <table:table-cell office:value-type="float" office:value="0" calcext:value-type="float">
            <text:p>0</text:p>
          </table:table-cell>
          <table:table-cell office:value-type="float" office:value="0.228939" calcext:value-type="float">
            <text:p>0,228939</text:p>
          </table:table-cell>
          <table:table-cell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table:number-columns-repeated="2" office:value-type="float" office:value="8.90909" calcext:value-type="float">
            <text:p>8,90909</text:p>
          </table:table-cell>
          <table:table-cell office:value-type="float" office:value="91.0909" calcext:value-type="float">
            <text:p>91,0909</text:p>
          </table:table-cell>
          <table:table-cell office:value-type="float" office:value="0" calcext:value-type="float">
            <text:p>0</text:p>
          </table:table-cell>
          <table:table-cell office:value-type="float" office:value="0.206492" calcext:value-type="float">
            <text:p>0,206492</text:p>
          </table:table-cell>
          <table:table-cell office:value-type="float" office:value="0" calcext:value-type="float">
            <text:p>0</text:p>
          </table:table-cell>
          <table:table-cell office:value-type="float" office:value="0.205179" calcext:value-type="float">
            <text:p>0,205179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table:number-columns-repeated="2" office:value-type="float" office:value="3.84" calcext:value-type="float">
            <text:p>3,84</text:p>
          </table:table-cell>
          <table:table-cell office:value-type="float" office:value="96.16" calcext:value-type="float">
            <text:p>96,16</text:p>
          </table:table-cell>
          <table:table-cell office:value-type="float" office:value="0" calcext:value-type="float">
            <text:p>0</text:p>
          </table:table-cell>
          <table:table-cell office:value-type="float" office:value="0.295505" calcext:value-type="float">
            <text:p>0,295505</text:p>
          </table:table-cell>
          <table:table-cell office:value-type="float" office:value="0" calcext:value-type="float">
            <text:p>0</text:p>
          </table:table-cell>
          <table:table-cell office:value-type="float" office:value="0.148183" calcext:value-type="float">
            <text:p>0,148183</text:p>
          </table:table-cell>
          <table:table-cell/>
        </table:table-row>
      </table:table>
      <table:table table:name="Hoja4" table:style-name="ta1">
        <table:table-column table:style-name="co12" table:number-columns-repeated="1024" table:default-cell-style-name="Default"/>
        <table:table-row table:style-name="ro1">
          <table:table-cell table:style-name="ce18" table:number-columns-repeated="4"/>
          <table:table-cell table:style-name="ce19" office:value-type="string" calcext:value-type="string">
            <text:p>Ejemplos</text:p>
          </table:table-cell>
          <table:table-cell table:style-name="ce19" office:value-type="string" calcext:value-type="string">
            <text:p>Patrones</text:p>
          </table:table-cell>
          <table:table-cell table:style-name="ce20" office:value-type="string" calcext:value-type="string">
            <text:p>Train</text:p>
          </table:table-cell>
          <table:table-cell table:style-name="ce20" office:value-type="string" calcext:value-type="string">
            <text:p>Error</text:p>
          </table:table-cell>
          <table:table-cell table:style-name="ce20" office:value-type="string" calcext:value-type="string">
            <text:p>Test</text:p>
          </table:table-cell>
          <table:table-cell table:style-name="ce20" office:value-type="string" calcext:value-type="string">
            <text:p>TestNC</text:p>
          </table:table-cell>
          <table:table-cell table:style-name="ce20" office:value-type="string" calcext:value-type="string">
            <text:p>Error</text:p>
          </table:table-cell>
          <table:table-cell table:style-name="ce20" office:value-type="string" calcext:value-type="string">
            <text:p>%NC</text:p>
          </table:table-cell>
          <table:table-cell table:style-name="ce21" office:value-type="string" calcext:value-type="string">
            <text:p>T_Train</text:p>
          </table:table-cell>
          <table:table-cell table:style-name="ce21" office:value-type="string" calcext:value-type="string">
            <text:p>T_Test</text:p>
          </table:table-cell>
          <table:table-cell table:style-name="ce21" office:value-type="string" calcext:value-type="string">
            <text:p>T_CPU_Test</text:p>
          </table:table-cell>
          <table:table-cell table:style-name="ce20" office:value-type="string" calcext:value-type="string">
            <text:p>Infer/Example</text:p>
          </table:table-cell>
          <table:table-cell table:style-name="ce18" table:number-columns-repeated="1008"/>
        </table:table-row>
        <table:table-row table:style-name="ro1">
          <table:table-cell office:value-type="string" calcext:value-type="string">
            <text:p>GrupoA</text:p>
          </table:table-cell>
          <table:table-cell table:number-columns-repeated="3"/>
          <table:table-cell table:style-name="ce12" table:formula="of:=AVERAGE([.E3:.E15])" office:value-type="float" office:value="6299.15384615385" calcext:value-type="float">
            <text:p>6299,2</text:p>
          </table:table-cell>
          <table:table-cell table:style-name="ce12" table:formula="of:=AVERAGE([.F3:.F15])" office:value-type="float" office:value="166.253846153846" calcext:value-type="float">
            <text:p>166,3</text:p>
          </table:table-cell>
          <table:table-cell table:style-name="ce12" table:formula="of:=AVERAGE([.G3:.G15])" office:value-type="float" office:value="84.5633769230769" calcext:value-type="float">
            <text:p>84,6</text:p>
          </table:table-cell>
          <table:table-cell table:style-name="ce12" table:formula="of:=AVERAGE([.H3:.H15])" office:value-type="float" office:value="15.4366292307692" calcext:value-type="float">
            <text:p>15,4</text:p>
          </table:table-cell>
          <table:table-cell table:style-name="ce12" table:formula="of:=AVERAGE([.I3:.I15])" office:value-type="float" office:value="49.3656846153846" calcext:value-type="float">
            <text:p>49,4</text:p>
          </table:table-cell>
          <table:table-cell table:style-name="ce12" table:formula="of:=AVERAGE([.J3:.J15])" office:value-type="float" office:value="49.3656846153846" calcext:value-type="float">
            <text:p>49,4</text:p>
          </table:table-cell>
          <table:table-cell table:style-name="ce12" table:formula="of:=AVERAGE([.K3:.K15])" office:value-type="float" office:value="50.6343153846154" calcext:value-type="float">
            <text:p>50,6</text:p>
          </table:table-cell>
          <table:table-cell table:style-name="ce12" table:formula="of:=AVERAGE([.L3:.L15])" office:value-type="float" office:value="0" calcext:value-type="float">
            <text:p>0,0</text:p>
          </table:table-cell>
          <table:table-cell table:style-name="ce12" table:formula="of:=AVERAGE([.M3:.M15])" office:value-type="float" office:value="0.0506113461538462" calcext:value-type="float">
            <text:p>0,1</text:p>
          </table:table-cell>
          <table:table-cell table:style-name="ce12" table:formula="of:=AVERAGE([.N3:.N15])" office:value-type="float" office:value="0" calcext:value-type="float">
            <text:p>0,0</text:p>
          </table:table-cell>
          <table:table-cell table:style-name="ce12" table:formula="of:=AVERAGE([.O3:.O15])" office:value-type="float" office:value="0.00751326923076923" calcext:value-type="float">
            <text:p>0,0</text:p>
          </table:table-cell>
          <table:table-cell table:style-name="ce14" table:formula="of:=([.O2]/[.E2])*1000000" office:value-type="float" office:value="1.19274261500324" calcext:value-type="float">
            <text:p>1,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207.6" calcext:value-type="float">
            <text:p>207,6</text:p>
          </table:table-cell>
          <table:table-cell office:value-type="float" office:value="31.454" calcext:value-type="float">
            <text:p>31,454</text:p>
          </table:table-cell>
          <table:table-cell office:value-type="float" office:value="68.546" calcext:value-type="float">
            <text:p>68,546</text:p>
          </table:table-cell>
          <table:table-cell table:number-columns-repeated="2" office:value-type="float" office:value="12.3143" calcext:value-type="float">
            <text:p>12,3143</text:p>
          </table:table-cell>
          <table:table-cell office:value-type="float" office:value="87.6857" calcext:value-type="float">
            <text:p>87,6857</text:p>
          </table:table-cell>
          <table:table-cell office:value-type="float" office:value="0" calcext:value-type="float">
            <text:p>0</text:p>
          </table:table-cell>
          <table:table-cell office:value-type="float" office:value="0.0336387" calcext:value-type="float">
            <text:p>0,0336387</text:p>
          </table:table-cell>
          <table:table-cell office:value-type="float" office:value="0" calcext:value-type="float">
            <text:p>0</text:p>
          </table:table-cell>
          <table:table-cell office:value-type="float" office:value="0.0051423" calcext:value-type="float">
            <text:p>0,00514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5" calcext:value-type="float">
            <text:p>77,0755</text:p>
          </table:table-cell>
          <table:table-cell office:value-type="float" office:value="22.9245" calcext:value-type="float">
            <text:p>22,9245</text:p>
          </table:table-cell>
          <table:table-cell table:number-columns-repeated="2" office:value-type="float" office:value="50.9811" calcext:value-type="float">
            <text:p>50,9811</text:p>
          </table:table-cell>
          <table:table-cell office:value-type="float" office:value="49.0189" calcext:value-type="float">
            <text:p>49,0189</text:p>
          </table:table-cell>
          <table:table-cell office:value-type="float" office:value="0" calcext:value-type="float">
            <text:p>0</text:p>
          </table:table-cell>
          <table:table-cell office:value-type="float" office:value="0.0200379" calcext:value-type="float">
            <text:p>0,0200379</text:p>
          </table:table-cell>
          <table:table-cell office:value-type="float" office:value="0" calcext:value-type="float">
            <text:p>0</text:p>
          </table:table-cell>
          <table:table-cell office:value-type="float" office:value="0.0011869" calcext:value-type="float">
            <text:p>0,00118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76" calcext:value-type="float">
            <text:p>76,876</text:p>
          </table:table-cell>
          <table:table-cell office:value-type="float" office:value="23.124" calcext:value-type="float">
            <text:p>23,124</text:p>
          </table:table-cell>
          <table:table-cell table:number-columns-repeated="2" office:value-type="float" office:value="51.8841" calcext:value-type="float">
            <text:p>51,8841</text:p>
          </table:table-cell>
          <table:table-cell office:value-type="float" office:value="48.1159" calcext:value-type="float">
            <text:p>48,1159</text:p>
          </table:table-cell>
          <table:table-cell office:value-type="float" office:value="0" calcext:value-type="float">
            <text:p>0</text:p>
          </table:table-cell>
          <table:table-cell office:value-type="float" office:value="0.0025332" calcext:value-type="float">
            <text:p>0,0025332</text:p>
          </table:table-cell>
          <table:table-cell office:value-type="float" office:value="0" calcext:value-type="float">
            <text:p>0</text:p>
          </table:table-cell>
          <table:table-cell office:value-type="float" office:value="0.0002225" calcext:value-type="float">
            <text:p>0,000222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8" calcext:value-type="float">
            <text:p>235,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.5185" calcext:value-type="float">
            <text:p>48,5185</text:p>
          </table:table-cell>
          <table:table-cell office:value-type="float" office:value="51.4815" calcext:value-type="float">
            <text:p>51,4815</text:p>
          </table:table-cell>
          <table:table-cell office:value-type="float" office:value="0" calcext:value-type="float">
            <text:p>0</text:p>
          </table:table-cell>
          <table:table-cell office:value-type="float" office:value="0.0031563" calcext:value-type="float">
            <text:p>0,0031563</text:p>
          </table:table-cell>
          <table:table-cell office:value-type="float" office:value="0" calcext:value-type="float">
            <text:p>0</text:p>
          </table:table-cell>
          <table:table-cell office:value-type="float" office:value="0.00028" calcext:value-type="float">
            <text:p>0,0002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1.8" calcext:value-type="float">
            <text:p>41,8</text:p>
          </table:table-cell>
          <table:table-cell office:value-type="float" office:value="95.5556" calcext:value-type="float">
            <text:p>95,5556</text:p>
          </table:table-cell>
          <table:table-cell office:value-type="float" office:value="4.44444" calcext:value-type="float">
            <text:p>4,444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0007834" calcext:value-type="float">
            <text:p>0,0007834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.0000532" calcext:value-type="float">
            <text:p>5,32E-0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d7digi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500" calcext:value-type="float">
            <text:p>500</text:p>
          </table:table-cell>
          <table:table-cell office:value-type="float" office:value="81.9" calcext:value-type="float">
            <text:p>81,9</text:p>
          </table:table-cell>
          <table:table-cell office:value-type="float" office:value="79.8444" calcext:value-type="float">
            <text:p>79,8444</text:p>
          </table:table-cell>
          <table:table-cell office:value-type="float" office:value="20.1556" calcext:value-type="float">
            <text:p>20,1556</text:p>
          </table:table-cell>
          <table:table-cell table:number-columns-repeated="2" office:value-type="float" office:value="8.6" calcext:value-type="float">
            <text:p>8,6</text:p>
          </table:table-cell>
          <table:table-cell office:value-type="float" office:value="91.4" calcext:value-type="float">
            <text:p>91,4</text:p>
          </table:table-cell>
          <table:table-cell office:value-type="float" office:value="0" calcext:value-type="float">
            <text:p>0</text:p>
          </table:table-cell>
          <table:table-cell office:value-type="float" office:value="0.0027865" calcext:value-type="float">
            <text:p>0,0027865</text:p>
          </table:table-cell>
          <table:table-cell office:value-type="float" office:value="0" calcext:value-type="float">
            <text:p>0</text:p>
          </table:table-cell>
          <table:table-cell office:value-type="float" office:value="0.0002022" calcext:value-type="float">
            <text:p>0,000202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.1" calcext:value-type="float">
            <text:p>160,1</text:p>
          </table:table-cell>
          <table:table-cell office:value-type="float" office:value="87.5636" calcext:value-type="float">
            <text:p>87,5636</text:p>
          </table:table-cell>
          <table:table-cell office:value-type="float" office:value="12.4364" calcext:value-type="float">
            <text:p>12,4364</text:p>
          </table:table-cell>
          <table:table-cell table:number-columns-repeated="2" office:value-type="float" office:value="49.8795" calcext:value-type="float">
            <text:p>49,8795</text:p>
          </table:table-cell>
          <table:table-cell office:value-type="float" office:value="50.1205" calcext:value-type="float">
            <text:p>50,1205</text:p>
          </table:table-cell>
          <table:table-cell office:value-type="float" office:value="0" calcext:value-type="float">
            <text:p>0</text:p>
          </table:table-cell>
          <table:table-cell office:value-type="float" office:value="0.0052699" calcext:value-type="float">
            <text:p>0,0052699</text:p>
          </table:table-cell>
          <table:table-cell office:value-type="float" office:value="0" calcext:value-type="float">
            <text:p>0</text:p>
          </table:table-cell>
          <table:table-cell office:value-type="float" office:value="0.0003578" calcext:value-type="float">
            <text:p>0,000357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7" calcext:value-type="float">
            <text:p>47</text:p>
          </table:table-cell>
          <table:table-cell office:value-type="float" office:value="95.3488" calcext:value-type="float">
            <text:p>95,3488</text:p>
          </table:table-cell>
          <table:table-cell office:value-type="float" office:value="4.65116" calcext:value-type="float">
            <text:p>4,65116</text:p>
          </table:table-cell>
          <table:table-cell table:number-columns-repeated="2" office:value-type="float" office:value="60.4651" calcext:value-type="float">
            <text:p>60,4651</text:p>
          </table:table-cell>
          <table:table-cell office:value-type="float" office:value="39.5349" calcext:value-type="float">
            <text:p>39,5349</text:p>
          </table:table-cell>
          <table:table-cell office:value-type="float" office:value="0" calcext:value-type="float">
            <text:p>0</text:p>
          </table:table-cell>
          <table:table-cell office:value-type="float" office:value="0.0013288" calcext:value-type="float">
            <text:p>0,0013288</text:p>
          </table:table-cell>
          <table:table-cell office:value-type="float" office:value="0" calcext:value-type="float">
            <text:p>0</text:p>
          </table:table-cell>
          <table:table-cell office:value-type="float" office:value="0.0001044" calcext:value-type="float">
            <text:p>0,00010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8" calcext:value-type="float">
            <text:p>163,8</text:p>
          </table:table-cell>
          <table:table-cell office:value-type="float" office:value="93.8475" calcext:value-type="float">
            <text:p>93,8475</text:p>
          </table:table-cell>
          <table:table-cell office:value-type="float" office:value="6.15253" calcext:value-type="float">
            <text:p>6,15253</text:p>
          </table:table-cell>
          <table:table-cell table:number-columns-repeated="2" office:value-type="float" office:value="83.114" calcext:value-type="float">
            <text:p>83,114</text:p>
          </table:table-cell>
          <table:table-cell office:value-type="float" office:value="16.886" calcext:value-type="float">
            <text:p>16,886</text:p>
          </table:table-cell>
          <table:table-cell office:value-type="float" office:value="0" calcext:value-type="float">
            <text:p>0</text:p>
          </table:table-cell>
          <table:table-cell office:value-type="float" office:value="0.0473476" calcext:value-type="float">
            <text:p>0,0473476</text:p>
          </table:table-cell>
          <table:table-cell office:value-type="float" office:value="0" calcext:value-type="float">
            <text:p>0</text:p>
          </table:table-cell>
          <table:table-cell office:value-type="float" office:value="0.0048261" calcext:value-type="float">
            <text:p>0,00482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1" calcext:value-type="float">
            <text:p>228,1</text:p>
          </table:table-cell>
          <table:table-cell office:value-type="float" office:value="82.3053" calcext:value-type="float">
            <text:p>82,3053</text:p>
          </table:table-cell>
          <table:table-cell office:value-type="float" office:value="17.6947" calcext:value-type="float">
            <text:p>17,6947</text:p>
          </table:table-cell>
          <table:table-cell table:number-columns-repeated="2" office:value-type="float" office:value="59.715" calcext:value-type="float">
            <text:p>59,715</text:p>
          </table:table-cell>
          <table:table-cell office:value-type="float" office:value="40.285" calcext:value-type="float">
            <text:p>40,285</text:p>
          </table:table-cell>
          <table:table-cell office:value-type="float" office:value="0" calcext:value-type="float">
            <text:p>0</text:p>
          </table:table-cell>
          <table:table-cell office:value-type="float" office:value="0.0328161" calcext:value-type="float">
            <text:p>0,0328161</text:p>
          </table:table-cell>
          <table:table-cell office:value-type="float" office:value="0" calcext:value-type="float">
            <text:p>0</text:p>
          </table:table-cell>
          <table:table-cell office:value-type="float" office:value="0.0027009" calcext:value-type="float">
            <text:p>0,00270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144" calcext:value-type="float">
            <text:p>90,9144</text:p>
          </table:table-cell>
          <table:table-cell office:value-type="float" office:value="9.08565" calcext:value-type="float">
            <text:p>9,08565</text:p>
          </table:table-cell>
          <table:table-cell table:number-columns-repeated="2" office:value-type="float" office:value="53.2552" calcext:value-type="float">
            <text:p>53,2552</text:p>
          </table:table-cell>
          <table:table-cell office:value-type="float" office:value="46.7448" calcext:value-type="float">
            <text:p>46,7448</text:p>
          </table:table-cell>
          <table:table-cell office:value-type="float" office:value="0" calcext:value-type="float">
            <text:p>0</text:p>
          </table:table-cell>
          <table:table-cell office:value-type="float" office:value="0.0055188" calcext:value-type="float">
            <text:p>0,0055188</text:p>
          </table:table-cell>
          <table:table-cell office:value-type="float" office:value="0" calcext:value-type="float">
            <text:p>0</text:p>
          </table:table-cell>
          <table:table-cell office:value-type="float" office:value="0.0006372" calcext:value-type="float">
            <text:p>0,000637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.3" calcext:value-type="float">
            <text:p>354,3</text:p>
          </table:table-cell>
          <table:table-cell office:value-type="float" office:value="96.9456" calcext:value-type="float">
            <text:p>96,9456</text:p>
          </table:table-cell>
          <table:table-cell office:value-type="float" office:value="3.05435" calcext:value-type="float">
            <text:p>3,05435</text:p>
          </table:table-cell>
          <table:table-cell table:number-columns-repeated="2" office:value-type="float" office:value="58.0087" calcext:value-type="float">
            <text:p>58,0087</text:p>
          </table:table-cell>
          <table:table-cell office:value-type="float" office:value="41.9913" calcext:value-type="float">
            <text:p>41,9913</text:p>
          </table:table-cell>
          <table:table-cell office:value-type="float" office:value="0" calcext:value-type="float">
            <text:p>0</text:p>
          </table:table-cell>
          <table:table-cell office:value-type="float" office:value="0.0042053" calcext:value-type="float">
            <text:p>0,0042053</text:p>
          </table:table-cell>
          <table:table-cell office:value-type="float" office:value="0" calcext:value-type="float">
            <text:p>0</text:p>
          </table:table-cell>
          <table:table-cell office:value-type="float" office:value="0.0004767" calcext:value-type="float">
            <text:p>0,00047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3.9" calcext:value-type="float">
            <text:p>73,9</text:p>
          </table:table-cell>
          <table:table-cell office:value-type="float" office:value="91.5932" calcext:value-type="float">
            <text:p>91,5932</text:p>
          </table:table-cell>
          <table:table-cell office:value-type="float" office:value="8.40685" calcext:value-type="float">
            <text:p>8,40685</text:p>
          </table:table-cell>
          <table:table-cell table:number-columns-repeated="2" office:value-type="float" office:value="69.0184" calcext:value-type="float">
            <text:p>69,0184</text:p>
          </table:table-cell>
          <table:table-cell office:value-type="float" office:value="30.9816" calcext:value-type="float">
            <text:p>30,9816</text:p>
          </table:table-cell>
          <table:table-cell office:value-type="float" office:value="0" calcext:value-type="float">
            <text:p>0</text:p>
          </table:table-cell>
          <table:table-cell office:value-type="float" office:value="0.498525" calcext:value-type="float">
            <text:p>0,498525</text:p>
          </table:table-cell>
          <table:table-cell office:value-type="float" office:value="0" calcext:value-type="float">
            <text:p>0</text:p>
          </table:table-cell>
          <table:table-cell office:value-type="float" office:value="0.0814823" calcext:value-type="float">
            <text:p>0,08148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upoB</text:p>
          </table:table-cell>
          <table:table-cell table:number-columns-repeated="3"/>
          <table:table-cell table:style-name="ce12" table:formula="of:=AVERAGE([.E17:.E26])" office:value-type="float" office:value="78339.2" calcext:value-type="float">
            <text:p>78339,2</text:p>
          </table:table-cell>
          <table:table-cell table:style-name="ce12" table:formula="of:=AVERAGE([.F17:.F26])" office:value-type="float" office:value="17638.3" calcext:value-type="float">
            <text:p>17638,3</text:p>
          </table:table-cell>
          <table:table-cell table:style-name="ce14" table:formula="of:=AVERAGE([.G17:.G26])" office:value-type="float" office:value="94.7497" calcext:value-type="float">
            <text:p>94,75</text:p>
          </table:table-cell>
          <table:table-cell table:style-name="ce14" table:formula="of:=AVERAGE([.H17:.H26])" office:value-type="float" office:value="5.2503023" calcext:value-type="float">
            <text:p>5,25</text:p>
          </table:table-cell>
          <table:table-cell table:style-name="ce14" table:formula="of:=AVERAGE([.I17:.I26])" office:value-type="float" office:value="66.2626" calcext:value-type="float">
            <text:p>66,26</text:p>
          </table:table-cell>
          <table:table-cell table:style-name="ce14" table:formula="of:=AVERAGE([.J17:.J26])" office:value-type="float" office:value="66.2626" calcext:value-type="float">
            <text:p>66,26</text:p>
          </table:table-cell>
          <table:table-cell table:style-name="ce14" table:formula="of:=AVERAGE([.K17:.K26])" office:value-type="float" office:value="33.737398" calcext:value-type="float">
            <text:p>33,74</text:p>
          </table:table-cell>
          <table:table-cell table:style-name="ce14" table:formula="of:=AVERAGE([.L17:.L26])" office:value-type="float" office:value="0" calcext:value-type="float">
            <text:p>0,00</text:p>
          </table:table-cell>
          <table:table-cell table:style-name="ce16" table:formula="of:=AVERAGE([.M17:.M26])" office:value-type="float" office:value="2.78380835" calcext:value-type="float">
            <text:p>2,78381</text:p>
          </table:table-cell>
          <table:table-cell table:style-name="ce16" table:formula="of:=AVERAGE([.N17:.N26])" office:value-type="float" office:value="0" calcext:value-type="float">
            <text:p>0,00000</text:p>
          </table:table-cell>
          <table:table-cell table:style-name="ce16" table:formula="of:=AVERAGE([.O17:.O26])" office:value-type="float" office:value="0.38136264" calcext:value-type="float">
            <text:p>0,38136</text:p>
          </table:table-cell>
          <table:table-cell table:style-name="ce14" table:formula="of:=([.O16]/[.E16])*1000000" office:value-type="float" office:value="4.8680946448266" calcext:value-type="float">
            <text:p>4,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4.9" calcext:value-type="float">
            <text:p>19794,9</text:p>
          </table:table-cell>
          <table:table-cell office:value-type="float" office:value="90.1452" calcext:value-type="float">
            <text:p>90,1452</text:p>
          </table:table-cell>
          <table:table-cell office:value-type="float" office:value="9.85484" calcext:value-type="float">
            <text:p>9,85484</text:p>
          </table:table-cell>
          <table:table-cell table:number-columns-repeated="2" office:value-type="float" office:value="63.8649" calcext:value-type="float">
            <text:p>63,8649</text:p>
          </table:table-cell>
          <table:table-cell office:value-type="float" office:value="36.1351" calcext:value-type="float">
            <text:p>36,1351</text:p>
          </table:table-cell>
          <table:table-cell office:value-type="float" office:value="0" calcext:value-type="float">
            <text:p>0</text:p>
          </table:table-cell>
          <table:table-cell office:value-type="float" office:value="0.586861" calcext:value-type="float">
            <text:p>0,586861</text:p>
          </table:table-cell>
          <table:table-cell office:value-type="float" office:value="0" calcext:value-type="float">
            <text:p>0</text:p>
          </table:table-cell>
          <table:table-cell office:value-type="float" office:value="0.0598794" calcext:value-type="float">
            <text:p>0,059879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9.6" calcext:value-type="float">
            <text:p>499,6</text:p>
          </table:table-cell>
          <table:table-cell office:value-type="float" office:value="97.0692" calcext:value-type="float">
            <text:p>97,0692</text:p>
          </table:table-cell>
          <table:table-cell office:value-type="float" office:value="2.93076" calcext:value-type="float">
            <text:p>2,93076</text:p>
          </table:table-cell>
          <table:table-cell table:number-columns-repeated="2" office:value-type="float" office:value="52.029" calcext:value-type="float">
            <text:p>52,029</text:p>
          </table:table-cell>
          <table:table-cell office:value-type="float" office:value="47.971" calcext:value-type="float">
            <text:p>47,971</text:p>
          </table:table-cell>
          <table:table-cell office:value-type="float" office:value="0" calcext:value-type="float">
            <text:p>0</text:p>
          </table:table-cell>
          <table:table-cell office:value-type="float" office:value="0.0084436" calcext:value-type="float">
            <text:p>0,0084436</text:p>
          </table:table-cell>
          <table:table-cell office:value-type="float" office:value="0" calcext:value-type="float">
            <text:p>0</text:p>
          </table:table-cell>
          <table:table-cell office:value-type="float" office:value="0.0007957" calcext:value-type="float">
            <text:p>0,00079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8" calcext:value-type="float">
            <text:p>522,8</text:p>
          </table:table-cell>
          <table:table-cell office:value-type="float" office:value="98.5877" calcext:value-type="float">
            <text:p>98,5877</text:p>
          </table:table-cell>
          <table:table-cell office:value-type="float" office:value="1.41229" calcext:value-type="float">
            <text:p>1,41229</text:p>
          </table:table-cell>
          <table:table-cell table:number-columns-repeated="2" office:value-type="float" office:value="50.2297" calcext:value-type="float">
            <text:p>50,2297</text:p>
          </table:table-cell>
          <table:table-cell office:value-type="float" office:value="49.7703" calcext:value-type="float">
            <text:p>49,7703</text:p>
          </table:table-cell>
          <table:table-cell office:value-type="float" office:value="0" calcext:value-type="float">
            <text:p>0</text:p>
          </table:table-cell>
          <table:table-cell office:value-type="float" office:value="0.0072428" calcext:value-type="float">
            <text:p>0,0072428</text:p>
          </table:table-cell>
          <table:table-cell office:value-type="float" office:value="0" calcext:value-type="float">
            <text:p>0</text:p>
          </table:table-cell>
          <table:table-cell office:value-type="float" office:value="0.0007163" calcext:value-type="float">
            <text:p>0,000716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72.6" calcext:value-type="float">
            <text:p>80972,6</text:p>
          </table:table-cell>
          <table:table-cell office:value-type="float" office:value="99.2946" calcext:value-type="float">
            <text:p>99,2946</text:p>
          </table:table-cell>
          <table:table-cell office:value-type="float" office:value="0.705393" calcext:value-type="float">
            <text:p>0,705393</text:p>
          </table:table-cell>
          <table:table-cell table:number-columns-repeated="2" office:value-type="float" office:value="89.6219" calcext:value-type="float">
            <text:p>89,6219</text:p>
          </table:table-cell>
          <table:table-cell office:value-type="float" office:value="10.3781" calcext:value-type="float">
            <text:p>10,3781</text:p>
          </table:table-cell>
          <table:table-cell office:value-type="float" office:value="0" calcext:value-type="float">
            <text:p>0</text:p>
          </table:table-cell>
          <table:table-cell office:value-type="float" office:value="5.34273" calcext:value-type="float">
            <text:p>5,34273</text:p>
          </table:table-cell>
          <table:table-cell office:value-type="float" office:value="0" calcext:value-type="float">
            <text:p>0</text:p>
          </table:table-cell>
          <table:table-cell office:value-type="float" office:value="0.581655" calcext:value-type="float">
            <text:p>0,5816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533.8" calcext:value-type="float">
            <text:p>7533,8</text:p>
          </table:table-cell>
          <table:table-cell office:value-type="float" office:value="98.8224" calcext:value-type="float">
            <text:p>98,8224</text:p>
          </table:table-cell>
          <table:table-cell office:value-type="float" office:value="1.17763" calcext:value-type="float">
            <text:p>1,17763</text:p>
          </table:table-cell>
          <table:table-cell table:number-columns-repeated="2" office:value-type="float" office:value="89.8188" calcext:value-type="float">
            <text:p>89,8188</text:p>
          </table:table-cell>
          <table:table-cell office:value-type="float" office:value="10.1812" calcext:value-type="float">
            <text:p>10,1812</text:p>
          </table:table-cell>
          <table:table-cell office:value-type="float" office:value="0" calcext:value-type="float">
            <text:p>0</text:p>
          </table:table-cell>
          <table:table-cell office:value-type="float" office:value="0.863862" calcext:value-type="float">
            <text:p>0,863862</text:p>
          </table:table-cell>
          <table:table-cell office:value-type="float" office:value="0" calcext:value-type="float">
            <text:p>0</text:p>
          </table:table-cell>
          <table:table-cell office:value-type="float" office:value="0.0918857" calcext:value-type="float">
            <text:p>0,09188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371.4" calcext:value-type="float">
            <text:p>23371,4</text:p>
          </table:table-cell>
          <table:table-cell office:value-type="float" office:value="85.2458" calcext:value-type="float">
            <text:p>85,2458</text:p>
          </table:table-cell>
          <table:table-cell office:value-type="float" office:value="14.7542" calcext:value-type="float">
            <text:p>14,7542</text:p>
          </table:table-cell>
          <table:table-cell table:number-columns-repeated="2" office:value-type="float" office:value="51.4462" calcext:value-type="float">
            <text:p>51,4462</text:p>
          </table:table-cell>
          <table:table-cell office:value-type="float" office:value="48.5538" calcext:value-type="float">
            <text:p>48,5538</text:p>
          </table:table-cell>
          <table:table-cell office:value-type="float" office:value="0" calcext:value-type="float">
            <text:p>0</text:p>
          </table:table-cell>
          <table:table-cell office:value-type="float" office:value="18.9149" calcext:value-type="float">
            <text:p>18,9149</text:p>
          </table:table-cell>
          <table:table-cell office:value-type="float" office:value="0" calcext:value-type="float">
            <text:p>0</text:p>
          </table:table-cell>
          <table:table-cell office:value-type="float" office:value="2.83641" calcext:value-type="float">
            <text:p>2,8364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6" calcext:value-type="float">
            <text:p>39933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.6534" calcext:value-type="float">
            <text:p>57,6534</text:p>
          </table:table-cell>
          <table:table-cell office:value-type="float" office:value="42.3466" calcext:value-type="float">
            <text:p>42,3466</text:p>
          </table:table-cell>
          <table:table-cell office:value-type="float" office:value="0" calcext:value-type="float">
            <text:p>0</text:p>
          </table:table-cell>
          <table:table-cell office:value-type="float" office:value="1.80974" calcext:value-type="float">
            <text:p>1,80974</text:p>
          </table:table-cell>
          <table:table-cell office:value-type="float" office:value="0" calcext:value-type="float">
            <text:p>0</text:p>
          </table:table-cell>
          <table:table-cell office:value-type="float" office:value="0.195019" calcext:value-type="float">
            <text:p>0,19501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1000" calcext:value-type="float">
            <text:p>1000</text:p>
          </table:table-cell>
          <table:table-cell office:value-type="float" office:value="898.4" calcext:value-type="float">
            <text:p>89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.6" calcext:value-type="float">
            <text:p>59,6</text:p>
          </table:table-cell>
          <table:table-cell office:value-type="float" office:value="40.4" calcext:value-type="float">
            <text:p>40,4</text:p>
          </table:table-cell>
          <table:table-cell office:value-type="float" office:value="0" calcext:value-type="float">
            <text:p>0</text:p>
          </table:table-cell>
          <table:table-cell office:value-type="float" office:value="0.0167861" calcext:value-type="float">
            <text:p>0,0167861</text:p>
          </table:table-cell>
          <table:table-cell office:value-type="float" office:value="0" calcext:value-type="float">
            <text:p>0</text:p>
          </table:table-cell>
          <table:table-cell office:value-type="float" office:value="0.0015558" calcext:value-type="float">
            <text:p>0,00155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1.8" calcext:value-type="float">
            <text:p>1911,8</text:p>
          </table:table-cell>
          <table:table-cell office:value-type="float" office:value="84.0682" calcext:value-type="float">
            <text:p>84,0682</text:p>
          </table:table-cell>
          <table:table-cell office:value-type="float" office:value="15.9318" calcext:value-type="float">
            <text:p>15,9318</text:p>
          </table:table-cell>
          <table:table-cell table:number-columns-repeated="2" office:value-type="float" office:value="57.1399" calcext:value-type="float">
            <text:p>57,1399</text:p>
          </table:table-cell>
          <table:table-cell office:value-type="float" office:value="42.8601" calcext:value-type="float">
            <text:p>42,8601</text:p>
          </table:table-cell>
          <table:table-cell office:value-type="float" office:value="0" calcext:value-type="float">
            <text:p>0</text:p>
          </table:table-cell>
          <table:table-cell office:value-type="float" office:value="0.181898" calcext:value-type="float">
            <text:p>0,181898</text:p>
          </table:table-cell>
          <table:table-cell office:value-type="float" office:value="0" calcext:value-type="float">
            <text:p>0</text:p>
          </table:table-cell>
          <table:table-cell office:value-type="float" office:value="0.0322902" calcext:value-type="float">
            <text:p>0,032290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4.1" calcext:value-type="float">
            <text:p>944,1</text:p>
          </table:table-cell>
          <table:table-cell office:value-type="float" office:value="94.2639" calcext:value-type="float">
            <text:p>94,2639</text:p>
          </table:table-cell>
          <table:table-cell office:value-type="float" office:value="5.73611" calcext:value-type="float">
            <text:p>5,73611</text:p>
          </table:table-cell>
          <table:table-cell table:number-columns-repeated="2" office:value-type="float" office:value="91.2222" calcext:value-type="float">
            <text:p>91,2222</text:p>
          </table:table-cell>
          <table:table-cell office:value-type="float" office:value="8.77778" calcext:value-type="float">
            <text:p>8,77778</text:p>
          </table:table-cell>
          <table:table-cell office:value-type="float" office:value="0" calcext:value-type="float">
            <text:p>0</text:p>
          </table:table-cell>
          <table:table-cell office:value-type="float" office:value="0.10562" calcext:value-type="float">
            <text:p>0,10562</text:p>
          </table:table-cell>
          <table:table-cell office:value-type="float" office:value="0" calcext:value-type="float">
            <text:p>0</text:p>
          </table:table-cell>
          <table:table-cell office:value-type="float" office:value="0.0134193" calcext:value-type="float">
            <text:p>0,013419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upoC</text:p>
          </table:table-cell>
          <table:table-cell table:number-columns-repeated="3"/>
          <table:table-cell table:style-name="ce12" table:formula="of:=AVERAGE([.E28:.E34])" office:value-type="float" office:value="260.714285714286" calcext:value-type="float">
            <text:p>260,7</text:p>
          </table:table-cell>
          <table:table-cell table:style-name="ce12" table:formula="of:=AVERAGE([.F28:.F34])" office:value-type="float" office:value="224.1" calcext:value-type="float">
            <text:p>224,1</text:p>
          </table:table-cell>
          <table:table-cell table:style-name="ce14" table:formula="of:=AVERAGE([.G28:.G34])" office:value-type="float" office:value="99.8717285714286" calcext:value-type="float">
            <text:p>99,87</text:p>
          </table:table-cell>
          <table:table-cell table:style-name="ce14" table:formula="of:=AVERAGE([.H28:.H34])" office:value-type="float" office:value="0.128266857142857" calcext:value-type="float">
            <text:p>0,13</text:p>
          </table:table-cell>
          <table:table-cell table:style-name="ce14" table:formula="of:=AVERAGE([.I28:.I34])" office:value-type="float" office:value="47.0858571428571" calcext:value-type="float">
            <text:p>47,09</text:p>
          </table:table-cell>
          <table:table-cell table:style-name="ce14" table:formula="of:=AVERAGE([.J28:.J34])" office:value-type="float" office:value="47.0858571428571" calcext:value-type="float">
            <text:p>47,09</text:p>
          </table:table-cell>
          <table:table-cell table:style-name="ce14" table:formula="of:=AVERAGE([.K28:.K34])" office:value-type="float" office:value="52.9141428571429" calcext:value-type="float">
            <text:p>52,91</text:p>
          </table:table-cell>
          <table:table-cell table:style-name="ce14" table:formula="of:=AVERAGE([.L28:.L34])" office:value-type="float" office:value="0" calcext:value-type="float">
            <text:p>0,00</text:p>
          </table:table-cell>
          <table:table-cell table:style-name="ce16" table:formula="of:=AVERAGE([.M28:.M34])" office:value-type="float" office:value="0.00672531428571429" calcext:value-type="float">
            <text:p>0,00673</text:p>
          </table:table-cell>
          <table:table-cell table:style-name="ce16" table:formula="of:=AVERAGE([.N28:.N34])" office:value-type="float" office:value="0" calcext:value-type="float">
            <text:p>0,00000</text:p>
          </table:table-cell>
          <table:table-cell table:style-name="ce16" table:formula="of:=AVERAGE([.O28:.O34])" office:value-type="float" office:value="0.00512575714285714" calcext:value-type="float">
            <text:p>0,00513</text:p>
          </table:table-cell>
          <table:table-cell table:style-name="ce14" table:formula="of:=([.O27]/[.E27])*1000000" office:value-type="float" office:value="19.6604383561644" calcext:value-type="float">
            <text:p>19,6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1" calcext:value-type="float">
            <text:p>124,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.8994" calcext:value-type="float">
            <text:p>23,8994</text:p>
          </table:table-cell>
          <table:table-cell office:value-type="float" office:value="76.1006" calcext:value-type="float">
            <text:p>76,1006</text:p>
          </table:table-cell>
          <table:table-cell office:value-type="float" office:value="0" calcext:value-type="float">
            <text:p>0</text:p>
          </table:table-cell>
          <table:table-cell office:value-type="float" office:value="0.0027243" calcext:value-type="float">
            <text:p>0,0027243</text:p>
          </table:table-cell>
          <table:table-cell office:value-type="float" office:value="0" calcext:value-type="float">
            <text:p>0</text:p>
          </table:table-cell>
          <table:table-cell office:value-type="float" office:value="0.0014527" calcext:value-type="float">
            <text:p>0,001452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6" calcext:value-type="float">
            <text:p>3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.1507" calcext:value-type="float">
            <text:p>53,1507</text:p>
          </table:table-cell>
          <table:table-cell office:value-type="float" office:value="46.8493" calcext:value-type="float">
            <text:p>46,8493</text:p>
          </table:table-cell>
          <table:table-cell office:value-type="float" office:value="0" calcext:value-type="float">
            <text:p>0</text:p>
          </table:table-cell>
          <table:table-cell office:value-type="float" office:value="0.0051977" calcext:value-type="float">
            <text:p>0,0051977</text:p>
          </table:table-cell>
          <table:table-cell office:value-type="float" office:value="0" calcext:value-type="float">
            <text:p>0</text:p>
          </table:table-cell>
          <table:table-cell office:value-type="float" office:value="0.0032284" calcext:value-type="float">
            <text:p>0,00322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8.3" calcext:value-type="float">
            <text:p>258,3</text:p>
          </table:table-cell>
          <table:table-cell office:value-type="float" office:value="99.1021" calcext:value-type="float">
            <text:p>99,1021</text:p>
          </table:table-cell>
          <table:table-cell office:value-type="float" office:value="0.897868" calcext:value-type="float">
            <text:p>0,897868</text:p>
          </table:table-cell>
          <table:table-cell table:number-columns-repeated="2" office:value-type="float" office:value="39.7306" calcext:value-type="float">
            <text:p>39,7306</text:p>
          </table:table-cell>
          <table:table-cell office:value-type="float" office:value="60.2694" calcext:value-type="float">
            <text:p>60,2694</text:p>
          </table:table-cell>
          <table:table-cell office:value-type="float" office:value="0" calcext:value-type="float">
            <text:p>0</text:p>
          </table:table-cell>
          <table:table-cell office:value-type="float" office:value="0.0033615" calcext:value-type="float">
            <text:p>0,0033615</text:p>
          </table:table-cell>
          <table:table-cell office:value-type="float" office:value="0" calcext:value-type="float">
            <text:p>0</text:p>
          </table:table-cell>
          <table:table-cell office:value-type="float" office:value="0.0002689" calcext:value-type="float">
            <text:p>0,00026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3.4" calcext:value-type="float">
            <text:p>273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.9858" calcext:value-type="float">
            <text:p>54,9858</text:p>
          </table:table-cell>
          <table:table-cell office:value-type="float" office:value="45.0142" calcext:value-type="float">
            <text:p>45,0142</text:p>
          </table:table-cell>
          <table:table-cell office:value-type="float" office:value="0" calcext:value-type="float">
            <text:p>0</text:p>
          </table:table-cell>
          <table:table-cell office:value-type="float" office:value="0.0090505" calcext:value-type="float">
            <text:p>0,0090505</text:p>
          </table:table-cell>
          <table:table-cell office:value-type="float" office:value="0" calcext:value-type="float">
            <text:p>0</text:p>
          </table:table-cell>
          <table:table-cell office:value-type="float" office:value="0.0079956" calcext:value-type="float">
            <text:p>0,007995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.4038" calcext:value-type="float">
            <text:p>52,4038</text:p>
          </table:table-cell>
          <table:table-cell office:value-type="float" office:value="47.5962" calcext:value-type="float">
            <text:p>47,5962</text:p>
          </table:table-cell>
          <table:table-cell office:value-type="float" office:value="0" calcext:value-type="float">
            <text:p>0</text:p>
          </table:table-cell>
          <table:table-cell office:value-type="float" office:value="0.0134555" calcext:value-type="float">
            <text:p>0,0134555</text:p>
          </table:table-cell>
          <table:table-cell office:value-type="float" office:value="0" calcext:value-type="float">
            <text:p>0</text:p>
          </table:table-cell>
          <table:table-cell office:value-type="float" office:value="0.0123396" calcext:value-type="float">
            <text:p>0,01233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ctfheart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lobal</text:p>
          </table:table-cell>
          <table:table-cell office:value-type="float" office:value="267" calcext:value-type="float">
            <text:p>267</text:p>
          </table:table-cell>
          <table:table-cell office:value-type="float" office:value="240.3" calcext:value-type="float">
            <text:p>240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.7903" calcext:value-type="float">
            <text:p>67,7903</text:p>
          </table:table-cell>
          <table:table-cell office:value-type="float" office:value="32.2097" calcext:value-type="float">
            <text:p>32,2097</text:p>
          </table:table-cell>
          <table:table-cell office:value-type="float" office:value="0" calcext:value-type="float">
            <text:p>0</text:p>
          </table:table-cell>
          <table:table-cell office:value-type="float" office:value="0.0111536" calcext:value-type="float">
            <text:p>0,0111536</text:p>
          </table:table-cell>
          <table:table-cell office:value-type="float" office:value="0" calcext:value-type="float">
            <text:p>0</text:p>
          </table:table-cell>
          <table:table-cell office:value-type="float" office:value="0.009866" calcext:value-type="float">
            <text:p>0,00986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.6404" calcext:value-type="float">
            <text:p>37,6404</text:p>
          </table:table-cell>
          <table:table-cell office:value-type="float" office:value="62.3596" calcext:value-type="float">
            <text:p>62,3596</text:p>
          </table:table-cell>
          <table:table-cell office:value-type="float" office:value="0" calcext:value-type="float">
            <text:p>0</text:p>
          </table:table-cell>
          <table:table-cell office:value-type="float" office:value="0.0021341" calcext:value-type="float">
            <text:p>0,0021341</text:p>
          </table:table-cell>
          <table:table-cell office:value-type="float" office:value="0" calcext:value-type="float">
            <text:p>0</text:p>
          </table:table-cell>
          <table:table-cell office:value-type="float" office:value="0.0007291" calcext:value-type="float">
            <text:p>0,000729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rupoD</text:p>
          </table:table-cell>
          <table:table-cell table:number-columns-repeated="3"/>
          <table:table-cell table:style-name="ce12" table:formula="of:=AVERAGE([.E36:.E47])" office:value-type="float" office:value="6080.58333333333" calcext:value-type="float">
            <text:p>6080,6</text:p>
          </table:table-cell>
          <table:table-cell table:style-name="ce12" table:formula="of:=AVERAGE([.F36:.F47])" office:value-type="float" office:value="3197.93333333333" calcext:value-type="float">
            <text:p>3197,9</text:p>
          </table:table-cell>
          <table:table-cell table:style-name="ce14" table:formula="of:=AVERAGE([.G36:.G47])" office:value-type="float" office:value="91.301775" calcext:value-type="float">
            <text:p>91,30</text:p>
          </table:table-cell>
          <table:table-cell table:style-name="ce14" table:formula="of:=AVERAGE([.H36:.H47])" office:value-type="float" office:value="8.69821866666667" calcext:value-type="float">
            <text:p>8,70</text:p>
          </table:table-cell>
          <table:table-cell table:style-name="ce14" table:formula="of:=AVERAGE([.I36:.I47])" office:value-type="float" office:value="26.4631425" calcext:value-type="float">
            <text:p>26,46</text:p>
          </table:table-cell>
          <table:table-cell table:style-name="ce14" table:formula="of:=AVERAGE([.J36:.J47])" office:value-type="float" office:value="26.4631425" calcext:value-type="float">
            <text:p>26,46</text:p>
          </table:table-cell>
          <table:table-cell table:style-name="ce14" table:formula="of:=AVERAGE([.K36:.K47])" office:value-type="float" office:value="73.5368583333333" calcext:value-type="float">
            <text:p>73,54</text:p>
          </table:table-cell>
          <table:table-cell table:style-name="ce14" table:formula="of:=AVERAGE([.L36:.L47])" office:value-type="float" office:value="0" calcext:value-type="float">
            <text:p>0,00</text:p>
          </table:table-cell>
          <table:table-cell table:style-name="ce16" table:formula="of:=AVERAGE([.M36:.M47])" office:value-type="float" office:value="0.123273791666667" calcext:value-type="float">
            <text:p>0,12327</text:p>
          </table:table-cell>
          <table:table-cell table:style-name="ce16" table:formula="of:=AVERAGE([.N36:.N47])" office:value-type="float" office:value="0" calcext:value-type="float">
            <text:p>0,00000</text:p>
          </table:table-cell>
          <table:table-cell table:style-name="ce16" table:formula="of:=AVERAGE([.O36:.O47])" office:value-type="float" office:value="0.0805096083333333" calcext:value-type="float">
            <text:p>0,08051</text:p>
          </table:table-cell>
          <table:table-cell table:style-name="ce14" table:formula="of:=([.O35]/[.E35])*1000000" office:value-type="float" office:value="13.2404415694766" calcext:value-type="float">
            <text:p>13,2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12.3" calcext:value-type="float">
            <text:p>712,3</text:p>
          </table:table-cell>
          <table:table-cell office:value-type="float" office:value="98.6866" calcext:value-type="float">
            <text:p>98,6866</text:p>
          </table:table-cell>
          <table:table-cell office:value-type="float" office:value="1.31337" calcext:value-type="float">
            <text:p>1,31337</text:p>
          </table:table-cell>
          <table:table-cell table:number-columns-repeated="2" office:value-type="float" office:value="24.1135" calcext:value-type="float">
            <text:p>24,1135</text:p>
          </table:table-cell>
          <table:table-cell office:value-type="float" office:value="75.8865" calcext:value-type="float">
            <text:p>75,8865</text:p>
          </table:table-cell>
          <table:table-cell office:value-type="float" office:value="0" calcext:value-type="float">
            <text:p>0</text:p>
          </table:table-cell>
          <table:table-cell office:value-type="float" office:value="0.0118384" calcext:value-type="float">
            <text:p>0,0118384</text:p>
          </table:table-cell>
          <table:table-cell office:value-type="float" office:value="0" calcext:value-type="float">
            <text:p>0</text:p>
          </table:table-cell>
          <table:table-cell office:value-type="float" office:value="0.0123762" calcext:value-type="float">
            <text:p>0,01237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5" calcext:value-type="float">
            <text:p>649,5</text:p>
          </table:table-cell>
          <table:table-cell office:value-type="float" office:value="98.7654" calcext:value-type="float">
            <text:p>98,7654</text:p>
          </table:table-cell>
          <table:table-cell office:value-type="float" office:value="1.23457" calcext:value-type="float">
            <text:p>1,23457</text:p>
          </table:table-cell>
          <table:table-cell table:number-columns-repeated="2" office:value-type="float" office:value="10.202" calcext:value-type="float">
            <text:p>10,202</text:p>
          </table:table-cell>
          <table:table-cell office:value-type="float" office:value="89.798" calcext:value-type="float">
            <text:p>89,798</text:p>
          </table:table-cell>
          <table:table-cell office:value-type="float" office:value="0" calcext:value-type="float">
            <text:p>0</text:p>
          </table:table-cell>
          <table:table-cell office:value-type="float" office:value="0.0113892" calcext:value-type="float">
            <text:p>0,0113892</text:p>
          </table:table-cell>
          <table:table-cell office:value-type="float" office:value="0" calcext:value-type="float">
            <text:p>0</text:p>
          </table:table-cell>
          <table:table-cell office:value-type="float" office:value="0.0021161" calcext:value-type="float">
            <text:p>0,002116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8.5" calcext:value-type="float">
            <text:p>888,5</text:p>
          </table:table-cell>
          <table:table-cell office:value-type="float" office:value="95.8297" calcext:value-type="float">
            <text:p>95,8297</text:p>
          </table:table-cell>
          <table:table-cell office:value-type="float" office:value="4.17027" calcext:value-type="float">
            <text:p>4,17027</text:p>
          </table:table-cell>
          <table:table-cell table:number-columns-repeated="2" office:value-type="float" office:value="15.2381" calcext:value-type="float">
            <text:p>15,2381</text:p>
          </table:table-cell>
          <table:table-cell office:value-type="float" office:value="84.7619" calcext:value-type="float">
            <text:p>84,7619</text:p>
          </table:table-cell>
          <table:table-cell office:value-type="float" office:value="0" calcext:value-type="float">
            <text:p>0</text:p>
          </table:table-cell>
          <table:table-cell office:value-type="float" office:value="0.0333545" calcext:value-type="float">
            <text:p>0,0333545</text:p>
          </table:table-cell>
          <table:table-cell office:value-type="float" office:value="0" calcext:value-type="float">
            <text:p>0</text:p>
          </table:table-cell>
          <table:table-cell office:value-type="float" office:value="0.0158526" calcext:value-type="float">
            <text:p>0,015852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71.7" calcext:value-type="float">
            <text:p>771,7</text:p>
          </table:table-cell>
          <table:table-cell office:value-type="float" office:value="84.4625" calcext:value-type="float">
            <text:p>84,4625</text:p>
          </table:table-cell>
          <table:table-cell office:value-type="float" office:value="15.5375" calcext:value-type="float">
            <text:p>15,5375</text:p>
          </table:table-cell>
          <table:table-cell table:number-columns-repeated="2" office:value-type="float" office:value="35.3971" calcext:value-type="float">
            <text:p>35,3971</text:p>
          </table:table-cell>
          <table:table-cell office:value-type="float" office:value="64.6029" calcext:value-type="float">
            <text:p>64,6029</text:p>
          </table:table-cell>
          <table:table-cell office:value-type="float" office:value="0" calcext:value-type="float">
            <text:p>0</text:p>
          </table:table-cell>
          <table:table-cell office:value-type="float" office:value="0.0185355" calcext:value-type="float">
            <text:p>0,0185355</text:p>
          </table:table-cell>
          <table:table-cell office:value-type="float" office:value="0" calcext:value-type="float">
            <text:p>0</text:p>
          </table:table-cell>
          <table:table-cell office:value-type="float" office:value="0.0049653" calcext:value-type="float">
            <text:p>0,004965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86.7" calcext:value-type="float">
            <text:p>1086,7</text:p>
          </table:table-cell>
          <table:table-cell office:value-type="float" office:value="66.83" calcext:value-type="float">
            <text:p>66,83</text:p>
          </table:table-cell>
          <table:table-cell office:value-type="float" office:value="33.17" calcext:value-type="float">
            <text:p>33,17</text:p>
          </table:table-cell>
          <table:table-cell table:number-columns-repeated="2" office:value-type="float" office:value="35.198" calcext:value-type="float">
            <text:p>35,198</text:p>
          </table:table-cell>
          <table:table-cell office:value-type="float" office:value="64.802" calcext:value-type="float">
            <text:p>64,802</text:p>
          </table:table-cell>
          <table:table-cell office:value-type="float" office:value="0" calcext:value-type="float">
            <text:p>0</text:p>
          </table:table-cell>
          <table:table-cell office:value-type="float" office:value="0.0525529" calcext:value-type="float">
            <text:p>0,0525529</text:p>
          </table:table-cell>
          <table:table-cell office:value-type="float" office:value="0" calcext:value-type="float">
            <text:p>0</text:p>
          </table:table-cell>
          <table:table-cell office:value-type="float" office:value="0.0135267" calcext:value-type="float">
            <text:p>0,01352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80.4" calcext:value-type="float">
            <text:p>1380,4</text:p>
          </table:table-cell>
          <table:table-cell office:value-type="float" office:value="87.0785" calcext:value-type="float">
            <text:p>87,0785</text:p>
          </table:table-cell>
          <table:table-cell office:value-type="float" office:value="12.9215" calcext:value-type="float">
            <text:p>12,9215</text:p>
          </table:table-cell>
          <table:table-cell table:number-columns-repeated="2" office:value-type="float" office:value="53.4697" calcext:value-type="float">
            <text:p>53,4697</text:p>
          </table:table-cell>
          <table:table-cell office:value-type="float" office:value="46.5303" calcext:value-type="float">
            <text:p>46,5303</text:p>
          </table:table-cell>
          <table:table-cell office:value-type="float" office:value="0" calcext:value-type="float">
            <text:p>0</text:p>
          </table:table-cell>
          <table:table-cell office:value-type="float" office:value="0.224234" calcext:value-type="float">
            <text:p>0,224234</text:p>
          </table:table-cell>
          <table:table-cell office:value-type="float" office:value="0" calcext:value-type="float">
            <text:p>0</text:p>
          </table:table-cell>
          <table:table-cell office:value-type="float" office:value="0.0432606" calcext:value-type="float">
            <text:p>0,043260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8.5" calcext:value-type="float">
            <text:p>7738,5</text:p>
          </table:table-cell>
          <table:table-cell office:value-type="float" office:value="99.8797" calcext:value-type="float">
            <text:p>99,8797</text:p>
          </table:table-cell>
          <table:table-cell office:value-type="float" office:value="0.12029" calcext:value-type="float">
            <text:p>0,12029</text:p>
          </table:table-cell>
          <table:table-cell table:number-columns-repeated="2" office:value-type="float" office:value="10.2074" calcext:value-type="float">
            <text:p>10,2074</text:p>
          </table:table-cell>
          <table:table-cell office:value-type="float" office:value="89.7926" calcext:value-type="float">
            <text:p>89,7926</text:p>
          </table:table-cell>
          <table:table-cell office:value-type="float" office:value="0" calcext:value-type="float">
            <text:p>0</text:p>
          </table:table-cell>
          <table:table-cell office:value-type="float" office:value="0.160594" calcext:value-type="float">
            <text:p>0,160594</text:p>
          </table:table-cell>
          <table:table-cell office:value-type="float" office:value="0" calcext:value-type="float">
            <text:p>0</text:p>
          </table:table-cell>
          <table:table-cell office:value-type="float" office:value="0.0346658" calcext:value-type="float">
            <text:p>0,034665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60.8" calcext:value-type="float">
            <text:p>5060,8</text:p>
          </table:table-cell>
          <table:table-cell office:value-type="float" office:value="99.3679" calcext:value-type="float">
            <text:p>99,3679</text:p>
          </table:table-cell>
          <table:table-cell office:value-type="float" office:value="0.632132" calcext:value-type="float">
            <text:p>0,632132</text:p>
          </table:table-cell>
          <table:table-cell table:number-columns-repeated="2" office:value-type="float" office:value="51.1757" calcext:value-type="float">
            <text:p>51,1757</text:p>
          </table:table-cell>
          <table:table-cell office:value-type="float" office:value="48.8243" calcext:value-type="float">
            <text:p>48,8243</text:p>
          </table:table-cell>
          <table:table-cell office:value-type="float" office:value="0" calcext:value-type="float">
            <text:p>0</text:p>
          </table:table-cell>
          <table:table-cell office:value-type="float" office:value="0.125896" calcext:value-type="float">
            <text:p>0,125896</text:p>
          </table:table-cell>
          <table:table-cell office:value-type="float" office:value="0" calcext:value-type="float">
            <text:p>0</text:p>
          </table:table-cell>
          <table:table-cell office:value-type="float" office:value="0.108801" calcext:value-type="float">
            <text:p>0,1088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4" calcext:value-type="float">
            <text:p>6654,4</text:p>
          </table:table-cell>
          <table:table-cell office:value-type="float" office:value="99.988" calcext:value-type="float">
            <text:p>99,988</text:p>
          </table:table-cell>
          <table:table-cell office:value-type="float" office:value="0.012012" calcext:value-type="float">
            <text:p>0,012012</text:p>
          </table:table-cell>
          <table:table-cell table:number-columns-repeated="2" office:value-type="float" office:value="50.7027" calcext:value-type="float">
            <text:p>50,7027</text:p>
          </table:table-cell>
          <table:table-cell office:value-type="float" office:value="49.2973" calcext:value-type="float">
            <text:p>49,2973</text:p>
          </table:table-cell>
          <table:table-cell office:value-type="float" office:value="0" calcext:value-type="float">
            <text:p>0</text:p>
          </table:table-cell>
          <table:table-cell office:value-type="float" office:value="0.138994" calcext:value-type="float">
            <text:p>0,138994</text:p>
          </table:table-cell>
          <table:table-cell office:value-type="float" office:value="0" calcext:value-type="float">
            <text:p>0</text:p>
          </table:table-cell>
          <table:table-cell office:value-type="float" office:value="0.146274" calcext:value-type="float">
            <text:p>0,14627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48.1" calcext:value-type="float">
            <text:p>2148,1</text:p>
          </table:table-cell>
          <table:table-cell office:value-type="float" office:value="78.6895" calcext:value-type="float">
            <text:p>78,6895</text:p>
          </table:table-cell>
          <table:table-cell office:value-type="float" office:value="21.3105" calcext:value-type="float">
            <text:p>21,3105</text:p>
          </table:table-cell>
          <table:table-cell table:number-columns-repeated="2" office:value-type="float" office:value="19.0676" calcext:value-type="float">
            <text:p>19,0676</text:p>
          </table:table-cell>
          <table:table-cell office:value-type="float" office:value="80.9324" calcext:value-type="float">
            <text:p>80,9324</text:p>
          </table:table-cell>
          <table:table-cell office:value-type="float" office:value="0" calcext:value-type="float">
            <text:p>0</text:p>
          </table:table-cell>
          <table:table-cell office:value-type="float" office:value="0.201152" calcext:value-type="float">
            <text:p>0,201152</text:p>
          </table:table-cell>
          <table:table-cell office:value-type="float" office:value="0" calcext:value-type="float">
            <text:p>0</text:p>
          </table:table-cell>
          <table:table-cell office:value-type="float" office:value="0.221186" calcext:value-type="float">
            <text:p>0,22118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7.4" calcext:value-type="float">
            <text:p>3697,4</text:p>
          </table:table-cell>
          <table:table-cell office:value-type="float" office:value="97.6424" calcext:value-type="float">
            <text:p>97,6424</text:p>
          </table:table-cell>
          <table:table-cell office:value-type="float" office:value="2.35758" calcext:value-type="float">
            <text:p>2,35758</text:p>
          </table:table-cell>
          <table:table-cell table:number-columns-repeated="2" office:value-type="float" office:value="8.89091" calcext:value-type="float">
            <text:p>8,89091</text:p>
          </table:table-cell>
          <table:table-cell office:value-type="float" office:value="91.1091" calcext:value-type="float">
            <text:p>91,1091</text:p>
          </table:table-cell>
          <table:table-cell office:value-type="float" office:value="0" calcext:value-type="float">
            <text:p>0</text:p>
          </table:table-cell>
          <table:table-cell office:value-type="float" office:value="0.214162" calcext:value-type="float">
            <text:p>0,214162</text:p>
          </table:table-cell>
          <table:table-cell office:value-type="float" office:value="0" calcext:value-type="float">
            <text:p>0</text:p>
          </table:table-cell>
          <table:table-cell office:value-type="float" office:value="0.21312" calcext:value-type="float">
            <text:p>0,213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586.9" calcext:value-type="float">
            <text:p>7586,9</text:p>
          </table:table-cell>
          <table:table-cell office:value-type="float" office:value="88.4011" calcext:value-type="float">
            <text:p>88,4011</text:p>
          </table:table-cell>
          <table:table-cell office:value-type="float" office:value="11.5989" calcext:value-type="float">
            <text:p>11,5989</text:p>
          </table:table-cell>
          <table:table-cell table:number-columns-repeated="2" office:value-type="float" office:value="3.895" calcext:value-type="float">
            <text:p>3,895</text:p>
          </table:table-cell>
          <table:table-cell office:value-type="float" office:value="96.105" calcext:value-type="float">
            <text:p>96,105</text:p>
          </table:table-cell>
          <table:table-cell office:value-type="float" office:value="0" calcext:value-type="float">
            <text:p>0</text:p>
          </table:table-cell>
          <table:table-cell office:value-type="float" office:value="0.286583" calcext:value-type="float">
            <text:p>0,286583</text:p>
          </table:table-cell>
          <table:table-cell office:value-type="float" office:value="0" calcext:value-type="float">
            <text:p>0</text:p>
          </table:table-cell>
          <table:table-cell office:value-type="float" office:value="0.149971" calcext:value-type="float">
            <text:p>0,149971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</number:text>
      <number:fill-character> </number:fill-character>
      <number:text>-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0:08:54.1593331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7T10:10:10.436042793</dc:date>
    <meta:editing-duration>P5DT16M17S</meta:editing-duration>
    <meta:editing-cycles>4</meta:editing-cycles>
    <meta:generator>LibreOffice/7.1.7.2$Linux_X86_64 LibreOffice_project/10$Build-2</meta:generator>
    <meta:document-statistic meta:table-count="4" meta:cell-count="2254" meta:object-count="0"/>
  </office:meta>
</office:document-meta>
</file>